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ohit Devanagari2" svg:font-family="'Lohit Devanagari'"/>
    <style:font-face style:name="Arial1" svg:font-family="Arial" style:font-family-generic="roman"/>
    <style:font-face style:name="Lohit Devanagari" svg:font-family="'Lohit Devanagari'" style:font-family-generic="roman"/>
    <style:font-face style:name="Arial2" svg:font-family="Arial"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iberation Sans1" svg:font-family="'Liberation Sans'" style:font-family-generic="system" style:font-pitch="variable"/>
    <style:font-face style:name="Lohit Devanagari1" svg:font-family="'Lohit Devanagari'" style:font-family-generic="system" style:font-pitch="variable"/>
    <style:font-face style:name="Tahoma" svg:font-family="Tahoma" style:font-family-generic="system" style:font-pitch="variable"/>
    <style:font-face style:name="WenQuanYi Zen Hei Sharp" svg:font-family="'WenQuanYi Zen Hei Sharp'" style:font-family-generic="system" style:font-pitch="variable"/>
  </office:font-face-decls>
  <office:automatic-styles>
    <style:style style:name="Table1" style:family="table">
      <style:table-properties style:width="4.6299in" table:align="margins" style:writing-mode="lr-tb"/>
    </style:style>
    <style:style style:name="Table1.A" style:family="table-column">
      <style:table-column-properties style:column-width="4.6299in" style:rel-column-width="65535*"/>
    </style:style>
    <style:style style:name="Table1.1" style:family="table-row">
      <style:table-row-properties style:min-row-height="0.1854in"/>
    </style:style>
    <style:style style:name="Table1.A1" style:family="table-cell">
      <style:table-cell-properties fo:padding="0.0382in" fo:border="0.05pt solid #000000"/>
    </style:style>
    <style:style style:name="Table2" style:family="table">
      <style:table-properties style:width="4.6299in" table:align="margins" style:writing-mode="lr-tb"/>
    </style:style>
    <style:style style:name="Table2.A" style:family="table-column">
      <style:table-column-properties style:column-width="4.6299in" style:rel-column-width="65535*"/>
    </style:style>
    <style:style style:name="Table2.A1" style:family="table-cell">
      <style:table-cell-properties fo:padding="0.0382in" fo:border="0.05pt solid #000000"/>
    </style:style>
    <style:style style:name="Table3" style:family="table">
      <style:table-properties style:width="4.6299in" table:align="margins" style:writing-mode="lr-tb"/>
    </style:style>
    <style:style style:name="Table3.A" style:family="table-column">
      <style:table-column-properties style:column-width="4.6299in" style:rel-column-width="65535*"/>
    </style:style>
    <style:style style:name="Table3.A1" style:family="table-cell">
      <style:table-cell-properties fo:padding="0.0382in" fo:border="0.05pt solid #000000"/>
    </style:style>
    <style:style style:name="Table44" style:family="table">
      <style:table-properties style:width="4.6299in" table:align="margins" style:writing-mode="lr-tb"/>
    </style:style>
    <style:style style:name="Table44.A" style:family="table-column">
      <style:table-column-properties style:column-width="4.6299in" style:rel-column-width="65535*"/>
    </style:style>
    <style:style style:name="Table44.A1" style:family="table-cell">
      <style:table-cell-properties fo:padding="0.0382in" fo:border="0.05pt solid #000000"/>
    </style:style>
    <style:style style:name="Table45" style:family="table">
      <style:table-properties style:width="4.6299in" table:align="margins" style:writing-mode="lr-tb"/>
    </style:style>
    <style:style style:name="Table45.A" style:family="table-column">
      <style:table-column-properties style:column-width="4.6299in" style:rel-column-width="65535*"/>
    </style:style>
    <style:style style:name="Table45.A1" style:family="table-cell">
      <style:table-cell-properties fo:padding="0.0382in" fo:border="0.05pt solid #000000"/>
    </style:style>
    <style:style style:name="Table46" style:family="table">
      <style:table-properties style:width="4.6299in" table:align="margins" style:writing-mode="lr-tb"/>
    </style:style>
    <style:style style:name="Table46.A" style:family="table-column">
      <style:table-column-properties style:column-width="4.6299in" style:rel-column-width="65535*"/>
    </style:style>
    <style:style style:name="Table46.A1" style:family="table-cell">
      <style:table-cell-properties fo:padding="0.0382in" fo:border="0.05pt solid #000000"/>
    </style:style>
    <style:style style:name="Table47" style:family="table">
      <style:table-properties style:width="4.6299in" table:align="margins" style:writing-mode="lr-tb"/>
    </style:style>
    <style:style style:name="Table47.A" style:family="table-column">
      <style:table-column-properties style:column-width="4.6299in" style:rel-column-width="65535*"/>
    </style:style>
    <style:style style:name="Table47.A1" style:family="table-cell">
      <style:table-cell-properties fo:padding="0.0382in" fo:border="0.05pt solid #000000"/>
    </style:style>
    <style:style style:name="Table48" style:family="table">
      <style:table-properties style:width="4.6299in" table:align="margins" style:writing-mode="lr-tb"/>
    </style:style>
    <style:style style:name="Table48.A" style:family="table-column">
      <style:table-column-properties style:column-width="4.6299in" style:rel-column-width="65535*"/>
    </style:style>
    <style:style style:name="Table48.A1" style:family="table-cell">
      <style:table-cell-properties fo:padding="0.0382in" fo:border="0.05pt solid #000000"/>
    </style:style>
    <style:style style:name="Table49" style:family="table">
      <style:table-properties style:width="4.6299in" table:align="margins" style:writing-mode="lr-tb"/>
    </style:style>
    <style:style style:name="Table49.A" style:family="table-column">
      <style:table-column-properties style:column-width="4.6299in" style:rel-column-width="65535*"/>
    </style:style>
    <style:style style:name="Table49.A1" style:family="table-cell">
      <style:table-cell-properties fo:padding="0.0382in" fo:border="0.05pt solid #000000"/>
    </style:style>
    <style:style style:name="Table50" style:family="table">
      <style:table-properties style:width="4.6299in" table:align="margins" style:writing-mode="lr-tb"/>
    </style:style>
    <style:style style:name="Table50.A" style:family="table-column">
      <style:table-column-properties style:column-width="4.6299in" style:rel-column-width="65535*"/>
    </style:style>
    <style:style style:name="Table50.A1" style:family="table-cell">
      <style:table-cell-properties fo:padding="0.0382in" fo:border="0.05pt solid #000000"/>
    </style:style>
    <style:style style:name="Table51" style:family="table">
      <style:table-properties style:width="4.6299in" table:align="margins" style:writing-mode="lr-tb"/>
    </style:style>
    <style:style style:name="Table51.A" style:family="table-column">
      <style:table-column-properties style:column-width="4.6299in" style:rel-column-width="65535*"/>
    </style:style>
    <style:style style:name="Table51.A1" style:family="table-cell">
      <style:table-cell-properties fo:padding="0.0382in" fo:border="0.05pt solid #000000"/>
    </style:style>
    <style:style style:name="Table5" style:family="table">
      <style:table-properties style:width="4.6299in" table:align="margins" style:writing-mode="lr-tb"/>
    </style:style>
    <style:style style:name="Table5.A" style:family="table-column">
      <style:table-column-properties style:column-width="4.6299in" style:rel-column-width="65535*"/>
    </style:style>
    <style:style style:name="Table5.A1" style:family="table-cell">
      <style:table-cell-properties fo:padding="0.0382in" fo:border="0.05pt solid #000000"/>
    </style:style>
    <style:style style:name="Table22" style:family="table">
      <style:table-properties style:width="4.6299in" table:align="margins" style:writing-mode="lr-tb"/>
    </style:style>
    <style:style style:name="Table22.A" style:family="table-column">
      <style:table-column-properties style:column-width="4.6299in" style:rel-column-width="65535*"/>
    </style:style>
    <style:style style:name="Table22.A1" style:family="table-cell">
      <style:table-cell-properties fo:padding="0.0382in" fo:border="0.05pt solid #000000"/>
    </style:style>
    <style:style style:name="Table23" style:family="table">
      <style:table-properties style:width="4.6299in" table:align="margins" style:writing-mode="lr-tb"/>
    </style:style>
    <style:style style:name="Table23.A" style:family="table-column">
      <style:table-column-properties style:column-width="4.6299in" style:rel-column-width="65535*"/>
    </style:style>
    <style:style style:name="Table23.A1" style:family="table-cell">
      <style:table-cell-properties fo:padding="0.0382in" fo:border="0.05pt solid #000000"/>
    </style:style>
    <style:style style:name="Table21" style:family="table">
      <style:table-properties style:width="4.6299in" table:align="margins" style:writing-mode="lr-tb"/>
    </style:style>
    <style:style style:name="Table21.A" style:family="table-column">
      <style:table-column-properties style:column-width="4.6299in" style:rel-column-width="65535*"/>
    </style:style>
    <style:style style:name="Table21.A1" style:family="table-cell">
      <style:table-cell-properties fo:padding="0.0382in" fo:border="0.05pt solid #000000"/>
    </style:style>
    <style:style style:name="Table6" style:family="table">
      <style:table-properties style:width="4.6299in" table:align="margins" style:writing-mode="lr-tb"/>
    </style:style>
    <style:style style:name="Table6.A" style:family="table-column">
      <style:table-column-properties style:column-width="4.6299in" style:rel-column-width="65535*"/>
    </style:style>
    <style:style style:name="Table6.A1" style:family="table-cell">
      <style:table-cell-properties fo:padding="0.0382in" fo:border="0.05pt solid #000000"/>
    </style:style>
    <style:style style:name="Table52" style:family="table">
      <style:table-properties style:width="4.6299in" table:align="margins" style:writing-mode="lr-tb"/>
    </style:style>
    <style:style style:name="Table52.A" style:family="table-column">
      <style:table-column-properties style:column-width="4.6299in" style:rel-column-width="65535*"/>
    </style:style>
    <style:style style:name="Table52.A1" style:family="table-cell">
      <style:table-cell-properties fo:padding="0.0382in" fo:border="0.05pt solid #000000"/>
    </style:style>
    <style:style style:name="Table53" style:family="table">
      <style:table-properties style:width="4.6299in" table:align="margins" style:writing-mode="lr-tb"/>
    </style:style>
    <style:style style:name="Table53.A" style:family="table-column">
      <style:table-column-properties style:column-width="4.6299in" style:rel-column-width="65535*"/>
    </style:style>
    <style:style style:name="Table53.A1" style:family="table-cell">
      <style:table-cell-properties fo:padding="0.0382in" fo:border="0.05pt solid #000000"/>
    </style:style>
    <style:style style:name="Table54" style:family="table">
      <style:table-properties style:width="4.6299in" table:align="margins" style:writing-mode="lr-tb"/>
    </style:style>
    <style:style style:name="Table54.A" style:family="table-column">
      <style:table-column-properties style:column-width="4.6299in" style:rel-column-width="65535*"/>
    </style:style>
    <style:style style:name="Table54.A1" style:family="table-cell">
      <style:table-cell-properties fo:padding="0.0382in" fo:border="0.05pt solid #000000"/>
    </style:style>
    <style:style style:name="Table55" style:family="table">
      <style:table-properties style:width="4.6299in" table:align="margins" style:writing-mode="lr-tb"/>
    </style:style>
    <style:style style:name="Table55.A" style:family="table-column">
      <style:table-column-properties style:column-width="4.6299in" style:rel-column-width="65535*"/>
    </style:style>
    <style:style style:name="Table55.A1" style:family="table-cell">
      <style:table-cell-properties fo:padding="0.0382in" fo:border="0.05pt solid #000000"/>
    </style:style>
    <style:style style:name="Table56" style:family="table">
      <style:table-properties style:width="4.6299in" table:align="margins" style:writing-mode="lr-tb"/>
    </style:style>
    <style:style style:name="Table56.A" style:family="table-column">
      <style:table-column-properties style:column-width="4.6299in" style:rel-column-width="65535*"/>
    </style:style>
    <style:style style:name="Table56.A1" style:family="table-cell">
      <style:table-cell-properties fo:padding="0.0382in" fo:border="0.05pt solid #000000"/>
    </style:style>
    <style:style style:name="Table57" style:family="table">
      <style:table-properties style:width="4.6299in" table:align="margins" style:writing-mode="lr-tb"/>
    </style:style>
    <style:style style:name="Table57.A" style:family="table-column">
      <style:table-column-properties style:column-width="4.6299in" style:rel-column-width="65535*"/>
    </style:style>
    <style:style style:name="Table57.A1" style:family="table-cell">
      <style:table-cell-properties fo:padding="0.0382in" fo:border="0.05pt solid #000000"/>
    </style:style>
    <style:style style:name="Table58" style:family="table">
      <style:table-properties style:width="4.6299in" table:align="margins" style:writing-mode="lr-tb"/>
    </style:style>
    <style:style style:name="Table58.A" style:family="table-column">
      <style:table-column-properties style:column-width="4.6299in" style:rel-column-width="65535*"/>
    </style:style>
    <style:style style:name="Table58.A1" style:family="table-cell">
      <style:table-cell-properties fo:padding="0.0382in" fo:border="0.05pt solid #000000"/>
    </style:style>
    <style:style style:name="Table59" style:family="table">
      <style:table-properties style:width="4.6299in" table:align="margins" style:writing-mode="lr-tb"/>
    </style:style>
    <style:style style:name="Table59.A" style:family="table-column">
      <style:table-column-properties style:column-width="4.6299in" style:rel-column-width="65535*"/>
    </style:style>
    <style:style style:name="Table59.A1" style:family="table-cell">
      <style:table-cell-properties fo:padding="0.0382in" fo:border="0.05pt solid #000000"/>
    </style:style>
    <style:style style:name="Table60" style:family="table">
      <style:table-properties style:width="4.6299in" table:align="margins" style:writing-mode="lr-tb"/>
    </style:style>
    <style:style style:name="Table60.A" style:family="table-column">
      <style:table-column-properties style:column-width="4.6299in" style:rel-column-width="65535*"/>
    </style:style>
    <style:style style:name="Table60.A1" style:family="table-cell">
      <style:table-cell-properties fo:padding="0.0382in" fo:border="0.05pt solid #000000"/>
    </style:style>
    <style:style style:name="Table61" style:family="table">
      <style:table-properties style:width="4.6299in" table:align="margins" style:writing-mode="lr-tb"/>
    </style:style>
    <style:style style:name="Table61.A" style:family="table-column">
      <style:table-column-properties style:column-width="4.6299in" style:rel-column-width="65535*"/>
    </style:style>
    <style:style style:name="Table61.A1" style:family="table-cell">
      <style:table-cell-properties fo:padding="0.0382in" fo:border="0.05pt solid #000000"/>
    </style:style>
    <style:style style:name="Table62" style:family="table">
      <style:table-properties style:width="4.6299in" table:align="margins" style:writing-mode="lr-tb"/>
    </style:style>
    <style:style style:name="Table62.A" style:family="table-column">
      <style:table-column-properties style:column-width="4.6299in" style:rel-column-width="65535*"/>
    </style:style>
    <style:style style:name="Table62.A1" style:family="table-cell">
      <style:table-cell-properties fo:padding="0.0382in" fo:border="0.05pt solid #000000"/>
    </style:style>
    <style:style style:name="Table7" style:family="table">
      <style:table-properties style:width="4.6299in" table:align="margins" style:writing-mode="lr-tb"/>
    </style:style>
    <style:style style:name="Table7.A" style:family="table-column">
      <style:table-column-properties style:column-width="4.6299in" style:rel-column-width="65535*"/>
    </style:style>
    <style:style style:name="Table7.A1" style:family="table-cell">
      <style:table-cell-properties fo:padding="0.0382in" fo:border="0.05pt solid #000000"/>
    </style:style>
    <style:style style:name="Table8" style:family="table">
      <style:table-properties style:width="4.6299in" table:align="margins" style:writing-mode="lr-tb"/>
    </style:style>
    <style:style style:name="Table8.A" style:family="table-column">
      <style:table-column-properties style:column-width="4.6299in" style:rel-column-width="65535*"/>
    </style:style>
    <style:style style:name="Table8.A1" style:family="table-cell">
      <style:table-cell-properties fo:padding="0.0382in" fo:border="0.05pt solid #000000"/>
    </style:style>
    <style:style style:name="Table9" style:family="table">
      <style:table-properties style:width="4.6299in" table:align="margins" style:writing-mode="lr-tb"/>
    </style:style>
    <style:style style:name="Table9.A" style:family="table-column">
      <style:table-column-properties style:column-width="4.6299in" style:rel-column-width="65535*"/>
    </style:style>
    <style:style style:name="Table9.A1" style:family="table-cell">
      <style:table-cell-properties fo:padding="0.0382in" fo:border="0.05pt solid #000000"/>
    </style:style>
    <style:style style:name="Table43" style:family="table">
      <style:table-properties style:width="4.6299in" table:align="margins" style:writing-mode="lr-tb"/>
    </style:style>
    <style:style style:name="Table43.A" style:family="table-column">
      <style:table-column-properties style:column-width="4.6299in" style:rel-column-width="65535*"/>
    </style:style>
    <style:style style:name="Table43.A1" style:family="table-cell">
      <style:table-cell-properties fo:padding="0.0382in" fo:border="0.05pt solid #000000"/>
    </style:style>
    <style:style style:name="Table24" style:family="table">
      <style:table-properties style:width="4.6299in" table:align="margins" style:writing-mode="lr-tb"/>
    </style:style>
    <style:style style:name="Table24.A" style:family="table-column">
      <style:table-column-properties style:column-width="4.6299in" style:rel-column-width="65535*"/>
    </style:style>
    <style:style style:name="Table24.A1" style:family="table-cell">
      <style:table-cell-properties fo:padding="0.0382in" fo:border="0.05pt solid #000000"/>
    </style:style>
    <style:style style:name="Table25" style:family="table">
      <style:table-properties style:width="4.6299in" table:align="margins" style:writing-mode="lr-tb"/>
    </style:style>
    <style:style style:name="Table25.A" style:family="table-column">
      <style:table-column-properties style:column-width="4.6299in" style:rel-column-width="65535*"/>
    </style:style>
    <style:style style:name="Table25.A1" style:family="table-cell">
      <style:table-cell-properties fo:padding="0.0382in" fo:border="0.05pt solid #000000"/>
    </style:style>
    <style:style style:name="Table10" style:family="table">
      <style:table-properties style:width="4.6299in" table:align="margins" style:writing-mode="lr-tb"/>
    </style:style>
    <style:style style:name="Table10.A" style:family="table-column">
      <style:table-column-properties style:column-width="4.6299in" style:rel-column-width="65535*"/>
    </style:style>
    <style:style style:name="Table10.A1" style:family="table-cell">
      <style:table-cell-properties fo:padding="0.0382in" fo:border="0.05pt solid #000000"/>
    </style:style>
    <style:style style:name="Table11" style:family="table">
      <style:table-properties style:width="4.6299in" table:align="margins" style:writing-mode="lr-tb"/>
    </style:style>
    <style:style style:name="Table11.A" style:family="table-column">
      <style:table-column-properties style:column-width="4.6299in" style:rel-column-width="65535*"/>
    </style:style>
    <style:style style:name="Table11.A1" style:family="table-cell">
      <style:table-cell-properties fo:padding="0.0382in" fo:border="0.05pt solid #000000"/>
    </style:style>
    <style:style style:name="Table29" style:family="table">
      <style:table-properties style:width="4.6299in" table:align="margins" style:may-break-between-rows="false" style:writing-mode="lr-tb"/>
    </style:style>
    <style:style style:name="Table29.A" style:family="table-column">
      <style:table-column-properties style:column-width="4.6299in" style:rel-column-width="65535*"/>
    </style:style>
    <style:style style:name="Table29.1" style:family="table-row">
      <style:table-row-properties style:min-row-height="0.0625in"/>
    </style:style>
    <style:style style:name="Table29.A1" style:family="table-cell">
      <style:table-cell-properties fo:padding="0.0382in" fo:border="0.05pt solid #000000"/>
    </style:style>
    <style:style style:name="Table32" style:family="table">
      <style:table-properties style:width="4.6299in" table:align="margins" style:may-break-between-rows="false" style:writing-mode="lr-tb"/>
    </style:style>
    <style:style style:name="Table32.A" style:family="table-column">
      <style:table-column-properties style:column-width="4.6299in" style:rel-column-width="65535*"/>
    </style:style>
    <style:style style:name="Table32.1" style:family="table-row">
      <style:table-row-properties style:min-row-height="0.0625in"/>
    </style:style>
    <style:style style:name="Table32.A1" style:family="table-cell">
      <style:table-cell-properties fo:padding="0.0382in" fo:border="0.05pt solid #000000"/>
    </style:style>
    <style:style style:name="Table30" style:family="table">
      <style:table-properties style:width="4.6299in" table:align="margins" style:may-break-between-rows="false" style:writing-mode="lr-tb"/>
    </style:style>
    <style:style style:name="Table30.A" style:family="table-column">
      <style:table-column-properties style:column-width="4.6299in" style:rel-column-width="65535*"/>
    </style:style>
    <style:style style:name="Table30.1" style:family="table-row">
      <style:table-row-properties style:min-row-height="0.0625in"/>
    </style:style>
    <style:style style:name="Table30.A1" style:family="table-cell">
      <style:table-cell-properties fo:padding="0.0382in" fo:border="0.05pt solid #000000"/>
    </style:style>
    <style:style style:name="Table15" style:family="table">
      <style:table-properties style:width="4.6299in" table:align="margins" style:may-break-between-rows="false" style:writing-mode="lr-tb"/>
    </style:style>
    <style:style style:name="Table15.A" style:family="table-column">
      <style:table-column-properties style:column-width="4.6299in" style:rel-column-width="65535*"/>
    </style:style>
    <style:style style:name="Table15.1" style:family="table-row">
      <style:table-row-properties style:min-row-height="0.0625in"/>
    </style:style>
    <style:style style:name="Table15.A1" style:family="table-cell">
      <style:table-cell-properties fo:padding="0.0382in" fo:border="0.05pt solid #000000"/>
    </style:style>
    <style:style style:name="Table36" style:family="table">
      <style:table-properties style:width="4.6299in" table:align="margins" style:may-break-between-rows="false" style:writing-mode="lr-tb"/>
    </style:style>
    <style:style style:name="Table36.A" style:family="table-column">
      <style:table-column-properties style:column-width="4.6299in" style:rel-column-width="65535*"/>
    </style:style>
    <style:style style:name="Table36.1" style:family="table-row">
      <style:table-row-properties style:min-row-height="0.0625in"/>
    </style:style>
    <style:style style:name="Table36.A1" style:family="table-cell">
      <style:table-cell-properties fo:padding="0.0382in" fo:border="0.05pt solid #000000"/>
    </style:style>
    <style:style style:name="Table34" style:family="table">
      <style:table-properties style:width="4.6299in" table:align="margins" style:may-break-between-rows="false" style:writing-mode="lr-tb"/>
    </style:style>
    <style:style style:name="Table34.A" style:family="table-column">
      <style:table-column-properties style:column-width="4.6299in" style:rel-column-width="65535*"/>
    </style:style>
    <style:style style:name="Table34.1" style:family="table-row">
      <style:table-row-properties style:min-row-height="0.0625in"/>
    </style:style>
    <style:style style:name="Table34.A1" style:family="table-cell">
      <style:table-cell-properties fo:padding="0.0382in" fo:border="0.05pt solid #000000"/>
    </style:style>
    <style:style style:name="Table35" style:family="table">
      <style:table-properties style:width="4.6299in" table:align="margins" style:writing-mode="lr-tb"/>
    </style:style>
    <style:style style:name="Table35.A" style:family="table-column">
      <style:table-column-properties style:column-width="4.6299in" style:rel-column-width="65535*"/>
    </style:style>
    <style:style style:name="Table35.A1" style:family="table-cell">
      <style:table-cell-properties fo:padding="0.0382in" fo:border="0.05pt solid #000000"/>
    </style:style>
    <style:style style:name="Table33" style:family="table">
      <style:table-properties style:width="4.6299in" table:align="margins" style:may-break-between-rows="false" style:writing-mode="lr-tb"/>
    </style:style>
    <style:style style:name="Table33.A" style:family="table-column">
      <style:table-column-properties style:column-width="4.6299in" style:rel-column-width="65535*"/>
    </style:style>
    <style:style style:name="Table33.1" style:family="table-row">
      <style:table-row-properties style:min-row-height="0.0625in"/>
    </style:style>
    <style:style style:name="Table33.A1" style:family="table-cell">
      <style:table-cell-properties fo:padding="0.0382in" fo:border="0.05pt solid #000000"/>
    </style:style>
    <style:style style:name="Table31" style:family="table">
      <style:table-properties style:width="4.6299in" table:align="margins" style:may-break-between-rows="false" style:writing-mode="lr-tb"/>
    </style:style>
    <style:style style:name="Table31.A" style:family="table-column">
      <style:table-column-properties style:column-width="4.6299in" style:rel-column-width="65535*"/>
    </style:style>
    <style:style style:name="Table31.1" style:family="table-row">
      <style:table-row-properties style:min-row-height="0.0625in"/>
    </style:style>
    <style:style style:name="Table31.A1" style:family="table-cell">
      <style:table-cell-properties fo:padding="0.0382in" fo:border="0.05pt solid #000000"/>
    </style:style>
    <style:style style:name="Table16" style:family="table">
      <style:table-properties style:width="4.6299in" table:align="margins" style:writing-mode="lr-tb"/>
    </style:style>
    <style:style style:name="Table16.A" style:family="table-column">
      <style:table-column-properties style:column-width="4.6299in" style:rel-column-width="65535*"/>
    </style:style>
    <style:style style:name="Table16.A1" style:family="table-cell">
      <style:table-cell-properties fo:padding="0.0382in" fo:border="0.05pt solid #000000"/>
    </style:style>
    <style:style style:name="Table38" style:family="table">
      <style:table-properties style:width="4.6299in" table:align="margins" style:may-break-between-rows="true" style:writing-mode="lr-tb"/>
    </style:style>
    <style:style style:name="Table38.A" style:family="table-column">
      <style:table-column-properties style:column-width="4.6299in" style:rel-column-width="65535*"/>
    </style:style>
    <style:style style:name="Table38.1" style:family="table-row">
      <style:table-row-properties style:min-row-height="0.0625in"/>
    </style:style>
    <style:style style:name="Table38.A1" style:family="table-cell">
      <style:table-cell-properties fo:padding="0.0382in" fo:border="0.05pt solid #000000"/>
    </style:style>
    <style:style style:name="Table37" style:family="table">
      <style:table-properties style:width="4.6299in" table:align="margins" style:writing-mode="lr-tb"/>
    </style:style>
    <style:style style:name="Table37.A" style:family="table-column">
      <style:table-column-properties style:column-width="4.6299in" style:rel-column-width="65535*"/>
    </style:style>
    <style:style style:name="Table37.A1" style:family="table-cell">
      <style:table-cell-properties fo:padding="0.0382in" fo:border="0.05pt solid #000000"/>
    </style:style>
    <style:style style:name="Table41" style:family="table">
      <style:table-properties style:width="4.6299in" table:align="margins" style:writing-mode="lr-tb"/>
    </style:style>
    <style:style style:name="Table41.A" style:family="table-column">
      <style:table-column-properties style:column-width="4.6299in" style:rel-column-width="65535*"/>
    </style:style>
    <style:style style:name="Table41.A1" style:family="table-cell">
      <style:table-cell-properties fo:padding="0.0382in" fo:border="0.05pt solid #000000"/>
    </style:style>
    <style:style style:name="Table42" style:family="table">
      <style:table-properties style:width="4.6299in" table:align="margins" style:writing-mode="lr-tb"/>
    </style:style>
    <style:style style:name="Table42.A" style:family="table-column">
      <style:table-column-properties style:column-width="4.6299in" style:rel-column-width="65535*"/>
    </style:style>
    <style:style style:name="Table42.A1" style:family="table-cell">
      <style:table-cell-properties fo:padding="0.0382in" fo:border="0.05pt solid #000000"/>
    </style:style>
    <style:style style:name="Table4" style:family="table">
      <style:table-properties style:width="4.6299in" table:align="margins" style:writing-mode="lr-tb"/>
    </style:style>
    <style:style style:name="Table4.A" style:family="table-column">
      <style:table-column-properties style:column-width="4.6299in" style:rel-column-width="65535*"/>
    </style:style>
    <style:style style:name="Table4.A1" style:family="table-cell">
      <style:table-cell-properties fo:padding="0.0382in" fo:border="0.05pt solid #000000"/>
    </style:style>
    <style:style style:name="Table12" style:family="table">
      <style:table-properties style:width="4.6299in" table:align="margins" style:writing-mode="lr-tb"/>
    </style:style>
    <style:style style:name="Table12.A" style:family="table-column">
      <style:table-column-properties style:column-width="4.6299in" style:rel-column-width="65535*"/>
    </style:style>
    <style:style style:name="Table12.A1" style:family="table-cell">
      <style:table-cell-properties fo:padding="0.0382in" fo:border="0.05pt solid #000000"/>
    </style:style>
    <style:style style:name="Table13" style:family="table">
      <style:table-properties style:width="4.6299in" table:align="margins" style:writing-mode="lr-tb"/>
    </style:style>
    <style:style style:name="Table13.A" style:family="table-column">
      <style:table-column-properties style:column-width="4.6299in" style:rel-column-width="65535*"/>
    </style:style>
    <style:style style:name="Table13.A1" style:family="table-cell">
      <style:table-cell-properties fo:padding="0.0382in" fo:border="0.05pt solid #000000"/>
    </style:style>
    <style:style style:name="Table14" style:family="table">
      <style:table-properties style:width="4.6299in" table:align="margins" style:writing-mode="lr-tb"/>
    </style:style>
    <style:style style:name="Table14.A" style:family="table-column">
      <style:table-column-properties style:column-width="4.6299in" style:rel-column-width="65535*"/>
    </style:style>
    <style:style style:name="Table14.A1" style:family="table-cell">
      <style:table-cell-properties fo:padding="0.0382in" fo:border="0.05pt solid #000000"/>
    </style:style>
    <style:style style:name="Table26" style:family="table">
      <style:table-properties style:width="4.6299in" table:align="margins" style:writing-mode="lr-tb"/>
    </style:style>
    <style:style style:name="Table26.A" style:family="table-column">
      <style:table-column-properties style:column-width="4.6299in" style:rel-column-width="65535*"/>
    </style:style>
    <style:style style:name="Table26.A1" style:family="table-cell">
      <style:table-cell-properties fo:padding="0.0382in" fo:border="0.05pt solid #000000"/>
    </style:style>
    <style:style style:name="Table27" style:family="table">
      <style:table-properties style:width="4.6299in" table:align="margins" style:writing-mode="lr-tb"/>
    </style:style>
    <style:style style:name="Table27.A" style:family="table-column">
      <style:table-column-properties style:column-width="4.6299in" style:rel-column-width="65535*"/>
    </style:style>
    <style:style style:name="Table27.A1" style:family="table-cell">
      <style:table-cell-properties fo:padding="0.0382in" fo:border="0.05pt solid #000000"/>
    </style:style>
    <style:style style:name="Table63" style:family="table">
      <style:table-properties style:width="4.6299in" table:align="margins" style:writing-mode="lr-tb"/>
    </style:style>
    <style:style style:name="Table63.A" style:family="table-column">
      <style:table-column-properties style:column-width="4.6299in" style:rel-column-width="65535*"/>
    </style:style>
    <style:style style:name="Table63.A1" style:family="table-cell">
      <style:table-cell-properties fo:padding="0.0382in" fo:border="0.05pt solid #000000"/>
    </style:style>
    <style:style style:name="Table17" style:family="table">
      <style:table-properties style:width="4.6299in" table:align="margins" style:writing-mode="lr-tb"/>
    </style:style>
    <style:style style:name="Table17.A" style:family="table-column">
      <style:table-column-properties style:column-width="4.6299in" style:rel-column-width="65535*"/>
    </style:style>
    <style:style style:name="Table17.A1" style:family="table-cell">
      <style:table-cell-properties fo:padding="0.0382in" fo:border="0.05pt solid #000000"/>
    </style:style>
    <style:style style:name="Table39" style:family="table">
      <style:table-properties style:width="4.6299in" table:align="margins" style:writing-mode="lr-tb"/>
    </style:style>
    <style:style style:name="Table39.A" style:family="table-column">
      <style:table-column-properties style:column-width="4.6299in" style:rel-column-width="65535*"/>
    </style:style>
    <style:style style:name="Table39.A1" style:family="table-cell">
      <style:table-cell-properties fo:padding="0.0382in" fo:border="0.05pt solid #000000"/>
    </style:style>
    <style:style style:name="Table40" style:family="table">
      <style:table-properties style:width="4.6299in" table:align="margins" style:writing-mode="lr-tb"/>
    </style:style>
    <style:style style:name="Table40.A" style:family="table-column">
      <style:table-column-properties style:column-width="4.6299in" style:rel-column-width="65535*"/>
    </style:style>
    <style:style style:name="Table40.A1" style:family="table-cell">
      <style:table-cell-properties fo:padding="0.0382in" fo:border="0.05pt solid #000000"/>
    </style:style>
    <style:style style:name="Table18" style:family="table">
      <style:table-properties style:width="4.6299in" table:align="margins" style:writing-mode="lr-tb"/>
    </style:style>
    <style:style style:name="Table18.A" style:family="table-column">
      <style:table-column-properties style:column-width="4.6299in" style:rel-column-width="65535*"/>
    </style:style>
    <style:style style:name="Table18.A1" style:family="table-cell">
      <style:table-cell-properties fo:padding="0.0382in" fo:border="0.05pt solid #000000"/>
    </style:style>
    <style:style style:name="Table19" style:family="table">
      <style:table-properties style:width="4.6299in" table:align="margins" style:writing-mode="lr-tb"/>
    </style:style>
    <style:style style:name="Table19.A" style:family="table-column">
      <style:table-column-properties style:column-width="4.6299in" style:rel-column-width="65535*"/>
    </style:style>
    <style:style style:name="Table19.A1" style:family="table-cell">
      <style:table-cell-properties fo:padding="0.0382in" fo:border="0.05pt solid #000000"/>
    </style:style>
    <style:style style:name="Table20" style:family="table">
      <style:table-properties style:width="4.6299in" table:align="margins" style:writing-mode="lr-tb"/>
    </style:style>
    <style:style style:name="Table20.A" style:family="table-column">
      <style:table-column-properties style:column-width="4.6299in" style:rel-column-width="65535*"/>
    </style:style>
    <style:style style:name="Table20.A1" style:family="table-cell">
      <style:table-cell-properties fo:padding="0.0382in" fo:border="0.05pt solid #000000"/>
    </style:style>
    <style:style style:name="Table28" style:family="table">
      <style:table-properties style:width="4.6299in" table:align="margins" style:writing-mode="lr-tb"/>
    </style:style>
    <style:style style:name="Table28.A" style:family="table-column">
      <style:table-column-properties style:column-width="4.6299in" style:rel-column-width="65535*"/>
    </style:style>
    <style:style style:name="Table28.1" style:family="table-row">
      <style:table-row-properties fo:keep-together="always"/>
    </style:style>
    <style:style style:name="Table28.A1" style:family="table-cell">
      <style:table-cell-properties fo:padding="0.0382in" fo:border="0.05pt solid #000000"/>
    </style:style>
    <style:style style:name="P1" style:family="paragraph" style:parent-style-name="Header">
      <style:text-properties style:font-name="Arial2" fo:font-size="10pt" style:font-size-asian="10pt" style:font-size-complex="10pt"/>
    </style:style>
    <style:style style:name="P2" style:family="paragraph" style:parent-style-name="Footer">
      <style:paragraph-properties fo:margin-left="0in" fo:margin-right="0in" fo:text-align="center" style:justify-single-word="false" fo:text-indent="0in" style:auto-text-indent="false"/>
      <style:text-properties fo:font-size="10pt" style:font-size-asian="10pt" style:font-size-complex="10pt"/>
    </style:style>
    <style:style style:name="P3" style:family="paragraph" style:parent-style-name="Default_7e_LT_7e_Gliederung_20_1">
      <style:paragraph-properties fo:margin-left="0in" fo:margin-right="0in" fo:margin-top="0in" fo:margin-bottom="0in" style:contextual-spacing="false" fo:text-align="start" style:justify-single-word="false" fo:orphans="2" fo:widows="2" fo:text-indent="0in" style:auto-text-indent="false" style:writing-mode="lr-tb">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loext:opacity="100%" style:font-name="Arial2" fo:font-size="10pt" fo:font-style="normal" style:text-underline-style="none" fo:font-weight="normal" style:font-size-asian="10pt" style:font-style-asian="normal" style:font-weight-asian="normal" style:font-size-complex="10pt" style:font-style-complex="normal" style:font-weight-complex="normal"/>
    </style:style>
    <style:style style:name="P4" style:family="paragraph" style:parent-style-name="Default_7e_LT_7e_Gliederung_20_1">
      <style:paragraph-properties fo:margin-left="0in" fo:margin-right="0in" fo:margin-top="0in" fo:margin-bottom="0in" style:contextual-spacing="false" fo:text-align="start" style:justify-single-word="false" fo:orphans="2" fo:widows="2" fo:text-indent="0in" style:auto-text-indent="false" style:writing-mode="lr-tb">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loext:opacity="100%" style:font-name="Arial2" fo:font-size="10pt" fo:font-style="normal" style:text-underline-style="none" fo:font-weight="normal" officeooo:rsid="002606a8" officeooo:paragraph-rsid="002606a8" style:font-size-asian="10pt" style:font-style-asian="normal" style:font-weight-asian="normal" style:font-size-complex="10pt" style:font-style-complex="normal" style:font-weight-complex="normal"/>
    </style:style>
    <style:style style:name="P5" style:family="paragraph" style:parent-style-name="Default_7e_LT_7e_Gliederung_20_1">
      <style:paragraph-properties fo:margin-left="0in" fo:margin-right="0in" fo:margin-top="0in" fo:margin-bottom="0in" style:contextual-spacing="false" fo:text-align="start" style:justify-single-word="false" fo:orphans="2" fo:widows="2" fo:text-indent="0in" style:auto-text-indent="false" style:writing-mode="lr-tb">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loext:opacity="100%" style:font-name="Arial2" fo:font-size="10pt" fo:font-style="normal" style:text-underline-style="none" fo:font-weight="normal" style:font-size-asian="8.75pt" style:font-style-asian="normal" style:font-weight-asian="normal" style:font-size-complex="10pt" style:font-style-complex="normal" style:font-weight-complex="normal"/>
    </style:style>
    <style:style style:name="P6" style:family="paragraph" style:parent-style-name="Default_7e_LT_7e_Gliederung_20_1">
      <style:paragraph-properties fo:margin-left="0in" fo:margin-right="0in" fo:margin-top="0in" fo:margin-bottom="0in" style:contextual-spacing="false" fo:text-align="start" style:justify-single-word="false" fo:orphans="2" fo:widows="2" fo:text-indent="0in" style:auto-text-indent="false" style:writing-mode="lr-tb">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loext:opacity="100%" style:font-name="Arial2" fo:font-size="10pt" fo:font-style="normal" style:text-underline-style="none" fo:font-weight="bold" style:font-size-asian="10pt" style:font-style-asian="normal" style:font-weight-asian="bold" style:font-size-complex="10pt" style:font-style-complex="normal" style:font-weight-complex="bold"/>
    </style:style>
    <style:style style:name="P7" style:family="paragraph" style:parent-style-name="Default_7e_LT_7e_Gliederung_20_1">
      <style:paragraph-properties fo:margin-left="0in" fo:margin-right="0in" fo:margin-top="0in" fo:margin-bottom="0in" style:contextual-spacing="false" fo:text-align="start" style:justify-single-word="false" fo:orphans="2" fo:widows="2" fo:text-indent="0in" style:auto-text-indent="false" style:writing-mode="lr-tb">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loext:opacity="100%" style:font-name="Arial2" fo:font-size="10pt" fo:font-style="normal" style:text-underline-style="solid" style:text-underline-width="auto" style:text-underline-color="font-color" fo:font-weight="bold" style:font-size-asian="10pt" style:font-style-asian="normal" style:font-weight-asian="bold" style:font-size-complex="10pt" style:font-style-complex="normal" style:font-weight-complex="bold"/>
    </style:style>
    <style:style style:name="P8" style:family="paragraph" style:parent-style-name="Default_7e_LT_7e_Gliederung_20_1">
      <style:paragraph-properties fo:margin-left="0in" fo:margin-right="0in" fo:margin-top="0in" fo:margin-bottom="0in" style:contextual-spacing="false" fo:text-align="start" style:justify-single-word="false" fo:orphans="2" fo:widows="2" fo:text-indent="0in" style:auto-text-indent="false" style:writing-mode="lr-tb">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loext:opacity="100%" style:font-name="Arial2" fo:font-size="10pt" fo:font-style="normal" style:text-underline-style="solid" style:text-underline-width="auto" style:text-underline-color="font-color" fo:font-weight="bold" style:font-size-asian="8.75pt" style:font-style-asian="normal" style:font-weight-asian="bold" style:font-size-complex="10pt" style:font-style-complex="normal" style:font-weight-complex="bold"/>
    </style:style>
    <style:style style:name="P9" style:family="paragraph" style:parent-style-name="Default_7e_LT_7e_Gliederung_20_1">
      <style:paragraph-properties fo:margin-left="0in" fo:margin-right="0in" fo:margin-top="0in" fo:margin-bottom="0in" style:contextual-spacing="false" fo:text-align="start" style:justify-single-word="false" fo:orphans="2" fo:widows="2" fo:text-indent="0in" style:auto-text-indent="false" style:writing-mode="lr-tb">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loext:opacity="100%" style:font-name="Arial2" fo:font-size="10pt" fo:font-style="normal" style:text-underline-style="solid" style:text-underline-type="double" style:text-underline-width="auto" style:text-underline-color="font-color" fo:font-weight="bold" style:font-size-asian="10pt" style:font-style-asian="normal" style:font-weight-asian="bold" style:font-size-complex="10pt" style:font-style-complex="normal" style:font-weight-complex="bold"/>
    </style:style>
    <style:style style:name="P10" style:family="paragraph" style:parent-style-name="Default_7e_LT_7e_Gliederung_20_1">
      <style:paragraph-properties fo:margin-left="0in" fo:margin-right="0in" fo:margin-top="0in" fo:margin-bottom="0in" style:contextual-spacing="false" fo:text-align="start" style:justify-single-word="false" fo:orphans="2" fo:widows="2" fo:text-indent="0in" style:auto-text-indent="false" style:writing-mode="lr-tb">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loext:opacity="100%" style:font-name="Arial2" fo:font-size="10pt" style:text-underline-style="none" fo:font-weight="normal" style:font-size-asian="8.75pt" style:font-weight-asian="normal" style:font-size-complex="10pt" style:font-weight-complex="normal"/>
    </style:style>
    <style:style style:name="P11" style:family="paragraph" style:parent-style-name="Default_7e_LT_7e_Gliederung_20_1">
      <style:paragraph-properties fo:margin-left="0in" fo:margin-right="0in" fo:margin-top="0in" fo:margin-bottom="0in" style:contextual-spacing="false" fo:text-align="start" style:justify-single-word="false" fo:orphans="2" fo:widows="2" fo:text-indent="0in" style:auto-text-indent="false" style:writing-mode="lr-tb">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style>
    <style:style style:name="P12" style:family="paragraph" style:parent-style-name="Default_7e_LT_7e_Gliederung_20_1">
      <style:paragraph-properties fo:margin-left="0in" fo:margin-right="0in" fo:margin-top="0in" fo:margin-bottom="0in" style:contextual-spacing="false" fo:text-align="start" style:justify-single-word="false" fo:orphans="2" fo:widows="2" fo:text-indent="0in" style:auto-text-indent="false" style:writing-mode="lr-tb">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style:use-window-font-color="true" loext:opacity="0%" style:font-name="Arial2" fo:font-size="10pt" fo:font-style="normal" style:text-underline-style="solid" style:text-underline-width="auto" style:text-underline-color="font-color" fo:font-weight="bold" style:font-size-asian="10pt" style:font-style-asian="normal" style:font-weight-asian="bold" style:font-size-complex="10pt" style:font-style-complex="normal" style:font-weight-complex="bold"/>
    </style:style>
    <style:style style:name="P13" style:family="paragraph" style:parent-style-name="Default_7e_LT_7e_Gliederung_20_1">
      <style:paragraph-properties fo:margin-left="0in" fo:margin-right="0in" fo:margin-top="0in" fo:margin-bottom="0in" style:contextual-spacing="false" fo:text-align="start" style:justify-single-word="false" fo:orphans="2" fo:widows="2" fo:text-indent="0in" style:auto-text-indent="false" style:writing-mode="lr-tb">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style:use-window-font-color="true" loext:opacity="0%" style:font-name="Arial2" fo:font-size="10pt" fo:font-style="normal" style:text-underline-style="none" fo:font-weight="normal" style:font-size-asian="10pt" style:font-style-asian="normal" style:font-weight-asian="normal" style:font-size-complex="10pt" style:font-style-complex="normal" style:font-weight-complex="normal"/>
    </style:style>
    <style:style style:name="P14" style:family="paragraph" style:parent-style-name="Standard">
      <style:paragraph-properties fo:margin-left="0in" fo:margin-right="0in" fo:margin-top="0in" fo:margin-bottom="0in" style:contextual-spacing="false" fo:text-align="start" style:justify-single-word="false" fo:orphans="2" fo:widows="2" fo:text-indent="0in" style:auto-text-indent="false" style:writing-mode="lr-tb">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loext:opacity="100%" style:font-name="Arial2" fo:font-size="10pt" style:text-underline-style="none" fo:font-weight="normal" style:font-size-asian="8.75pt" style:font-weight-asian="normal" style:font-size-complex="10pt" style:font-weight-complex="normal"/>
    </style:style>
    <style:style style:name="P15" style:family="paragraph" style:parent-style-name="Standard">
      <style:paragraph-properties fo:margin-left="0in" fo:margin-right="0in" fo:margin-top="0in" fo:margin-bottom="0in" style:contextual-spacing="false" fo:text-align="start" style:justify-single-word="false" fo:orphans="2" fo:widows="2" fo:text-indent="0in" style:auto-text-indent="false" style:writing-mode="lr-tb">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loext:opacity="100%" style:font-name="Arial2" fo:font-size="10pt" fo:font-style="normal" style:text-underline-style="solid" style:text-underline-width="auto" style:text-underline-color="font-color" fo:font-weight="normal" style:font-size-asian="8.75pt" style:font-style-asian="normal" style:font-weight-asian="normal" style:font-size-complex="10pt" style:font-style-complex="normal" style:font-weight-complex="normal"/>
    </style:style>
    <style:style style:name="P16" style:family="paragraph" style:parent-style-name="Standard">
      <style:paragraph-properties fo:margin-left="0in" fo:margin-right="0in" fo:margin-top="0in" fo:margin-bottom="0in" style:contextual-spacing="false" fo:text-align="start" style:justify-single-word="false" fo:orphans="2" fo:widows="2" fo:text-indent="0in" style:auto-text-indent="false" style:writing-mode="lr-tb">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loext:opacity="100%" style:font-name="Arial2" fo:font-size="10pt" fo:font-style="normal" style:text-underline-style="none" fo:font-weight="normal" style:font-size-asian="8.75pt" style:font-style-asian="normal" style:font-weight-asian="normal" style:font-size-complex="10pt" style:font-style-complex="normal" style:font-weight-complex="normal"/>
    </style:style>
    <style:style style:name="P17" style:family="paragraph" style:parent-style-name="Standard">
      <style:paragraph-properties fo:margin-left="0in" fo:margin-right="0in" fo:margin-top="0in" fo:margin-bottom="0in" style:contextual-spacing="false" fo:text-align="start" style:justify-single-word="false" fo:orphans="2" fo:widows="2" fo:text-indent="0in" style:auto-text-indent="false" style:writing-mode="lr-tb">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loext:opacity="100%" style:font-name="Arial2" fo:font-size="10pt" fo:font-style="normal" style:text-underline-style="none" fo:font-weight="bold" style:font-size-asian="8.75pt" style:font-style-asian="normal" style:font-weight-asian="bold" style:font-size-complex="10pt" style:font-style-complex="normal" style:font-weight-complex="bold"/>
    </style:style>
    <style:style style:name="P18" style:family="paragraph" style:parent-style-name="Default_7e_LT_7e_Gliederung_20_1" style:master-page-name="">
      <style:paragraph-properties fo:margin-left="0in" fo:margin-right="0in" fo:margin-top="0in" fo:margin-bottom="0in" style:contextual-spacing="false" fo:text-align="start" style:justify-single-word="false" fo:orphans="2" fo:widows="2" fo:text-indent="0in" style:auto-text-indent="false" style:page-number="auto" fo:break-before="auto" fo:break-after="auto" style:writing-mode="lr-tb">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loext:opacity="100%" style:font-name="Arial2" fo:font-size="16pt" fo:font-style="normal" style:text-underline-style="none" fo:font-weight="bold" style:font-size-asian="14pt" style:font-style-asian="normal" style:font-weight-asian="bold" style:font-size-complex="16pt" style:font-style-complex="normal" style:font-weight-complex="bold"/>
    </style:style>
    <style:style style:name="P19" style:family="paragraph" style:parent-style-name="Default_7e_LT_7e_Gliederung_20_1">
      <style:paragraph-properties fo:margin-left="0in" fo:margin-right="0in" fo:margin-top="0in" fo:margin-bottom="0in" style:contextual-spacing="false" fo:text-align="start" style:justify-single-word="false" fo:orphans="2" fo:widows="2" fo:text-indent="0in" style:auto-text-indent="false" fo:break-before="page" style:writing-mode="lr-tb">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loext:opacity="100%" style:font-name="Arial2" fo:font-size="16pt" fo:font-style="normal" style:text-underline-style="none" fo:font-weight="bold" style:font-size-asian="14pt" style:font-style-asian="normal" style:font-weight-asian="bold" style:font-size-complex="16pt" style:font-style-complex="normal" style:font-weight-complex="bold"/>
    </style:style>
    <style:style style:name="P20" style:family="paragraph" style:parent-style-name="Default_7e_LT_7e_Gliederung_20_1">
      <style:paragraph-properties fo:margin-left="0in" fo:margin-right="0in" fo:margin-top="0in" fo:margin-bottom="0in" style:contextual-spacing="false" fo:text-align="start" style:justify-single-word="false" fo:orphans="2" fo:widows="2" fo:text-indent="0in" style:auto-text-indent="false" fo:break-before="page" style:writing-mode="lr-tb">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loext:opacity="100%" style:font-name="Arial2" fo:font-size="16pt" fo:font-style="normal" style:text-underline-style="none" fo:font-weight="bold" style:font-size-asian="16pt" style:font-style-asian="normal" style:font-weight-asian="bold" style:font-size-complex="16pt" style:font-style-complex="normal" style:font-weight-complex="bold"/>
    </style:style>
    <style:style style:name="P21" style:family="paragraph" style:parent-style-name="Default_7e_LT_7e_Gliederung_20_1">
      <style:paragraph-properties fo:margin-left="0in" fo:margin-right="0in" fo:margin-top="0in" fo:margin-bottom="0in" style:contextual-spacing="false" fo:text-align="start" style:justify-single-word="false" fo:orphans="2" fo:widows="2" fo:text-indent="0in" style:auto-text-indent="false" fo:break-before="page" style:writing-mode="lr-tb">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loext:opacity="100%" style:font-name="Arial2" fo:font-size="16pt" style:text-underline-style="none" fo:font-weight="bold" style:font-size-asian="16pt" style:font-weight-asian="bold" style:font-size-complex="16pt" style:font-weight-complex="bold"/>
    </style:style>
    <style:style style:name="P22" style:family="paragraph" style:parent-style-name="Standard">
      <style:paragraph-properties fo:margin-left="0in" fo:margin-right="0in" fo:margin-top="0in" fo:margin-bottom="0in" style:contextual-spacing="false" fo:text-align="start" style:justify-single-word="false" fo:orphans="2" fo:widows="2" fo:text-indent="0in" style:auto-text-indent="false" fo:break-before="page" style:writing-mode="lr-tb">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loext:opacity="100%" style:font-name="Arial2" fo:font-size="16pt" fo:font-style="normal" style:text-underline-style="none" fo:font-weight="bold" style:font-size-asian="16pt" style:font-style-asian="normal" style:font-weight-asian="bold" style:font-size-complex="16pt" style:font-style-complex="normal" style:font-weight-complex="bold"/>
    </style:style>
    <style:style style:name="P23" style:family="paragraph" style:parent-style-name="Standard">
      <style:paragraph-properties fo:margin-top="0in" fo:margin-bottom="0in" style:contextual-spacing="false"/>
    </style:style>
    <style:style style:name="P24" style:family="paragraph" style:parent-style-name="Standard">
      <style:paragraph-properties fo:margin-top="0in" fo:margin-bottom="0in" style:contextual-spacing="false"/>
      <style:text-properties style:font-name="Arial2" fo:font-size="16pt" fo:font-weight="bold" style:font-size-asian="16pt" style:font-weight-asian="bold" style:font-size-complex="16pt" style:font-weight-complex="bold"/>
    </style:style>
    <style:style style:name="P25" style:family="paragraph" style:parent-style-name="Standard">
      <style:paragraph-properties fo:margin-top="0in" fo:margin-bottom="0in" style:contextual-spacing="false"/>
      <style:text-properties style:font-name="Arial2" fo:font-size="12pt" fo:font-weight="normal" style:font-size-asian="10.5pt" style:font-weight-asian="normal" style:font-size-complex="12pt" style:font-weight-complex="normal"/>
    </style:style>
    <style:style style:name="P26" style:family="paragraph" style:parent-style-name="Standard">
      <style:paragraph-properties fo:margin-top="0in" fo:margin-bottom="0in" style:contextual-spacing="false"/>
      <style:text-properties style:font-name="Arial2" fo:font-size="12pt" fo:font-weight="bold" style:font-size-asian="12pt" style:font-weight-asian="bold" style:font-size-complex="12pt" style:font-weight-complex="bold"/>
    </style:style>
    <style:style style:name="P27" style:family="paragraph" style:parent-style-name="Standard">
      <style:paragraph-properties fo:margin-top="0in" fo:margin-bottom="0in" style:contextual-spacing="false"/>
      <style:text-properties style:font-name="Arial2" fo:font-size="10pt" fo:font-weight="normal" style:font-size-asian="8.75pt" style:font-weight-asian="normal" style:font-size-complex="10pt" style:font-weight-complex="normal"/>
    </style:style>
    <style:style style:name="P28" style:family="paragraph" style:parent-style-name="Standard">
      <style:paragraph-properties fo:margin-top="0in" fo:margin-bottom="0in" style:contextual-spacing="false"/>
      <style:text-properties style:font-name="Arial2" fo:font-size="10pt" fo:font-weight="normal" style:font-size-asian="10pt" style:font-weight-asian="normal" style:font-size-complex="10pt" style:font-weight-complex="normal"/>
    </style:style>
    <style:style style:name="P29" style:family="paragraph" style:parent-style-name="Standard">
      <style:paragraph-properties fo:margin-top="0in" fo:margin-bottom="0in" style:contextual-spacing="false"/>
      <style:text-properties style:font-name="Arial2" fo:font-size="10pt" fo:font-weight="bold" style:font-size-asian="10pt" style:font-weight-asian="bold" style:font-size-complex="10pt" style:font-weight-complex="bold"/>
    </style:style>
    <style:style style:name="P30" style:family="paragraph" style:parent-style-name="Standard">
      <style:paragraph-properties fo:margin-top="0in" fo:margin-bottom="0in" style:contextual-spacing="false"/>
      <style:text-properties style:font-name="Arial2" fo:font-size="10pt" fo:font-weight="bold" style:font-size-asian="8.75pt" style:font-weight-asian="bold" style:font-size-complex="10pt" style:font-weight-complex="bold"/>
    </style:style>
    <style:style style:name="P31" style:family="paragraph" style:parent-style-name="Standard">
      <style:paragraph-properties fo:margin-top="0in" fo:margin-bottom="0in" style:contextual-spacing="false"/>
      <style:text-properties style:font-name="Arial2" fo:font-size="10pt" style:text-underline-style="solid" style:text-underline-type="double" style:text-underline-width="auto" style:text-underline-color="font-color" fo:font-weight="normal" style:font-size-asian="8.75pt" style:font-weight-asian="normal" style:font-size-complex="10pt" style:font-weight-complex="normal"/>
    </style:style>
    <style:style style:name="P32" style:family="paragraph" style:parent-style-name="Standard">
      <style:paragraph-properties fo:margin-top="0in" fo:margin-bottom="0in" style:contextual-spacing="false"/>
      <style:text-properties style:font-name="Arial2" fo:font-size="10pt" style:text-underline-style="none" fo:font-weight="normal" style:font-size-asian="8.75pt" style:font-weight-asian="normal" style:font-size-complex="10pt" style:font-weight-complex="normal"/>
    </style:style>
    <style:style style:name="P33" style:family="paragraph" style:parent-style-name="Standard">
      <style:paragraph-properties fo:margin-top="0in" fo:margin-bottom="0in" style:contextual-spacing="false"/>
      <style:text-properties style:font-name="Arial2" fo:font-size="14pt" fo:font-weight="bold" style:font-size-asian="14pt" style:font-weight-asian="bold" style:font-size-complex="14pt" style:font-weight-complex="bold"/>
    </style:style>
    <style:style style:name="P34" style:family="paragraph" style:parent-style-name="Standard">
      <style:paragraph-properties fo:margin-top="0in" fo:margin-bottom="0in" style:contextual-spacing="false"/>
      <style:text-properties fo:color="#000000" loext:opacity="100%" style:font-name="Courier New" fo:font-size="10pt" style:font-size-asian="10pt" style:font-size-complex="10pt"/>
    </style:style>
    <style:style style:name="P35" style:family="paragraph" style:parent-style-name="Standard">
      <style:paragraph-properties fo:margin-top="0in" fo:margin-bottom="0in" style:contextual-spacing="false"/>
      <style:text-properties fo:color="#000000" loext:opacity="100%" style:font-name="Courier New" fo:font-size="10pt" style:font-name-asian="Tahoma" style:font-size-asian="10pt" style:font-name-complex="Liberation Sans1" style:font-size-complex="10pt"/>
    </style:style>
    <style:style style:name="P36" style:family="paragraph" style:parent-style-name="Standard">
      <style:paragraph-properties fo:margin-top="0in" fo:margin-bottom="0in" style:contextual-spacing="false"/>
      <style:text-properties fo:color="#000000" loext:opacity="100%" style:font-name="Courier New" fo:font-size="10pt" fo:font-weight="normal" style:font-size-asian="10pt" style:font-weight-asian="normal" style:font-size-complex="10pt" style:font-weight-complex="normal"/>
    </style:style>
    <style:style style:name="P37" style:family="paragraph" style:parent-style-name="Standard">
      <style:paragraph-properties fo:margin-top="0in" fo:margin-bottom="0in" style:contextual-spacing="false"/>
      <style:text-properties fo:color="#000000" loext:opacity="100%" style:font-name="Arial2" fo:font-size="10pt" style:text-underline-style="none" fo:font-weight="normal" style:font-size-asian="8.75pt" style:font-weight-asian="normal" style:font-size-complex="10pt" style:font-weight-complex="normal"/>
    </style:style>
    <style:style style:name="P38" style:family="paragraph" style:parent-style-name="Standard">
      <style:paragraph-properties fo:margin-top="0in" fo:margin-bottom="0in" style:contextual-spacing="false"/>
      <style:text-properties fo:color="#000000" loext:opacity="100%" style:font-name="Arial2" fo:font-size="10pt" fo:font-weight="normal" style:font-size-asian="10pt" style:font-weight-asian="normal" style:font-size-complex="10pt" style:font-weight-complex="normal"/>
    </style:style>
    <style:style style:name="P39" style:family="paragraph" style:parent-style-name="Standard">
      <style:paragraph-properties fo:margin-top="0in" fo:margin-bottom="0in" style:contextual-spacing="false"/>
      <style:text-properties style:use-window-font-color="true" loext:opacity="0%" style:font-name="Courier New" fo:font-size="10pt" style:font-size-asian="10pt" style:font-size-complex="10pt"/>
    </style:style>
    <style:style style:name="P40" style:family="paragraph" style:parent-style-name="Standard">
      <style:paragraph-properties fo:margin-top="0in" fo:margin-bottom="0in" style:contextual-spacing="false"/>
      <style:text-properties fo:font-size="10pt" style:font-size-asian="10pt" style:font-size-complex="10pt"/>
    </style:style>
    <style:style style:name="P41" style:family="paragraph" style:parent-style-name="Standard">
      <style:paragraph-properties fo:margin-top="0in" fo:margin-bottom="0in" style:contextual-spacing="false"/>
      <style:text-properties style:font-name="Courier New" fo:font-size="10pt" style:font-size-asian="10pt" style:font-size-complex="10pt"/>
    </style:style>
    <style:style style:name="P42" style:family="paragraph" style:parent-style-name="Standard">
      <style:paragraph-properties fo:margin-top="0in" fo:margin-bottom="0in" style:contextual-spacing="false" fo:break-before="page"/>
      <style:text-properties style:font-name="Arial2" fo:font-size="16pt" fo:font-weight="bold" style:font-size-asian="14pt" style:font-weight-asian="bold" style:font-size-complex="16pt" style:font-weight-complex="bold"/>
    </style:style>
    <style:style style:name="P43" style:family="paragraph" style:parent-style-name="Standard">
      <style:paragraph-properties fo:margin-top="0in" fo:margin-bottom="0in" style:contextual-spacing="false" fo:break-before="page"/>
      <style:text-properties style:font-name="Arial2" fo:font-size="16pt" fo:font-weight="bold" style:font-size-asian="16pt" style:font-weight-asian="bold" style:font-size-complex="16pt" style:font-weight-complex="bold"/>
    </style:style>
    <style:style style:name="P44" style:family="paragraph" style:parent-style-name="Standard">
      <style:paragraph-properties fo:margin-top="0in" fo:margin-bottom="0in" style:contextual-spacing="false" fo:break-before="page"/>
      <style:text-properties fo:color="#000000" loext:opacity="100%" style:font-name="Arial2" fo:font-size="16pt" style:text-underline-style="none" fo:font-weight="bold" style:font-size-asian="14pt" style:font-weight-asian="bold" style:font-size-complex="16pt" style:font-weight-complex="bold"/>
    </style:style>
    <style:style style:name="P45" style:family="paragraph" style:parent-style-name="Table_20_Contents">
      <style:paragraph-properties fo:margin-top="0in" fo:margin-bottom="0in" style:contextual-spacing="false"/>
      <style:text-properties style:font-name="Courier New" fo:font-size="10pt" style:font-size-asian="8.75pt" style:font-size-complex="10pt"/>
    </style:style>
    <style:style style:name="P46" style:family="paragraph" style:parent-style-name="Table_20_Contents">
      <style:paragraph-properties fo:margin-top="0in" fo:margin-bottom="0in" style:contextual-spacing="false"/>
      <style:text-properties style:font-name="Courier New" fo:font-size="10pt" style:font-size-asian="10pt" style:font-size-complex="10pt"/>
    </style:style>
    <style:style style:name="P47" style:family="paragraph" style:parent-style-name="Table_20_Contents">
      <style:paragraph-properties fo:margin-top="0in" fo:margin-bottom="0in" style:contextual-spacing="false" fo:text-align="start" style:justify-single-word="false"/>
      <style:text-properties style:font-name="Courier New" fo:font-size="10pt" style:font-name-asian="Tahoma" style:font-size-asian="10pt" style:font-name-complex="Liberation Sans1" style:font-size-complex="10pt"/>
    </style:style>
    <style:style style:name="P48" style:family="paragraph" style:parent-style-name="Table_20_Contents">
      <style:paragraph-properties fo:margin-top="0in" fo:margin-bottom="0in" style:contextual-spacing="false" fo:text-align="start" style:justify-single-word="false"/>
      <style:text-properties style:font-name="Courier New" fo:font-size="10pt" fo:font-weight="normal" style:font-name-asian="Tahoma" style:font-size-asian="10pt" style:font-weight-asian="normal" style:font-name-complex="Liberation Sans1" style:font-size-complex="10pt" style:font-weight-complex="normal"/>
    </style:style>
    <style:style style:name="P49" style:family="paragraph" style:parent-style-name="Table_20_Contents">
      <style:paragraph-properties fo:margin-top="0in" fo:margin-bottom="0in" style:contextual-spacing="false"/>
      <style:text-properties style:font-name="Courier New" fo:font-size="10pt" fo:font-weight="normal" style:font-size-asian="10pt" style:font-weight-asian="normal" style:font-size-complex="10pt" style:font-weight-complex="normal"/>
    </style:style>
    <style:style style:name="P50" style:family="paragraph" style:parent-style-name="Table_20_Contents">
      <style:paragraph-properties fo:margin-top="0in" fo:margin-bottom="0in" style:contextual-spacing="false" fo:text-align="start" style:justify-single-word="false"/>
      <style:text-properties style:font-name="Courier New" fo:font-size="10pt" fo:font-weight="bold" style:font-name-asian="Tahoma" style:font-size-asian="10pt" style:font-weight-asian="bold" style:font-name-complex="Liberation Sans1" style:font-size-complex="10pt" style:font-weight-complex="bold"/>
    </style:style>
    <style:style style:name="P51" style:family="paragraph" style:parent-style-name="Table_20_Contents">
      <style:paragraph-properties fo:margin-top="0in" fo:margin-bottom="0in" style:contextual-spacing="false" fo:text-align="start" style:justify-single-word="false"/>
      <style:text-properties style:font-name="Courier New" fo:font-size="16pt" fo:font-weight="bold" style:font-name-asian="Tahoma" style:font-size-asian="16pt" style:font-weight-asian="bold" style:font-name-complex="Liberation Sans1" style:font-size-complex="16pt" style:font-weight-complex="bold"/>
    </style:style>
    <style:style style:name="P52" style:family="paragraph" style:parent-style-name="Table_20_Contents">
      <style:paragraph-properties fo:margin-top="0in" fo:margin-bottom="0in" style:contextual-spacing="false" fo:text-align="start" style:justify-single-word="false"/>
      <style:text-properties style:use-window-font-color="true" loext:opacity="0%" style:font-name="Courier New" fo:font-size="10pt" style:font-name-asian="Tahoma" style:font-size-asian="10pt" style:font-name-complex="Liberation Sans1" style:font-size-complex="10pt"/>
    </style:style>
    <style:style style:name="P53" style:family="paragraph" style:parent-style-name="Default_7e_LT_7e_Gliederung_20_1">
      <style:paragraph-properties fo:margin-top="0in" fo:margin-bottom="0in" style:contextual-spacing="fals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style:font-name="Arial2" fo:font-size="10pt" style:text-underline-style="none" fo:font-weight="normal" style:font-size-asian="10pt" style:font-weight-asian="normal" style:font-size-complex="10pt" style:font-weight-complex="normal"/>
    </style:style>
    <style:style style:name="P54" style:family="paragraph" style:parent-style-name="Default_7e_LT_7e_Gliederung_20_1">
      <style:paragraph-properties fo:margin-top="0in" fo:margin-bottom="0in" style:contextual-spacing="false"/>
      <style:text-properties style:font-name="Arial2" fo:font-size="10pt" fo:font-weight="normal" style:font-size-asian="10pt" style:font-weight-asian="normal" style:font-size-complex="10pt" style:font-weight-complex="normal"/>
    </style:style>
    <style:style style:name="P55" style:family="paragraph" style:parent-style-name="Default_7e_LT_7e_Gliederung_20_1">
      <style:paragraph-properties fo:margin-top="0in" fo:margin-bottom="0in" style:contextual-spacing="false"/>
      <style:text-properties style:font-name="Arial2" fo:font-size="14pt" fo:font-weight="bold" style:font-size-asian="12.25pt" style:font-weight-asian="bold" style:font-size-complex="14pt" style:font-weight-complex="bold"/>
    </style:style>
    <style:style style:name="P56" style:family="paragraph" style:parent-style-name="Default_7e_LT_7e_Gliederung_20_1">
      <style:paragraph-properties fo:margin-top="0in" fo:margin-bottom="0in" style:contextual-spacing="fals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loext:opacity="100%" style:font-name="Arial2" fo:font-size="10pt" style:text-underline-style="none" fo:font-weight="normal" style:font-size-asian="10pt" style:font-weight-asian="normal" style:font-size-complex="10pt" style:font-weight-complex="normal"/>
    </style:style>
    <style:style style:name="P57" style:family="paragraph" style:parent-style-name="Default_7e_LT_7e_Gliederung_20_1">
      <style:paragraph-properties fo:margin-top="0in" fo:margin-bottom="0in" style:contextual-spacing="false"/>
      <style:text-properties fo:color="#000000" loext:opacity="100%" style:font-name="Arial2" fo:font-size="10pt" style:text-underline-style="none" fo:font-weight="normal" style:font-size-asian="8.75pt" style:font-weight-asian="normal" style:font-size-complex="10pt" style:font-weight-complex="normal"/>
    </style:style>
    <style:style style:name="P58" style:family="paragraph" style:parent-style-name="Default_7e_LT_7e_Gliederung_20_1">
      <style:paragraph-properties fo:margin-top="0in" fo:margin-bottom="0in" style:contextual-spacing="false" fo:text-align="start" style:justify-single-word="false"/>
      <style:text-properties fo:color="#000000" loext:opacity="100%" style:font-name="Arial2" fo:font-size="10pt" style:text-underline-style="none" fo:font-weight="normal" style:font-size-asian="8.75pt" style:font-weight-asian="normal" style:font-size-complex="10pt" style:font-weight-complex="normal"/>
    </style:style>
    <style:style style:name="P59" style:family="paragraph" style:parent-style-name="Default_7e_LT_7e_Gliederung_20_1">
      <style:paragraph-properties fo:margin-top="0in" fo:margin-bottom="0in" style:contextual-spacing="false"/>
      <style:text-properties fo:color="#000000" loext:opacity="100%" style:font-name="Arial2" fo:font-size="10pt" fo:font-style="normal" style:text-underline-style="solid" style:text-underline-width="auto" style:text-underline-color="font-color" fo:font-weight="bold" style:font-size-asian="10pt" style:font-style-asian="normal" style:font-weight-asian="bold" style:font-size-complex="10pt" style:font-style-complex="normal" style:font-weight-complex="bold"/>
    </style:style>
    <style:style style:name="P60" style:family="paragraph" style:parent-style-name="Default_7e_LT_7e_Gliederung_20_1">
      <style:paragraph-properties fo:margin-top="0in" fo:margin-bottom="0in" style:contextual-spacing="false" fo:text-align="center" style:justify-single-word="false"/>
      <style:text-properties fo:color="#000000" loext:opacity="100%" style:font-name="Courier New" fo:font-size="10pt" style:text-underline-style="none" fo:font-weight="normal" style:font-size-asian="8.75pt" style:font-weight-asian="normal" style:font-size-complex="10pt" style:font-weight-complex="normal"/>
    </style:style>
    <style:style style:name="P61" style:family="paragraph" style:parent-style-name="Default_7e_LT_7e_Gliederung_20_1">
      <style:paragraph-properties fo:margin-top="0in" fo:margin-bottom="0in" style:contextual-spacing="false" fo:text-align="start" style:justify-single-word="false"/>
      <style:text-properties fo:color="#000000" loext:opacity="100%" style:font-name="Courier New" fo:font-size="10pt" style:text-underline-style="none" fo:font-weight="normal" style:font-size-asian="8.75pt" style:font-weight-asian="normal" style:font-size-complex="10pt" style:font-weight-complex="normal"/>
    </style:style>
    <style:style style:name="P62" style:family="paragraph" style:parent-style-name="Default_7e_LT_7e_Gliederung_20_1">
      <style:paragraph-properties fo:margin-top="0in" fo:margin-bottom="0in" style:contextual-spacing="false" fo:text-align="start" style:justify-single-word="false"/>
      <style:text-properties fo:color="#000000" loext:opacity="100%" style:font-name="Arial" fo:font-size="10pt" style:text-underline-style="none" fo:font-weight="bold" style:font-size-asian="8.75pt" style:font-weight-asian="bold" style:font-size-complex="10pt" style:font-weight-complex="bold"/>
    </style:style>
    <style:style style:name="P63" style:family="paragraph" style:parent-style-name="Default_7e_LT_7e_Gliederung_20_2">
      <style:paragraph-properties fo:margin-top="0in" fo:margin-bottom="0in" style:contextual-spacing="false">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color="#000000" loext:opacity="100%" style:font-name="Arial2" fo:font-size="10pt" style:text-underline-style="none" fo:font-weight="normal" style:font-size-asian="10pt" style:font-weight-asian="normal" style:font-size-complex="10pt" style:font-weight-complex="normal"/>
    </style:style>
    <style:style style:name="P64" style:family="paragraph" style:parent-style-name="Standard">
      <style:text-properties style:font-name="Courier New" fo:font-size="10pt" style:font-size-asian="10pt" style:font-size-complex="10pt"/>
    </style:style>
    <style:style style:name="P65" style:family="paragraph" style:parent-style-name="Table_20_Contents">
      <style:text-properties style:font-name="Courier New" fo:font-size="10pt" style:font-size-asian="10pt" style:font-size-complex="10pt"/>
    </style:style>
    <style:style style:name="P66" style:family="paragraph" style:parent-style-name="Table_20_Contents">
      <style:text-properties style:use-window-font-color="true" loext:opacity="0%" style:font-name="Courier New" fo:font-size="10pt" style:font-size-asian="10pt" style:font-size-complex="10pt"/>
    </style:style>
    <style:style style:name="P67" style:family="paragraph" style:parent-style-name="Table_20_Contents">
      <style:text-properties style:use-window-font-color="true" loext:opacity="0%" style:font-name="Courier New" fo:font-size="16pt" fo:font-weight="bold" style:font-size-asian="16pt" style:font-weight-asian="bold" style:font-size-complex="16pt" style:font-weight-complex="bold"/>
    </style:style>
    <style:style style:name="P68" style:family="paragraph" style:parent-style-name="Table_20_Contents">
      <style:text-properties fo:color="#000000" loext:opacity="100%" style:font-name="Courier New" fo:font-size="10pt" style:font-size-asian="10pt" style:font-size-complex="10pt"/>
    </style:style>
    <style:style style:name="P69" style:family="paragraph" style:parent-style-name="Table_20_Contents">
      <style:text-properties fo:color="#000000" loext:opacity="100%" style:font-name="Courier New" fo:font-size="16pt" fo:font-weight="bold" style:font-size-asian="16pt" style:font-weight-asian="bold" style:font-size-complex="16pt" style:font-weight-complex="bold"/>
    </style:style>
    <style:style style:name="P70" style:family="paragraph" style:parent-style-name="Table_20_Contents">
      <style:text-properties fo:color="#ff3333" loext:opacity="100%" style:font-name="Courier New" fo:font-size="16pt" style:font-size-asian="16pt" style:font-size-complex="16pt"/>
    </style:style>
    <style:style style:name="P71" style:family="paragraph" style:parent-style-name="Default_7e_LT_7e_Gliederung_20_2" style:list-style-name="L4">
      <style:paragraph-properties fo:margin-top="0in" fo:margin-bottom="0in" style:contextual-spacing="false">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color="#000000" loext:opacity="100%" style:font-name="Arial2" fo:font-size="10pt" style:text-underline-style="none" fo:font-weight="normal" style:font-size-asian="10pt" style:font-weight-asian="normal" style:font-size-complex="10pt" style:font-weight-complex="normal"/>
    </style:style>
    <style:style style:name="P72" style:family="paragraph" style:parent-style-name="Default_7e_LT_7e_Gliederung_20_2" style:list-style-name="L4">
      <style:paragraph-properties fo:margin-top="0in" fo:margin-bottom="0in" style:contextual-spacing="false">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style:use-window-font-color="true" loext:opacity="0%" style:font-name="Arial2" fo:font-size="10pt" style:text-underline-style="none" fo:font-weight="normal" style:font-size-asian="10pt" style:font-weight-asian="normal" style:font-size-complex="10pt" style:font-weight-complex="normal"/>
    </style:style>
    <style:style style:name="P73" style:family="paragraph" style:parent-style-name="Standard" style:list-style-name="L1">
      <style:paragraph-properties fo:margin-top="0in" fo:margin-bottom="0in" style:contextual-spacing="false"/>
      <style:text-properties style:font-name="Arial2" fo:font-size="10pt" fo:font-weight="normal" style:font-size-asian="8.75pt" style:font-weight-asian="normal" style:font-size-complex="10pt" style:font-weight-complex="normal"/>
    </style:style>
    <style:style style:name="P74" style:family="paragraph" style:parent-style-name="Standard" style:list-style-name="L2">
      <style:paragraph-properties fo:margin-top="0in" fo:margin-bottom="0in" style:contextual-spacing="false"/>
    </style:style>
    <style:style style:name="P75" style:family="paragraph" style:parent-style-name="Standard" style:list-style-name="L3">
      <style:paragraph-properties fo:margin-top="0in" fo:margin-bottom="0in" style:contextual-spacing="false"/>
    </style:style>
    <style:style style:name="P76" style:family="paragraph">
      <style:paragraph-properties fo:text-align="center"/>
    </style:style>
    <style:style style:name="P77" style:family="paragraph">
      <loext:graphic-properties draw:opacity="0%"/>
      <style:paragraph-properties fo:text-align="center"/>
      <style:text-properties fo:font-size="12pt"/>
    </style:style>
    <style:style style:name="P78" style:family="paragraph">
      <loext:graphic-properties draw:fill="none" draw:fill-color="#ffffff"/>
      <style:paragraph-properties style:writing-mode="lr-tb"/>
      <style:text-properties fo:font-size="12pt"/>
    </style:style>
    <style:style style:name="P79" style:family="paragraph">
      <loext:graphic-properties draw:fill="none" draw:fill-color="#ffffff"/>
      <style:paragraph-properties style:writing-mode="lr-tb"/>
    </style:style>
    <style:style style:name="T1" style:family="text">
      <style:text-properties officeooo:rsid="0018c56e"/>
    </style:style>
    <style:style style:name="T2" style:family="text">
      <style:text-properties style:font-name="Courier New"/>
    </style:style>
    <style:style style:name="T3" style:family="text">
      <style:text-properties style:font-name="Courier New" style:text-underline-style="none"/>
    </style:style>
    <style:style style:name="T4" style:family="text">
      <style:text-properties style:font-name="Courier New" style:text-underline-style="none" fo:font-weight="normal" style:font-weight-asian="normal" style:font-weight-complex="normal"/>
    </style:style>
    <style:style style:name="T5" style:family="text">
      <style:text-properties style:font-name="Courier New" style:text-underline-style="none" fo:font-weight="normal" style:font-size-asian="10pt" style:font-weight-asian="normal" style:font-weight-complex="normal"/>
    </style:style>
    <style:style style:name="T6" style:family="text">
      <style:text-properties style:font-name="Courier New" fo:font-size="10pt" fo:font-weight="normal" style:font-size-asian="8.75pt" style:font-weight-asian="normal" style:font-size-complex="10pt" style:font-weight-complex="normal"/>
    </style:style>
    <style:style style:name="T7" style:family="text">
      <style:text-properties style:font-name="Courier New" style:font-size-asian="10pt"/>
    </style:style>
    <style:style style:name="T8" style:family="text">
      <style:text-properties style:font-name="Courier New" officeooo:rsid="00263846"/>
    </style:style>
    <style:style style:name="T9" style:family="text">
      <style:text-properties fo:font-size="10pt" fo:font-weight="normal" style:font-size-asian="8.75pt" style:font-weight-asian="normal" style:font-size-complex="10pt" style:font-weight-complex="normal"/>
    </style:style>
    <style:style style:name="T10" style:family="text">
      <style:text-properties fo:font-size="10pt" style:font-size-asian="10pt" style:font-size-complex="10pt"/>
    </style:style>
    <style:style style:name="T11" style:family="text">
      <style:text-properties fo:color="#000000" loext:opacity="100%"/>
    </style:style>
    <style:style style:name="T12" style:family="text">
      <style:text-properties fo:color="#000000" loext:opacity="100%" style:font-name="Courier New"/>
    </style:style>
    <style:style style:name="T13" style:family="text">
      <style:text-properties fo:color="#000000" loext:opacity="100%" style:font-name="Courier New" fo:font-size="10pt" style:text-underline-style="none" fo:font-weight="normal" style:font-size-asian="8.75pt" style:font-weight-asian="normal" style:font-size-complex="10pt" style:font-weight-complex="normal"/>
    </style:style>
    <style:style style:name="T14" style:family="text">
      <style:text-properties fo:color="#000000" loext:opacity="100%" style:font-name="Courier New" style:text-underline-style="none"/>
    </style:style>
    <style:style style:name="T15" style:family="text">
      <style:text-properties fo:color="#000000" loext:opacity="100%" style:font-name="Courier New" style:text-underline-style="none" style:font-size-asian="14pt"/>
    </style:style>
    <style:style style:name="T16" style:family="text">
      <style:text-properties fo:color="#000000" loext:opacity="100%" fo:font-size="10pt" style:text-underline-style="none" fo:font-weight="normal" style:font-size-asian="8.75pt" style:font-weight-asian="normal" style:font-size-complex="10pt" style:font-weight-complex="normal"/>
    </style:style>
    <style:style style:name="T17" style:family="text">
      <style:text-properties fo:color="#000000" loext:opacity="100%" style:text-underline-style="none"/>
    </style:style>
    <style:style style:name="T18" style:family="text">
      <style:text-properties fo:color="#000000" loext:opacity="100%" style:text-underline-style="none" style:font-size-asian="14pt"/>
    </style:style>
    <style:style style:name="T19" style:family="text">
      <style:text-properties fo:color="#000000" loext:opacity="100%" style:text-underline-style="none" officeooo:rsid="00201c3c"/>
    </style:style>
    <style:style style:name="T20" style:family="text">
      <style:text-properties fo:color="#000000" loext:opacity="100%" style:font-name="Arial2" fo:font-size="10pt" fo:font-style="normal" style:text-underline-style="none" fo:font-weight="normal" style:font-size-asian="8.75pt" style:font-style-asian="normal" style:font-weight-asian="normal" style:font-size-complex="10pt" style:font-style-complex="normal" style:font-weight-complex="normal"/>
    </style:style>
    <style:style style:name="T21" style:family="text">
      <style:text-properties fo:color="#000000" loext:opacity="100%" style:font-name="Arial2" fo:font-size="10pt" fo:font-style="normal" style:text-underline-style="none" fo:font-weight="bold" style:font-size-asian="8.75pt" style:font-style-asian="normal" style:font-weight-asian="bold" style:font-size-complex="10pt" style:font-style-complex="normal" style:font-weight-complex="bold"/>
    </style:style>
    <style:style style:name="T22" style:family="text">
      <style:text-properties fo:color="#000000" loext:opacity="100%" style:font-name="Arial2" fo:font-size="10pt" fo:font-weight="normal" style:font-size-asian="10pt" style:font-weight-asian="normal" style:font-size-complex="10pt" style:font-weight-complex="normal"/>
    </style:style>
    <style:style style:name="T23" style:family="text">
      <style:text-properties fo:color="#000000" loext:opacity="100%" fo:font-size="14pt" style:text-underline-style="none" fo:font-weight="bold" style:font-size-asian="14pt" style:font-weight-asian="bold" style:font-size-complex="14pt" style:font-weight-complex="bold"/>
    </style:style>
    <style:style style:name="T24" style:family="text">
      <style:text-properties fo:color="#800000" loext:opacity="100%" fo:font-size="10pt" style:text-underline-style="none" fo:font-weight="normal" style:font-size-asian="8.75pt" style:font-weight-asian="normal" style:font-size-complex="10pt" style:font-weight-complex="normal"/>
    </style:style>
    <style:style style:name="T25" style:family="text">
      <style:text-properties fo:font-weight="bold" style:font-weight-asian="bold" style:font-weight-complex="bold"/>
    </style:style>
    <style:style style:name="T26" style:family="text">
      <style:text-properties style:text-underline-style="none"/>
    </style:style>
    <style:style style:name="T27" style:family="text">
      <style:text-properties style:text-underline-style="none" fo:font-weight="normal" style:font-weight-asian="normal" style:font-weight-complex="normal"/>
    </style:style>
    <style:style style:name="T28" style:family="text">
      <style:text-properties style:text-underline-style="none" fo:font-weight="normal" officeooo:rsid="0019f700" style:font-weight-asian="normal" style:font-weight-complex="normal"/>
    </style:style>
    <style:style style:name="T29" style:family="text">
      <style:text-properties style:text-underline-style="none" fo:font-weight="normal" officeooo:rsid="00215ad3" style:font-weight-asian="normal" style:font-weight-complex="normal"/>
    </style:style>
    <style:style style:name="T30" style:family="text">
      <style:text-properties style:font-name="Arial2" fo:font-size="10pt" fo:font-weight="normal" style:font-size-asian="8.75pt" style:font-weight-asian="normal" style:font-size-complex="10pt" style:font-weight-complex="normal"/>
    </style:style>
    <style:style style:name="T31" style:family="text">
      <style:text-properties style:font-name="Arial2" fo:font-size="10pt" fo:font-weight="normal" officeooo:rsid="001bb281" style:font-size-asian="8.75pt" style:font-weight-asian="normal" style:font-size-complex="10pt" style:font-weight-complex="normal"/>
    </style:style>
    <style:style style:name="T32" style:family="text">
      <style:text-properties style:font-name="Arial2" fo:font-size="16pt" fo:font-weight="bold" style:font-size-asian="16pt" style:font-weight-asian="bold" style:font-size-complex="16pt" style:font-weight-complex="bold"/>
    </style:style>
    <style:style style:name="T33" style:family="text">
      <style:text-properties style:font-name="Arial2" fo:font-style="normal" style:font-size-asian="10pt" style:font-style-asian="normal" style:font-style-complex="normal"/>
    </style:style>
    <style:style style:name="T34" style:family="text">
      <style:text-properties fo:font-size="14pt" fo:font-weight="bold" style:font-size-asian="14pt" style:font-weight-asian="bold" style:font-size-complex="14pt" style:font-weight-complex="bold"/>
    </style:style>
    <style:style style:name="T35" style:family="text">
      <style:text-properties fo:font-size="14pt" style:font-size-asian="14pt" style:font-size-complex="14pt"/>
    </style:style>
    <style:style style:name="T36" style:family="text">
      <style:text-properties fo:font-size="16pt" fo:font-weight="bold" style:font-size-asian="16pt" style:font-weight-asian="bold" style:font-size-complex="16pt" style:font-weight-complex="bold"/>
    </style:style>
    <style:style style:name="T37" style:family="text">
      <style:text-properties style:font-name="Arial"/>
    </style:style>
    <style:style style:name="T38" style:family="text">
      <style:text-properties style:font-name="Arial" fo:font-weight="bold" style:font-weight-asian="bold" style:font-weight-complex="bold"/>
    </style:style>
    <style:style style:name="T39" style:family="text">
      <style:text-properties style:font-size-asian="10pt"/>
    </style:style>
    <style:style style:name="T40" style:family="text">
      <style:text-properties style:use-window-font-color="true" loext:opacity="0%"/>
    </style:style>
    <style:style style:name="T41" style:family="text">
      <style:text-properties style:use-window-font-color="true" loext:opacity="0%" fo:font-weight="bold" style:font-weight-asian="bold" style:font-weight-complex="bold"/>
    </style:style>
    <style:style style:name="T42" style:family="text">
      <style:text-properties style:use-window-font-color="true" loext:opacity="0%" fo:font-weight="normal" style:font-weight-asian="normal" style:font-weight-complex="normal"/>
    </style:style>
    <style:style style:name="T43" style:family="text">
      <style:text-properties officeooo:rsid="0019a5e6"/>
    </style:style>
    <style:style style:name="T44" style:family="text">
      <style:text-properties officeooo:rsid="001bb281"/>
    </style:style>
    <style:style style:name="T45" style:family="text">
      <style:text-properties officeooo:rsid="001d226f"/>
    </style:style>
    <style:style style:name="T46" style:family="text">
      <style:text-properties officeooo:rsid="001e8042"/>
    </style:style>
    <style:style style:name="T47" style:family="text">
      <style:text-properties officeooo:rsid="00201c3c"/>
    </style:style>
    <style:style style:name="T48" style:family="text">
      <style:text-properties officeooo:rsid="00228cf2"/>
    </style:style>
    <style:style style:name="T49" style:family="text">
      <style:text-properties officeooo:rsid="00263846"/>
    </style:style>
    <style:style style:name="T50" style:family="text">
      <style:text-properties officeooo:rsid="002690c3"/>
    </style:style>
    <style:style style:name="T51" style:family="text">
      <style:text-properties fo:font-size="12pt"/>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vg:stroke-width="0.0201in" svg:stroke-color="#000000" draw:marker-start-width="0.2in" draw:marker-end-width="0.2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tyle:run-through="foreground" style:vertical-pos="from-top" style:vertical-rel="paragraph" style:horizontal-pos="from-left" style:horizontal-rel="paragraph" draw:wrap-influence-on-position="once-concurrent" loext:allow-overlap="true" style:flow-with-text="false"/>
    </style:style>
    <style:style style:name="gr3" style:family="graphic">
      <style:graphic-properties style:run-through="foreground"/>
    </style:style>
    <style:style style:name="gr4" style:family="graphic">
      <style:graphic-properties svg:stroke-width="0.0201in" svg:stroke-color="#000000" draw:marker-start-width="0.2in" draw:marker-end-width="0.2in" draw:opacity="0%" draw:textarea-horizontal-align="center" draw:textarea-vertical-align="middle" fo:padding-top="0.0098in" fo:padding-bottom="0.0098in" fo:padding-left="0.0098in" fo:padding-right="0.0098in" draw:shadow-opacity="0%" style:run-through="foreground"/>
    </style:style>
    <style:style style:name="gr5" style:family="graphic">
      <style:graphic-properties draw:stroke="solid" svg:stroke-width="0.0201in" svg:stroke-color="#000000" draw:marker-start-width="0.2in" draw:marker-end-width="0.2in" draw:fill="none" draw:fill-color="#ffffff" fo:min-height="0.1925in" fo:padding-top="0.0098in" fo:padding-bottom="0.0098in" fo:padding-left="0.0098in" fo:padding-right="0.0098in" style:run-through="foreground"/>
      <style:paragraph-properties style:writing-mode="lr-tb"/>
    </style:style>
    <style:style style:name="gr6" style:family="graphic">
      <style:graphic-properties draw:stroke="none" svg:stroke-color="#000000" draw:fill="none" draw:fill-color="#ffffff" fo:min-height="0.1925in" style:run-through="foreground"/>
      <style:paragraph-properties style:writing-mode="lr-tb"/>
    </style:style>
    <style:style style:name="gr7" style:family="graphic">
      <style:graphic-properties draw:stroke="none" svg:stroke-color="#000000" draw:fill="none" draw:fill-color="#ffffff" fo:min-height="0.383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stroke="none" svg:stroke-color="#000000" draw:fill="none" draw:fill-color="#ffffff" fo:min-height="0.260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stroke="solid" svg:stroke-width="0.0201in" svg:stroke-color="#000000" draw:marker-start-width="0.2in" draw:marker-end-width="0.2in" draw:fill="none" draw:fill-color="#ffffff" fo:min-height="0.2409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draw:stroke="solid" svg:stroke-width="0.0201in" svg:stroke-color="#000000" draw:marker-start-width="0.2in" draw:marker-end-width="0.2in" draw:fill="none" draw:fill-color="#ffffff" fo:min-height="0.448in"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64. Static Members</text:p>
      <text:p text:style-name="P25"/>
      <text:p text:style-name="P27">Objectives</text:p>
      <text:list xml:id="list569668077" text:style-name="L1">
        <text:list-item>
          <text:p text:style-name="P73">Understand static local variables</text:p>
        </text:list-item>
        <text:list-item>
          <text:p text:style-name="P73">Understand static members</text:p>
        </text:list-item>
        <text:list-item>
          <text:p text:style-name="P73">Write static members</text:p>
        </text:list-item>
        <text:list-item>
          <text:p text:style-name="P73">Access static members</text:p>
        </text:list-item>
        <text:list-item>
          <text:p text:style-name="P73">Write static methods</text:p>
        </text:list-item>
        <text:list-item>
          <text:p text:style-name="P73">Call static methods</text:p>
        </text:list-item>
        <text:list-item>
          <text:p text:style-name="P73">Understand when to use static members and methods</text:p>
        </text:list-item>
      </text:list>
      <text:p text:style-name="P24"/>
      <text:p text:style-name="P43">Static <text:span text:style-name="T43">v</text:span>ariables</text:p>
      <text:p text:style-name="P26"/>
      <text:p text:style-name="P28">First let me talk <text:s/>about static variables in general (which has nothing to do with classes.)</text:p>
      <text:p text:style-name="P28"/>
      <text:p text:style-name="P27">Static variables are declared before the program executes, and they stay in memory until the program halts. Functions are static, because the memory allocated for them is declared before the start of the program, and is only reclaimed once the program ends. Global variables are also static for the same reason.</text:p>
      <text:p text:style-name="P27"/>
      <text:p text:style-name="P27">Try the following program:</text:p>
      <table:table table:name="Table1" table:style-name="Table1">
        <table:table-column table:style-name="Table1.A"/>
        <table:table-row table:style-name="Table1.1">
          <table:table-cell table:style-name="Table1.A1" office:value-type="string">
            <text:p text:style-name="P45">#include &lt;iostream&gt;<text:line-break/></text:p>
            <text:p text:style-name="P45">void f()</text:p>
            <text:p text:style-name="P45">{</text:p>
            <text:p text:style-name="P45"><text:s text:c="4"/>static int x = 0;</text:p>
            <text:p text:style-name="P45"><text:s text:c="4"/>int y = 0;</text:p>
            <text:p text:style-name="P45"><text:s text:c="4"/>x++; y++;</text:p>
            <text:p text:style-name="P45"><text:s text:c="4"/>std::cout &lt;&lt; x &lt;&lt; ' ' &lt;&lt; y &lt;&lt; std::endl;</text:p>
            <text:p text:style-name="P45">}</text:p>
            <text:p text:style-name="P45"/>
            <text:p text:style-name="P45">int main()</text:p>
            <text:p text:style-name="P45">{</text:p>
            <text:p text:style-name="P45"><text:s text:c="4"/>f(); f(); f(); f();</text:p>
            <text:p text:style-name="P45"><text:s text:c="4"/>return 0;</text:p>
            <text:p text:style-name="P45">}</text:p>
          </table:table-cell>
        </table:table-row>
      </table:table>
      <text:p text:style-name="P27"/>
      <text:p text:style-name="P27">What's happening??? Well ...</text:p>
      <text:p text:style-name="P27"/>
      <table:table table:name="Table2" table:style-name="Table2">
        <table:table-column table:style-name="Table2.A"/>
        <table:table-row table:style-name="TableLine2210486046928">
          <table:table-cell table:style-name="Table2.A1" office:value-type="string">
            <text:p text:style-name="P45">void f()</text:p>
            <text:p text:style-name="P45">{</text:p>
            <text:p text:style-name="P45"><text:s text:c="4"/>static int x = 0; // this is executed ONCE when</text:p>
            <text:p text:style-name="P45"><text:s text:c="22"/>// the program starts up</text:p>
            <text:p text:style-name="P45"><text:s text:c="22"/>// and x STAYS AROUND even when</text:p>
            <text:p text:style-name="P45"><text:s text:c="22"/>// you return from f(). x goes</text:p>
            <text:p text:style-name="P45"><text:s text:c="22"/>// away and only when the</text:p>
            <text:p text:style-name="P45"><text:s text:c="22"/>// program ends. So x is NOT</text:p>
            <text:p text:style-name="P45"><text:s text:c="22"/>// automatic.</text:p>
            <text:p text:style-name="P45"><text:s text:c="4"/>...</text:p>
            <text:p text:style-name="P45">}</text:p>
          </table:table-cell>
        </table:table-row>
      </table:table>
      <text:p text:style-name="P27"/>
      <text:p text:style-name="P27"/>
      <text:p text:style-name="P27"><text:span text:style-name="T25">Exercise.</text:span> Write a function <text:span text:style-name="T2">mybankaccount()</text:span> such that the first time you call <text:span text:style-name="T2">mybackaccount()</text:span>, it prints 0. If you call it the second time with 10, the function prints 10. If you call it the third time with 20, it prints 30. If you call it the fourth time with -5, it prints 25. In other words, it records the cumulative sum of the arguments sent into the function. Note that the first function call does not pass in a value while the remaining ones do. That tells you that <text:span text:style-name="T2">mybankaccount()</text:span><text:span text:style-name="T37"> has a parameter with a default value. For instance you can use -9999 as the default value to mean “reset the cumulative sum to 0”.</text:span></text:p>
      <text:p text:style-name="P42">Static <text:span text:style-name="T43">m</text:span>embers <text:span text:style-name="T43">v</text:span>ariables (in a <text:span text:style-name="T43">c</text:span>lass)</text:p>
      <text:p text:style-name="P27"/>
      <text:p text:style-name="P27">Besides static variables in a code block, classes can have static members as well. Let me give the concepts first. </text:p>
      <text:p text:style-name="P27"/>
      <text:p text:style-name="P27">(The code in this section is not runnable. You'll have to wait for the next section befo<text:span text:style-name="T44">r</text:span>e I complete the code.)</text:p>
      <text:p text:style-name="P27"/>
      <text:p text:style-name="P27">Think of <text:span text:style-name="T36">static member variables</text:span> as <text:span text:style-name="T36">variables belonging to a class</text:span> and not to each object. There is only one copy for each static member. All objects of a class <text:span text:style-name="T34">share</text:span> the same static member. If <text:span text:style-name="T2">y</text:span> is a static member of a class and <text:span text:style-name="T2">obj1</text:span> and <text:span text:style-name="T2">obj2 </text:span>are objects of that class, then <text:span text:style-name="T2">obj1.y</text:span> is the <text:span text:style-name="T34">same</text:span> as <text:span text:style-name="T2">obj2.y</text:span><text:span text:style-name="T37">.</text:span></text:p>
      <text:p text:style-name="P27"/>
      <text:p text:style-name="P27">To make a member static put the keyword <text:span text:style-name="T2">static</text:span> in front of the declaration of the member in the class declaration. Static members can be public or private. </text:p>
      <text:p text:style-name="P27"/>
      <text:p text:style-name="P27">For the next example, I'm going to make all members public just to simplify the discussion. Don't run the code yet – I'm going through the concept of static members and the code won't be runnable until the next section when I show you how to initialize static members.</text:p>
      <text:p text:style-name="P27"/>
      <text:p text:style-name="P27">First let me show you how to create static member variables. Here's class C:</text:p>
      <table:table table:name="Table3" table:style-name="Table3">
        <table:table-column table:style-name="Table3.A"/>
        <table:table-row table:style-name="TableLine2210486048560">
          <table:table-cell table:style-name="Table3.A1" office:value-type="string">
            <text:p text:style-name="P46">// C.h</text:p>
            <text:p text:style-name="P46">#ifndef C_H</text:p>
            <text:p text:style-name="P46">#define C_H</text:p>
            <text:p text:style-name="P46"/>
            <text:p text:style-name="P46">class C</text:p>
            <text:p text:style-name="P46">{</text:p>
            <text:p text:style-name="P46">public:</text:p>
            <text:p text:style-name="P46"><text:s text:c="4"/>int x; <text:s text:c="11"/>// regular class member variable</text:p>
            <text:p text:style-name="P46"><text:s text:c="4"/><text:span text:style-name="T36">static</text:span> int y; // static class member variable</text:p>
            <text:p text:style-name="P46"><text:s text:c="4"/><text:span text:style-name="T36">static</text:span> int z; // static class member variable</text:p>
            <text:p text:style-name="P46">};</text:p>
            <text:p text:style-name="P46"/>
            <text:p text:style-name="P46">#endif</text:p>
            <text:p text:style-name="P46"/>
          </table:table-cell>
        </table:table-row>
      </table:table>
      <text:p text:style-name="P27">Look at the “<text:span text:style-name="T2">static</text:span>” words in the code. This class has two static members: <text:span text:style-name="T2">y</text:span> and <text:span text:style-name="T2">z</text:span>.</text:p>
      <text:p text:style-name="P27"/>
      <text:p text:style-name="P27">Now if I do this in <text:span text:style-name="T2">main()</text:span><text:span text:style-name="T37"> (remember: don't run the code yet – just focus on the idea)</text:span><text:span text:style-name="T2">:</text:span></text:p>
      <table:table table:name="Table44" table:style-name="Table44">
        <table:table-column table:style-name="Table44.A"/>
        <table:table-row table:style-name="TableLine2210486069776">
          <table:table-cell table:style-name="Table44.A1" office:value-type="string">
            <text:p text:style-name="P65">#include &lt;iostream&gt;</text:p>
            <text:p text:style-name="P65">#include "C.h"</text:p>
            <text:p text:style-name="P65"/>
            <text:p text:style-name="P65">int main()</text:p>
            <text:p text:style-name="P65">{</text:p>
            <text:p text:style-name="P65"><text:soft-page-break/><text:s text:c="4"/>C c, d, e; // 3 objects from class C</text:p>
            <text:p text:style-name="P65"><text:s text:c="4"/>...</text:p>
          </table:table-cell>
        </table:table-row>
      </table:table>
      <text:p text:style-name="P27">then the objects current<text:span text:style-name="T44">ly</text:span> in memory and the static members of class <text:span text:style-name="T2">C</text:span> look like this (conceptually):</text:p>
      <text:p text:style-name="P27"><draw:frame text:anchor-type="paragraph" draw:z-index="5" draw:name="Shape1" draw:style-name="gr7" draw:text-style-name="P79" svg:width="0.5835in" svg:height="0.3843in" svg:x="2.0402in" svg:y="0.0846in"><draw:text-box><text:p>class C</text:p></draw:text-box></draw:frame></text:p>
      <text:p text:style-name="P27"><draw:frame text:anchor-type="paragraph" draw:z-index="0" draw:name="Shape2" draw:style-name="gr10" draw:text-style-name="P79" svg:width="1.3441in" svg:height="0.4677in" svg:x="1.5925in" svg:y="0.1319in"><draw:text-box><text:p><text:s text:c="12"/></text:p></draw:text-box></draw:frame></text:p>
      <text:p text:style-name="P27"><draw:frame text:anchor-type="paragraph" draw:z-index="1" draw:name="Shape3" draw:style-name="gr9" draw:text-style-name="P79" svg:width="0.3232in" svg:height="0.2606in" svg:x="1.8319in" svg:y="0.0866in"><draw:text-box><text:p><text:s/>42</text:p></draw:text-box></draw:frame><draw:frame text:anchor-type="paragraph" draw:z-index="2" draw:name="Shape4" draw:style-name="gr8" draw:text-style-name="P79" svg:width="0.3441in" svg:height="0.2606in" svg:x="1.6965in" svg:y="0.0866in"><draw:text-box><text:p>y</text:p></draw:text-box></draw:frame><draw:frame text:anchor-type="paragraph" draw:z-index="3" draw:name="Shape5" draw:style-name="gr9" draw:text-style-name="P79" svg:width="0.3232in" svg:height="0.2606in" svg:x="2.5508in" svg:y="0.0799in"><draw:text-box><text:p><text:s/>99</text:p></draw:text-box></draw:frame><draw:frame text:anchor-type="paragraph" draw:z-index="4" draw:name="Shape6" draw:style-name="gr8" draw:text-style-name="P79" svg:width="0.3441in" svg:height="0.2606in" svg:x="2.4154in" svg:y="0.0799in"><draw:text-box><text:p>z</text:p></draw:text-box></draw:frame></text:p>
      <text:p text:style-name="P27"/>
      <text:p text:style-name="P27"><draw:line text:anchor-type="paragraph" draw:z-index="9" draw:name="Shape7" draw:style-name="gr1" draw:text-style-name="P76" svg:x1="2.0406in" svg:y1="0.1201in" svg:x2="0.8217in" svg:y2="0.7012in"><text:p/></draw:line><draw:line text:anchor-type="paragraph" draw:z-index="10" draw:name="Shape8" draw:style-name="gr1" draw:text-style-name="P76" svg:x1="2.3004in" svg:y1="0.1201in" svg:x2="2.2693in" svg:y2="1.0657in"><text:p/></draw:line><draw:line text:anchor-type="paragraph" draw:z-index="11" draw:name="Shape9" draw:style-name="gr1" draw:text-style-name="P76" svg:x1="2.5091in" svg:y1="0.1201in" svg:x2="3.7902in" svg:y2="0.7567in"><text:p/></draw:line></text:p>
      <text:p text:style-name="P27"/>
      <text:p text:style-name="P27"/>
      <text:p text:style-name="P27"/>
      <text:p text:style-name="P27"><draw:g text:anchor-type="paragraph" draw:z-index="7" draw:name="Shape10" draw:style-name="gr2"><draw:g draw:style-name="gr3"><draw:ellipse draw:style-name="gr4" draw:text-style-name="P77" svg:width="1.0949in" svg:height="0.5425in" svg:x="3.2906in" svg:y="0.1181in"><text:p/></draw:ellipse><draw:frame draw:style-name="gr5" draw:text-style-name="P78" svg:width="0.3232in" svg:height="0.2122in" svg:x="3.7488in" svg:y="0.2709in"><draw:text-box><text:p><text:span text:style-name="T51"><text:s/></text:span><text:span text:style-name="T51">2</text:span></text:p></draw:text-box></draw:frame><draw:frame draw:style-name="gr6" draw:text-style-name="P78" svg:width="0.3441in" svg:height="0.1925in" svg:x="3.6134in" svg:y="0.2709in"><draw:text-box><text:p><text:span text:style-name="T51">x</text:span></text:p></draw:text-box></draw:frame></draw:g><draw:frame draw:style-name="gr6" draw:text-style-name="P78" svg:width="1.5004in" svg:height="0.1925in" svg:x="3.1134in" svg:y="0.7098in"><draw:text-box><text:p><text:span text:style-name="T51">object e from class C</text:span></text:p></draw:text-box></draw:frame></draw:g><draw:g text:anchor-type="paragraph" draw:z-index="6" draw:name="Shape11" draw:style-name="gr2"><draw:g draw:style-name="gr3"><draw:ellipse draw:style-name="gr4" draw:text-style-name="P77" svg:width="1.0949in" svg:height="0.5425in" svg:x="0.1965in" svg:y="0.0626in"><text:p/></draw:ellipse><draw:frame draw:style-name="gr5" draw:text-style-name="P78" svg:width="0.3232in" svg:height="0.2122in" svg:x="0.6547in" svg:y="0.2154in"><draw:text-box><text:p><text:span text:style-name="T51"><text:s/></text:span><text:span text:style-name="T51">0</text:span></text:p></draw:text-box></draw:frame><draw:frame draw:style-name="gr6" draw:text-style-name="P78" svg:width="0.3441in" svg:height="0.1925in" svg:x="0.5193in" svg:y="0.2154in"><draw:text-box><text:p><text:span text:style-name="T51">x</text:span></text:p></draw:text-box></draw:frame></draw:g><draw:frame draw:style-name="gr6" draw:text-style-name="P78" svg:width="1.5004in" svg:height="0.1925in" svg:x="0.0193in" svg:y="0.6543in"><draw:text-box><text:p><text:span text:style-name="T51">object c from class C</text:span></text:p></draw:text-box></draw:frame></draw:g></text:p>
      <text:p text:style-name="P27"/>
      <text:p text:style-name="P27"><draw:g text:anchor-type="paragraph" draw:z-index="8" draw:name="Shape12" draw:style-name="gr2"><draw:g draw:style-name="gr3"><draw:ellipse draw:style-name="gr4" draw:text-style-name="P77" svg:width="1.0949in" svg:height="0.5425in" svg:x="1.6756in" svg:y="0.1075in"><text:p/></draw:ellipse><draw:frame draw:style-name="gr5" draw:text-style-name="P78" svg:width="0.3232in" svg:height="0.2122in" svg:x="2.1339in" svg:y="0.2602in"><draw:text-box><text:p><text:span text:style-name="T51"><text:s/></text:span><text:span text:style-name="T51">1</text:span></text:p></draw:text-box></draw:frame><draw:frame draw:style-name="gr6" draw:text-style-name="P78" svg:width="0.3441in" svg:height="0.1925in" svg:x="1.9984in" svg:y="0.2602in"><draw:text-box><text:p><text:span text:style-name="T51">x</text:span></text:p></draw:text-box></draw:frame></draw:g><draw:frame draw:style-name="gr6" draw:text-style-name="P78" svg:width="1.5004in" svg:height="0.1925in" svg:x="1.4984in" svg:y="0.6992in"><draw:text-box><text:p><text:span text:style-name="T51">object d from class C</text:span></text:p></draw:text-box></draw:frame></draw:g></text:p>
      <text:p text:style-name="P27"/>
      <text:p text:style-name="P27"/>
      <text:p text:style-name="P27"/>
      <text:p text:style-name="P27"/>
      <text:p text:style-name="P27"/>
      <text:p text:style-name="P27">Note the following:</text:p>
      <text:list xml:id="list2946987220" text:style-name="L2">
        <text:list-item>
          <text:p text:style-name="P74"><text:span text:style-name="T30">Each of the 3 objects have their own member variable x. So … </text:span><text:span text:style-name="T6">c.x</text:span><text:span text:style-name="T30"> is different from </text:span><text:span text:style-name="T6">d.x</text:span><text:span text:style-name="T30"> which is different from </text:span><text:span text:style-name="T6">e.x</text:span><text:span text:style-name="T30">. When c changes its x to </text:span><text:span text:style-name="T6">1000</text:span><text:span text:style-name="T30">, </text:span><text:span text:style-name="T6">d.x</text:span><text:span text:style-name="T30"> is still </text:span><text:span text:style-name="T6">1</text:span><text:span text:style-name="T30"> and </text:span><text:span text:style-name="T6">e.x</text:span><text:span text:style-name="T30"> is still </text:span><text:span text:style-name="T6">2</text:span><text:span text:style-name="T30">.</text:span></text:p>
        </text:list-item>
        <text:list-item>
          <text:p text:style-name="P74"><text:span text:style-name="T30">All 3 objects </text:span><text:span text:style-name="T32">share</text:span><text:span text:style-name="T30"> </text:span><text:span text:style-name="T6">y</text:span><text:span text:style-name="T30"> and </text:span><text:span text:style-name="T6">z</text:span><text:span text:style-name="T30"> (the </text:span><text:span text:style-name="T32">static</text:span><text:span text:style-name="T30"> member variables). All 3 objects do have access to </text:span><text:span text:style-name="T6">y</text:span><text:span text:style-name="T30"> and </text:span><text:span text:style-name="T6">z</text:span><text:span text:style-name="T30">. So when </text:span><text:span text:style-name="T6">c</text:span><text:span text:style-name="T30"> changes </text:span><text:span text:style-name="T6">y</text:span><text:span text:style-name="T30"> to </text:span><text:span text:style-name="T6">43</text:span><text:span text:style-name="T30"> and </text:span><text:span text:style-name="T6">d</text:span><text:span text:style-name="T30"> print </text:span><text:span text:style-name="T6">y</text:span><text:span text:style-name="T30">, </text:span><text:span text:style-name="T6">d</text:span><text:span text:style-name="T30"> will be printing </text:span><text:span text:style-name="T6">43</text:span><text:span text:style-name="T30">.</text:span></text:p>
        </text:list-item>
      </text:list>
      <text:p text:style-name="P27"/>
      <text:p text:style-name="P27">Get it? It's really not that complex: regular member variables are not shared among objects while static member variables are shared across all objects. <text:s/></text:p>
      <text:p text:style-name="P27"/>
      <text:p text:style-name="P23"><text:span text:style-name="T30">Now although the objects </text:span><text:span text:style-name="T6">c</text:span><text:span text:style-name="T30">, </text:span><text:span text:style-name="T6">d</text:span><text:span text:style-name="T30">, </text:span><text:span text:style-name="T6">e</text:span><text:span text:style-name="T30"> have access to the static members </text:span><text:span text:style-name="T6">y</text:span><text:span text:style-name="T30">, </text:span><text:span text:style-name="T6">z</text:span><text:span text:style-name="T30">, you should view the static member variables as variables belong</text:span><text:span text:style-name="T31">ing</text:span><text:span text:style-name="T30"> to the class </text:span><text:span text:style-name="T6">C</text:span><text:span text:style-name="T30">. So … although you can write </text:span><text:span text:style-name="T6">c.y</text:span><text:span text:style-name="T30"> in your code (member </text:span><text:span text:style-name="T6">y</text:span><text:span text:style-name="T30"> is public – look at definition of class </text:span><text:span text:style-name="T6">C</text:span><text:span text:style-name="T30">):</text:span></text:p>
      <table:table table:name="Table45" table:style-name="Table45">
        <table:table-column table:style-name="Table45.A"/>
        <table:table-row table:style-name="TableLine2210486071952">
          <table:table-cell table:style-name="Table45.A1" office:value-type="string">
            <text:p text:style-name="P65">#include &lt;iostream&gt;</text:p>
            <text:p text:style-name="P65">#include "C.h"</text:p>
            <text:p text:style-name="P65"/>
            <text:p text:style-name="P65">int main()</text:p>
            <text:p text:style-name="P65">{</text:p>
            <text:p text:style-name="P65"><text:s text:c="4"/>C c, d, e; // 3 objects from class C</text:p>
            <text:p text:style-name="P65"><text:s text:c="4"/>std::cout &lt;&lt; c.y &lt;&lt; '\n';</text:p>
            <text:p text:style-name="P65"><text:s text:c="4"/>...</text:p>
          </table:table-cell>
        </table:table-row>
      </table:table>
      <text:p text:style-name="P23"><text:span text:style-name="T30">it's more common to write </text:span><text:span text:style-name="T6">C::y</text:span><text:span text:style-name="T30">.</text:span></text:p>
      <table:table table:name="Table46" table:style-name="Table46">
        <table:table-column table:style-name="Table46.A"/>
        <table:table-row table:style-name="TableLine2210486067872">
          <table:table-cell table:style-name="Table46.A1" office:value-type="string">
            <text:p text:style-name="P65">#include &lt;iostream&gt;</text:p>
            <text:p text:style-name="P65">#include "C.h"</text:p>
            <text:p text:style-name="P65"/>
            <text:p text:style-name="P65">int main()</text:p>
            <text:p text:style-name="P65">{</text:p>
            <text:p text:style-name="P65"><text:s text:c="4"/>C c, d, e; // 3 objects from class C</text:p>
            <text:p text:style-name="P65"><text:soft-page-break/><text:s text:c="4"/>std::cout &lt;&lt; <text:span text:style-name="T36">C::y</text:span> &lt;&lt; '\n'; // better than c.y</text:p>
            <text:p text:style-name="P65"><text:s text:c="4"/>...</text:p>
          </table:table-cell>
        </table:table-row>
      </table:table>
      <text:p text:style-name="P27"/>
      <text:p text:style-name="P27">If y is a private member:</text:p>
      <table:table table:name="Table47" table:style-name="Table47">
        <table:table-column table:style-name="Table47.A"/>
        <table:table-row table:style-name="TableLine2210486068144">
          <table:table-cell table:style-name="Table47.A1" office:value-type="string">
            <text:p text:style-name="P46">...</text:p>
            <text:p text:style-name="P46">class C</text:p>
            <text:p text:style-name="P46">{</text:p>
            <text:p text:style-name="P46">public:</text:p>
            <text:p text:style-name="P46"><text:s text:c="4"/>int x; <text:s text:c="7"/>// regular class member variable</text:p>
            <text:p text:style-name="P46"><text:s text:c="4"/>static int z; // static class member variable</text:p>
            <text:p text:style-name="P46">private:</text:p>
            <text:p text:style-name="P41"><text:s text:c="4"/>static int y; // static class member variable</text:p>
            <text:p text:style-name="P46">};</text:p>
            <text:p text:style-name="P46">...</text:p>
          </table:table-cell>
        </table:table-row>
      </table:table>
      <text:p text:style-name="P40">then this won't work:</text:p>
      <table:table table:name="Table48" table:style-name="Table48">
        <table:table-column table:style-name="Table48.A"/>
        <table:table-row table:style-name="TableLine2210486073584">
          <table:table-cell table:style-name="Table48.A1" office:value-type="string">
            <text:p text:style-name="P65">#include &lt;iostream&gt;</text:p>
            <text:p text:style-name="P65">#include "C.h"</text:p>
            <text:p text:style-name="P65"/>
            <text:p text:style-name="P65">int main()</text:p>
            <text:p text:style-name="P65">{</text:p>
            <text:p text:style-name="P65"><text:s text:c="4"/>C c, d, e; // 3 objects from class C</text:p>
            <text:p text:style-name="P65"><text:s text:c="4"/>std::cout &lt;&lt; C::y &lt;&lt; '\n'; // BAD! BAD! BAD!</text:p>
            <text:p text:style-name="P65"><text:s text:c="4"/>...</text:p>
          </table:table-cell>
        </table:table-row>
      </table:table>
      <text:p text:style-name="P27"/>
      <text:p text:style-name="P27">Now let me show you how to initialize the value of static member variables so that you can actually run the above code.</text:p>
      <text:p text:style-name="P27"/>
      <text:p text:style-name="P27"/>
      <text:p text:style-name="P27"/>
      <text:p text:style-name="P27"/>
      <text:p text:style-name="P43">Initialization of <text:span text:style-name="T43">s</text:span>tatic <text:span text:style-name="T43">m</text:span>ember <text:span text:style-name="T43">v</text:span>ariables</text:p>
      <text:p text:style-name="P27"/>
      <text:p text:style-name="P27">Here's our class C again:</text:p>
      <table:table table:name="Table49" table:style-name="Table49">
        <table:table-column table:style-name="Table49.A"/>
        <table:table-row table:style-name="TableLine2210486078480">
          <table:table-cell table:style-name="Table49.A1" office:value-type="string">
            <text:p text:style-name="P46">// C.h</text:p>
            <text:p text:style-name="P46">...</text:p>
            <text:p text:style-name="P46">class C</text:p>
            <text:p text:style-name="P46">{</text:p>
            <text:p text:style-name="P46">public:</text:p>
            <text:p text:style-name="P46"><text:s text:c="4"/>int x; <text:s text:c="7"/></text:p>
            <text:p text:style-name="P46"><text:s text:c="4"/>static int y; </text:p>
            <text:p text:style-name="P46"><text:s text:c="4"/>static int z; </text:p>
            <text:p text:style-name="P46">};</text:p>
            <text:p text:style-name="P46">...</text:p>
          </table:table-cell>
        </table:table-row>
      </table:table>
      <text:p text:style-name="P27">The member variables y and z are static and have to be initialized even before any object is created.</text:p>
      <text:p text:style-name="P27"/>
      <text:p text:style-name="P27">Recall an earlier example of static variable in functions:</text:p>
      <table:table table:name="Table50" table:style-name="Table50">
        <table:table-column table:style-name="Table50.A"/>
        <table:table-row table:style-name="TableLine2210486080112">
          <table:table-cell table:style-name="Table50.A1" office:value-type="string">
            <text:p text:style-name="P45">void f()</text:p>
            <text:p text:style-name="P45">{</text:p>
            <text:p text:style-name="P45"><text:s text:c="4"/>static int x = 0; // this is executed ONCE when</text:p>
            <text:p text:style-name="P45"><text:s text:c="22"/>// the program starts up</text:p>
            <text:p text:style-name="P45"><text:s text:c="22"/>// and x STAYS AROUND even when</text:p>
            <text:p text:style-name="P45"><text:s text:c="22"/>// you return from f(). x goes</text:p>
            <text:p text:style-name="P45"><text:s text:c="22"/>// away and only when the</text:p>
            <text:p text:style-name="P45"><text:s text:c="22"/>// program ends. So x is NOT</text:p>
            <text:p text:style-name="P45"><text:s text:c="22"/>// automatic.</text:p>
            <text:p text:style-name="P45"><text:s text:c="4"/>...</text:p>
            <text:p text:style-name="P45">}</text:p>
          </table:table-cell>
        </table:table-row>
      </table:table>
      <text:p text:style-name="P27">Static variables have to be initialized when <text:span text:style-name="T45">you</text:span> <text:span text:style-name="T46">run</text:span> your program. In the case of classes, the static members are initialized even before you create any object of that class. So the initialization of <text:span text:style-name="T2">y</text:span> and <text:span text:style-name="T2">z</text:span> are not done through objects. </text:p>
      <text:p text:style-name="P27"/>
      <text:p text:style-name="P27">The initialization is done through the class. There are two ways of doing it. </text:p>
      <table:table table:name="Table51" table:style-name="Table51">
        <table:table-column table:style-name="Table51.A"/>
        <table:table-row table:style-name="TableLine2210486074944">
          <table:table-cell table:style-name="Table51.A1" office:value-type="string">
            <text:p text:style-name="P46">// C.cpp</text:p>
            <text:p text:style-name="P46">#include "C.h"</text:p>
            <text:p text:style-name="P46"/>
            <text:p text:style-name="P46">int C::y(42); <text:s text:c="2"/>// First method of initialization</text:p>
            <text:p text:style-name="P46">int C::z = 99; <text:s/>// Second method of initialization</text:p>
          </table:table-cell>
        </table:table-row>
      </table:table>
      <text:p text:style-name="P27"/>
      <text:p text:style-name="P27">Don't forget the <text:span text:style-name="T2">C::</text:span> in front of the <text:span text:style-name="T2">y</text:span>!!!</text:p>
      <text:p text:style-name="P27"/>
      <text:p text:style-name="P27">Note that the initialization code must be done in the implementation file, i.e., the cpp file, and not in the header file. (There's an exception – see later section on constant static member variables.)</text:p>
      <text:p text:style-name="P33"/>
      <text:p text:style-name="P27"><text:span text:style-name="T34">WARNING:</text:span><text:span text:style-name="T35"> </text:span><text:span text:style-name="T39">Do </text:span><text:span text:style-name="T23">not</text:span><text:span text:style-name="T39"> include keyword static in cpp file.</text:span></text:p>
      <table:table table:name="Table5" table:style-name="Table5">
        <table:table-column table:style-name="Table5.A"/>
        <table:table-row table:style-name="TableLine2210486077664">
          <table:table-cell table:style-name="Table5.A1" office:value-type="string">
            <text:p text:style-name="P46">// C.cpp</text:p>
            <text:p text:style-name="P46">...</text:p>
            <text:p text:style-name="P46"/>
            <text:p text:style-name="P46">static int C::y(42); // WRONG!!!!!!</text:p>
            <text:p text:style-name="P46"><text:soft-page-break/>...</text:p>
          </table:table-cell>
        </table:table-row>
      </table:table>
      <text:p text:style-name="P27">Static should only appear during declaration in the header file.</text:p>
      <text:p text:style-name="P57"/>
      <text:p text:style-name="P57">With the above you can now run this:</text:p>
      <table:table table:name="Table22" table:style-name="Table22">
        <table:table-column table:style-name="Table22.A"/>
        <table:table-row table:style-name="TableLine2210486079568">
          <table:table-cell table:style-name="Table22.A1" office:value-type="string">
            <text:p text:style-name="P46">// C.h</text:p>
            <text:p text:style-name="P46">#ifndef C_H</text:p>
            <text:p text:style-name="P46">#define C_H</text:p>
            <text:p text:style-name="P46"/>
            <text:p text:style-name="P46">class C</text:p>
            <text:p text:style-name="P46">{</text:p>
            <text:p text:style-name="P46">public:</text:p>
            <text:p text:style-name="P49"><text:s text:c="4"/>int x; <text:s text:c="7"/></text:p>
            <text:p text:style-name="P49"><text:s text:c="4"/>static int y; </text:p>
            <text:p text:style-name="P49"><text:s text:c="4"/>static int z;</text:p>
            <text:p text:style-name="P46">};</text:p>
            <text:p text:style-name="P46"/>
            <text:p text:style-name="P46">#endif</text:p>
            <text:p text:style-name="P46"/>
          </table:table-cell>
        </table:table-row>
      </table:table>
      <text:p text:style-name="P27"/>
      <table:table table:name="Table23" table:style-name="Table23">
        <table:table-column table:style-name="Table23.A"/>
        <table:table-row table:style-name="TableLine2210486065696">
          <table:table-cell table:style-name="Table23.A1" office:value-type="string">
            <text:p text:style-name="P46">// C.cpp</text:p>
            <text:p text:style-name="P46">#include "C.h"</text:p>
            <text:p text:style-name="P46"/>
            <text:p text:style-name="P46">int C::y(42); <text:s text:c="2"/></text:p>
            <text:p text:style-name="P46">int C::z = 99;</text:p>
          </table:table-cell>
        </table:table-row>
      </table:table>
      <text:p text:style-name="P27"/>
      <table:table table:name="Table21" table:style-name="Table21">
        <table:table-column table:style-name="Table21.A"/>
        <table:table-row table:style-name="TableLine2210486089088">
          <table:table-cell table:style-name="Table21.A1" office:value-type="string">
            <text:p text:style-name="P65">#include &lt;iostream&gt;</text:p>
            <text:p text:style-name="P65">#include "C.h"</text:p>
            <text:p text:style-name="P65"/>
            <text:p text:style-name="P65">int main()</text:p>
            <text:p text:style-name="P65">{</text:p>
            <text:p text:style-name="P65"><text:s text:c="4"/>C c, d, e; </text:p>
            <text:p text:style-name="P65"><text:s text:c="4"/>std::cout &lt;&lt; C::y &lt;&lt; '\n';</text:p>
            <text:p text:style-name="P65"><text:s text:c="4"/>std::cout &lt;&lt; C::z &lt;&lt; '\n';</text:p>
            <text:p text:style-name="P65"/>
            <text:p text:style-name="P65"><text:s text:c="4"/>// Change C::y through c ...</text:p>
            <text:p text:style-name="P65"><text:s text:c="4"/>c.y = 24;</text:p>
            <text:p text:style-name="P65"><text:s text:c="4"/>std::cout &lt;&lt; C::y &lt;&lt; '\n'; // and C::y is changed</text:p>
            <text:p text:style-name="P65"><text:s text:c="4"/></text:p>
            <text:p text:style-name="P65"><text:s text:c="4"/>// Change C::y ...</text:p>
            <text:p text:style-name="P65"><text:s text:c="4"/>C::y = 42;</text:p>
            <text:p text:style-name="P65"><text:s text:c="4"/>std::cout &lt;&lt; d.y &lt;&lt; '\n'; // and d.y is changed</text:p>
            <text:p text:style-name="P65"/>
            <text:p text:style-name="P65"><text:s text:c="4"/>// And in fact they are all the same ...</text:p>
            <text:p text:style-name="P65"><text:s text:c="4"/>std::cout &lt;&lt; &amp;C::y &lt;&lt; ' ' </text:p>
            <text:p text:style-name="P64"><text:s text:c="14"/>&lt;&lt; &amp;c.y &lt;&lt; ' ' </text:p>
            <text:p text:style-name="P64"><text:s text:c="14"/>&lt;&lt; &amp;d.y &lt;&lt; '\n' </text:p>
            <text:p text:style-name="P65"/>
            <text:p text:style-name="P65"><text:s text:c="4"/>return 0;</text:p>
            <text:p text:style-name="P65">}</text:p>
          </table:table-cell>
        </table:table-row>
      </table:table>
      <text:p text:style-name="P31"/>
      <text:p text:style-name="P44">Static <text:span text:style-name="T43">m</text:span>ethods (i.e. <text:span text:style-name="T43">s</text:span>tatic <text:span text:style-name="T43">m</text:span>ember <text:span text:style-name="T43">f</text:span>unctions)</text:p>
      <text:p text:style-name="P38"/>
      <text:p text:style-name="P54">Just like a regular member variable can be made static (so that it belongs to the class), a method can also made static.</text:p>
      <text:p text:style-name="P54"/>
      <text:p text:style-name="P54">To make a method static put the keyword <text:span text:style-name="T2">static</text:span> in front of the prototype of the method in the class declaration.</text:p>
      <text:p text:style-name="P54"/>
      <text:p text:style-name="P54">A static method or static member function is like a method that belongs to the class and not to individual objects. In general, this is how you decide <text:span text:style-name="T40">if</text:span> a method should be static or not …</text:p>
      <text:p text:style-name="P54"/>
      <text:p text:style-name="P54">If a method of a class <text:span text:style-name="T2">C</text:span> does not work with any regular member variable of <text:span text:style-name="T2">C</text:span>, then the method should be made static.</text:p>
      <text:p text:style-name="P59"/>
      <text:p text:style-name="P7"/>
      <text:p text:style-name="P7"><text:span text:style-name="T26">Exercise.</text:span><text:span text:style-name="T27"> Which method should be static?</text:span></text:p>
      <table:table table:name="Table6" table:style-name="Table6">
        <table:table-column table:style-name="Table6.A"/>
        <table:table-row table:style-name="TableLine2210486094800">
          <table:table-cell table:style-name="Table6.A1" office:value-type="string">
            <text:p text:style-name="P41">class C </text:p>
            <text:p text:style-name="P41">{</text:p>
            <text:p text:style-name="P41">public:</text:p>
            <text:p text:style-name="P41"><text:s text:c="4"/>C(char name[]) { strcpy(name_, name); }</text:p>
            <text:p text:style-name="P41"><text:s text:c="4"/>void print0() const </text:p>
            <text:p text:style-name="P41"><text:s text:c="4"/>{ </text:p>
            <text:p text:style-name="P41"><text:s text:c="8"/>std::cout &lt;&lt; "hello 0\n"; </text:p>
            <text:p text:style-name="P41"><text:s text:c="4"/>}</text:p>
            <text:p text:style-name="P41"><text:s text:c="4"/>void print1() const </text:p>
            <text:p text:style-name="P41"><text:s text:c="4"/>{</text:p>
            <text:p text:style-name="P41"><text:s text:c="8"/>std::cout &lt;&lt; "hello " &lt;&lt; name_ &lt;&lt; std::endl; </text:p>
            <text:p text:style-name="P41"><text:s text:c="4"/>}</text:p>
            <text:p text:style-name="P41">private:</text:p>
            <text:p text:style-name="P41"><text:s text:c="4"/>char name_[100];</text:p>
            <text:p text:style-name="P41">};</text:p>
            <text:p text:style-name="P41"/>
            <text:p text:style-name="P41">int main()</text:p>
            <text:p text:style-name="P41">{ </text:p>
            <text:p text:style-name="P41"><text:s text:c="4"/>C c("john"); </text:p>
            <text:p text:style-name="P41"><text:s text:c="4"/>c.print0(); </text:p>
            <text:p text:style-name="P41"><text:s text:c="4"/>c.print1(); </text:p>
            <text:p text:style-name="P41"><text:s text:c="4"/>return 0;</text:p>
            <text:p text:style-name="P41">}</text:p>
          </table:table-cell>
        </table:table-row>
      </table:table>
      <text:p text:style-name="P54"/>
      <text:p text:style-name="P54"/>
      <text:p text:style-name="P54">Here's our class <text:span text:style-name="T2">C</text:span> again:</text:p>
      <table:table table:name="Table52" table:style-name="Table52">
        <table:table-column table:style-name="Table52.A"/>
        <table:table-row table:style-name="TableLine2210486091264">
          <table:table-cell table:style-name="Table52.A1" office:value-type="string">
            <text:p text:style-name="P46">// C.h</text:p>
            <text:p text:style-name="P46">#ifndef C_H</text:p>
            <text:p text:style-name="P46">#define C_H</text:p>
            <text:p text:style-name="P46"/>
            <text:p text:style-name="P46">class C</text:p>
            <text:p text:style-name="P46">{</text:p>
            <text:p text:style-name="P46">public:</text:p>
            <text:p text:style-name="P49"><text:s text:c="4"/>int x; <text:s text:c="7"/></text:p>
            <text:p text:style-name="P49"><text:soft-page-break/><text:s text:c="4"/>static int y; </text:p>
            <text:p text:style-name="P49"><text:s text:c="4"/>static int z;</text:p>
            <text:p text:style-name="P46">};</text:p>
            <text:p text:style-name="P46"/>
            <text:p text:style-name="P46">#endif</text:p>
            <text:p text:style-name="P46"/>
          </table:table-cell>
        </table:table-row>
      </table:table>
      <text:p text:style-name="P27"/>
      <table:table table:name="Table53" table:style-name="Table53">
        <table:table-column table:style-name="Table53.A"/>
        <table:table-row table:style-name="TableLine2210486095072">
          <table:table-cell table:style-name="Table53.A1" office:value-type="string">
            <text:p text:style-name="P46">// C.cpp</text:p>
            <text:p text:style-name="P46">#include "C.h"</text:p>
            <text:p text:style-name="P46"/>
            <text:p text:style-name="P46">int C::y(42); <text:s text:c="2"/></text:p>
            <text:p text:style-name="P46">int C::z = 99;</text:p>
          </table:table-cell>
        </table:table-row>
      </table:table>
      <text:p text:style-name="P31"/>
      <text:p text:style-name="P32">Note that in general, you want to hide all member variable<text:span text:style-name="T47">s</text:span>, static or not. So I really should do this:</text:p>
      <table:table table:name="Table54" table:style-name="Table54">
        <table:table-column table:style-name="Table54.A"/>
        <table:table-row table:style-name="TableLine2210486087456">
          <table:table-cell table:style-name="Table54.A1" office:value-type="string">
            <text:p text:style-name="P46">// C.h</text:p>
            <text:p text:style-name="P46">#ifndef C_H</text:p>
            <text:p text:style-name="P46">#define C_H</text:p>
            <text:p text:style-name="P46"/>
            <text:p text:style-name="P46">class C</text:p>
            <text:p text:style-name="P46">{</text:p>
            <text:p text:style-name="P46">public:</text:p>
            <text:p text:style-name="P49">private:</text:p>
            <text:p text:style-name="P49"><text:s text:c="4"/>int x;</text:p>
            <text:p text:style-name="P49"><text:s text:c="4"/>static int y; </text:p>
            <text:p text:style-name="P49"><text:s text:c="4"/>static int z;</text:p>
            <text:p text:style-name="P46">};</text:p>
            <text:p text:style-name="P46"/>
            <text:p text:style-name="P46">#endif</text:p>
            <text:p text:style-name="P46"/>
          </table:table-cell>
        </table:table-row>
      </table:table>
      <text:p text:style-name="P27"/>
      <table:table table:name="Table55" table:style-name="Table55">
        <table:table-column table:style-name="Table55.A"/>
        <table:table-row table:style-name="TableLine2210486080928">
          <table:table-cell table:style-name="Table55.A1" office:value-type="string">
            <text:p text:style-name="P46">// C.cpp</text:p>
            <text:p text:style-name="P46">#include "C.h"</text:p>
            <text:p text:style-name="P46"/>
            <text:p text:style-name="P46">int C::y(42); <text:s text:c="2"/></text:p>
            <text:p text:style-name="P46">int C::z = 99;</text:p>
          </table:table-cell>
        </table:table-row>
      </table:table>
      <text:p text:style-name="P32"/>
      <text:p text:style-name="P27"><text:span text:style-name="T26">What if I might want to print the value of </text:span><text:span text:style-name="T3">C::y</text:span><text:span text:style-name="T26">? The following does not work any more since </text:span><text:span text:style-name="T3">C::y</text:span><text:span text:style-name="T26"> is now private:</text:span></text:p>
      <table:table table:name="Table56" table:style-name="Table56">
        <table:table-column table:style-name="Table56.A"/>
        <table:table-row table:style-name="TableLine2210486093712">
          <table:table-cell table:style-name="Table56.A1" office:value-type="string">
            <text:p text:style-name="P65">#include &lt;iostream&gt;</text:p>
            <text:p text:style-name="P65">#include "C.h"</text:p>
            <text:p text:style-name="P65"/>
            <text:p text:style-name="P65">int main()</text:p>
            <text:p text:style-name="P65">{</text:p>
            <text:p text:style-name="P65"><text:s text:c="4"/>std::cout &lt;&lt; C::y &lt;&lt; '\n'; // YIKES!!!</text:p>
            <text:p text:style-name="P65"/>
            <text:p text:style-name="P65"><text:s text:c="4"/>return 0;</text:p>
            <text:p text:style-name="P65">}</text:p>
          </table:table-cell>
        </table:table-row>
      </table:table>
      <text:p text:style-name="P32">What should we do? </text:p>
      <text:p text:style-name="P32"/>
      <text:p text:style-name="P32">No problem... you just need a public method to return the value of <text:span text:style-name="T2">C::y</text:span>:</text:p>
      <text:p text:style-name="P27"/>
      <table:table table:name="Table57" table:style-name="Table57">
        <table:table-column table:style-name="Table57.A"/>
        <text:soft-page-break/>
        <table:table-row table:style-name="TableLine2210486092080">
          <table:table-cell table:style-name="Table57.A1" office:value-type="string">
            <text:p text:style-name="P46">// C.h</text:p>
            <text:p text:style-name="P46">...</text:p>
            <text:p text:style-name="P46"/>
            <text:p text:style-name="P46">class C</text:p>
            <text:p text:style-name="P46">{</text:p>
            <text:p text:style-name="P46">public:</text:p>
            <text:p text:style-name="P46"><text:s text:c="4"/>int get_y() const;</text:p>
            <text:p text:style-name="P49">private:</text:p>
            <text:p text:style-name="P49"><text:s text:c="4"/>...</text:p>
            <text:p text:style-name="P46">};</text:p>
            <text:p text:style-name="P46"/>
            <text:p text:style-name="P46">...</text:p>
          </table:table-cell>
        </table:table-row>
      </table:table>
      <text:p text:style-name="P27"/>
      <table:table table:name="Table58" table:style-name="Table58">
        <table:table-column table:style-name="Table58.A"/>
        <table:table-row table:style-name="TableLine2210486096704">
          <table:table-cell table:style-name="Table58.A1" office:value-type="string">
            <text:p text:style-name="P46">// C.cpp</text:p>
            <text:p text:style-name="P46">#include "C.h"</text:p>
            <text:p text:style-name="P46"/>
            <text:p text:style-name="P46">...</text:p>
            <text:p text:style-name="P46"/>
            <text:p text:style-name="P46">int C::get_y() const</text:p>
            <text:p text:style-name="P46">{</text:p>
            <text:p text:style-name="P46"><text:s text:c="4"/>return y;<text:line-break/>}</text:p>
          </table:table-cell>
        </table:table-row>
      </table:table>
      <text:p text:style-name="P27"/>
      <table:table table:name="Table59" table:style-name="Table59">
        <table:table-column table:style-name="Table59.A"/>
        <table:table-row table:style-name="TableLine2210486086368">
          <table:table-cell table:style-name="Table59.A1" office:value-type="string">
            <text:p text:style-name="P65">#include &lt;iostream&gt;</text:p>
            <text:p text:style-name="P65">#include "C.h"</text:p>
            <text:p text:style-name="P65"/>
            <text:p text:style-name="P65">int main()</text:p>
            <text:p text:style-name="P65">{</text:p>
            <text:p text:style-name="P65"><text:s text:c="4"/>//std::cout &lt;&lt; C::y &lt;&lt; '\n';</text:p>
            <text:p text:style-name="P65"/>
            <text:p text:style-name="P65"><text:s text:c="4"/>C c;</text:p>
            <text:p text:style-name="P65"><text:s text:c="4"/>std::cout &lt;&lt; c.get_y() &lt;&lt; '\n';</text:p>
            <text:p text:style-name="P65"/>
            <text:p text:style-name="P65"><text:s text:c="4"/>return 0;</text:p>
            <text:p text:style-name="P65">}</text:p>
          </table:table-cell>
        </table:table-row>
      </table:table>
      <text:p text:style-name="P32"/>
      <text:p text:style-name="P27"><text:span text:style-name="T26">Note that in this case, we're accessing </text:span><text:span text:style-name="T3">C::y</text:span><text:span text:style-name="T26"> using </text:span><text:span text:style-name="T3">c</text:span><text:span text:style-name="T26">, which is a </text:span><text:span text:style-name="T3">C</text:span><text:span text:style-name="T26"> object. It does work, but note the </text:span><text:span text:style-name="T3">C::get_y()</text:span><text:span text:style-name="T26"> method works only with a static member variable. So it's better to make </text:span><text:span text:style-name="T3">C::get_y()</text:span><text:span text:style-name="T26"> a static method like this:</text:span></text:p>
      <table:table table:name="Table60" table:style-name="Table60">
        <table:table-column table:style-name="Table60.A"/>
        <table:table-row table:style-name="TableLine2210486088816">
          <table:table-cell table:style-name="Table60.A1" office:value-type="string">
            <text:p text:style-name="P46">// C.h</text:p>
            <text:p text:style-name="P46">...</text:p>
            <text:p text:style-name="P46"/>
            <text:p text:style-name="P46">class C</text:p>
            <text:p text:style-name="P46">{</text:p>
            <text:p text:style-name="P46">public:</text:p>
            <text:p text:style-name="P46"><text:s text:c="4"/><text:span text:style-name="T36">static</text:span> int get_y(); // remove "const"</text:p>
            <text:p text:style-name="P49">private:</text:p>
            <text:p text:style-name="P49"><text:s text:c="4"/>...</text:p>
            <text:p text:style-name="P46">};</text:p>
            <text:p text:style-name="P46"/>
            <text:p text:style-name="P46">...</text:p>
          </table:table-cell>
        </table:table-row>
      </table:table>
      <text:p text:style-name="P27"><text:soft-page-break/></text:p>
      <table:table table:name="Table61" table:style-name="Table61">
        <table:table-column table:style-name="Table61.A"/>
        <table:table-row table:style-name="TableLine2210486093168">
          <table:table-cell table:style-name="Table61.A1" office:value-type="string">
            <text:p text:style-name="P46">// C.cpp</text:p>
            <text:p text:style-name="P46">#include "C.h"</text:p>
            <text:p text:style-name="P46"/>
            <text:p text:style-name="P46">...</text:p>
            <text:p text:style-name="P46"/>
            <text:p text:style-name="P46">int C::get_y() // remove “const”</text:p>
            <text:p text:style-name="P46">{</text:p>
            <text:p text:style-name="P46"><text:s text:c="4"/>return y;<text:line-break/>}</text:p>
          </table:table-cell>
        </table:table-row>
      </table:table>
      <text:p text:style-name="P27"/>
      <table:table table:name="Table62" table:style-name="Table62">
        <table:table-column table:style-name="Table62.A"/>
        <table:table-row table:style-name="TableLine2210486093440">
          <table:table-cell table:style-name="Table62.A1" office:value-type="string">
            <text:p text:style-name="P65">#include &lt;iostream&gt;</text:p>
            <text:p text:style-name="P65">#include "C.h"</text:p>
            <text:p text:style-name="P65"/>
            <text:p text:style-name="P65">int main()</text:p>
            <text:p text:style-name="P65">{</text:p>
            <text:p text:style-name="P65"><text:s text:c="4"/>std::cout &lt;&lt; C::get_y() &lt;&lt; '\n';</text:p>
            <text:p text:style-name="P65"/>
            <text:p text:style-name="P65"><text:s text:c="4"/>return 0;</text:p>
            <text:p text:style-name="P65">}</text:p>
          </table:table-cell>
        </table:table-row>
      </table:table>
      <text:p text:style-name="P32"/>
      <text:p text:style-name="P32">Easy right?</text:p>
      <text:p text:style-name="P29"/>
      <text:p text:style-name="P55">WARNING:<text:span text:style-name="T9"> Do </text:span><text:span text:style-name="T18">not</text:span><text:span text:style-name="T24"> </text:span><text:span text:style-name="T16">include the </text:span><text:span text:style-name="T13">static</text:span><text:span text:style-name="T16"> keyword in the definition of the method in the cpp file. (But if the definition of the static method is in the class within the header file, i.e. it is inlined, then you have to include the keyword </text:span><text:span text:style-name="T13">static</text:span><text:span text:style-name="T16">.)</text:span></text:p>
      <text:p text:style-name="P57"/>
      <text:p text:style-name="P55"><text:span text:style-name="T18">IMPORTANT WARNING ...</text:span><text:span text:style-name="T16"> Because static methods belong to the class rather than the object and only work with static member variables, </text:span><text:span text:style-name="T18">the body of the method must not refer to the </text:span><text:span text:style-name="T15">this</text:span><text:span text:style-name="T18"> pointer.</text:span><text:span text:style-name="T16"> There is no </text:span><text:span text:style-name="T13">this</text:span><text:span text:style-name="T16"> pointer in the body of a static method. Also, you cannot do this:</text:span></text:p>
      <table:table table:name="Table7" table:style-name="Table7">
        <table:table-column table:style-name="Table7.A"/>
        <table:table-row table:style-name="TableLine2210486083104">
          <table:table-cell table:style-name="Table7.A1" office:value-type="string">
            <text:p text:style-name="P46">// C.h</text:p>
            <text:p text:style-name="P46">...</text:p>
            <text:p text:style-name="P46"/>
            <text:p text:style-name="P46">class C</text:p>
            <text:p text:style-name="P46">{</text:p>
            <text:p text:style-name="P46">public:</text:p>
            <text:p text:style-name="P49"><text:s text:c="4"/>static int get_y() const; // Huh?!?</text:p>
            <text:p text:style-name="P49">private:</text:p>
            <text:p text:style-name="P49"><text:s text:c="4"/>...</text:p>
            <text:p text:style-name="P46">};</text:p>
            <text:p text:style-name="P46"/>
            <text:p text:style-name="P46">...</text:p>
          </table:table-cell>
        </table:table-row>
      </table:table>
      <text:p text:style-name="P27"><text:span text:style-name="T17">Because “const” refers to the fact the object making this method call cannot be changed by this method. But since the method should be called by the class, the</text:span><text:span text:style-name="T19">re</text:span><text:span text:style-name="T17">'s no object involved (even if you use a </text:span><text:span text:style-name="T14">C</text:span><text:span text:style-name="T17"> object to invoke </text:span><text:span text:style-name="T14">get_y()</text:span><text:span text:style-name="T17">).</text:span></text:p>
      <text:p text:style-name="P57"/>
      <text:p text:style-name="P27">Although you can also call a static method through an object:</text:p>
      <table:table table:name="Table8" table:style-name="Table8">
        <table:table-column table:style-name="Table8.A"/>
        <text:soft-page-break/>
        <table:table-row table:style-name="TableLine2210486089904">
          <table:table-cell table:style-name="Table8.A1" office:value-type="string">
            <text:p text:style-name="P65">#include &lt;iostream&gt;</text:p>
            <text:p text:style-name="P65">#include "C.h"</text:p>
            <text:p text:style-name="P65"/>
            <text:p text:style-name="P65">int main()</text:p>
            <text:p text:style-name="P65">{</text:p>
            <text:p text:style-name="P65"><text:s text:c="4"/>std::cout &lt;&lt; C::get_y() &lt;&lt; '\n'; // BETTER</text:p>
            <text:p text:style-name="P65"/>
            <text:p text:style-name="P65"><text:s text:c="4"/>C c;</text:p>
            <text:p text:style-name="P64"><text:s text:c="4"/>std::cout &lt;&lt; c.get_y() &lt;&lt; '\n'; <text:s/>// WORKS ... BUT</text:p>
            <text:p text:style-name="P65"><text:s text:c="4"/></text:p>
            <text:p text:style-name="P65"><text:s text:c="4"/>return 0;</text:p>
            <text:p text:style-name="P65">}</text:p>
          </table:table-cell>
        </table:table-row>
      </table:table>
      <text:p text:style-name="P37"/>
      <text:p text:style-name="P60"/>
      <text:p text:style-name="P61"><text:span text:style-name="T38">Exercise. </text:span><text:span text:style-name="T37">Add a public static method C::set_y() to set the value of C::y in the above class C. Test your code.</text:span></text:p>
      <text:p text:style-name="P62"/>
      <text:p text:style-name="P62"/>
      <text:p text:style-name="P61"><text:span text:style-name="T38">Exercise.</text:span> <text:span text:style-name="T33">What's wrong here?</text:span></text:p>
      <table:table table:name="Table9" table:style-name="Table9">
        <table:table-column table:style-name="Table9.A"/>
        <table:table-row table:style-name="TableLine2210486097248">
          <table:table-cell table:style-name="Table9.A1" office:value-type="string">
            <text:p text:style-name="P34">class C</text:p>
            <text:p text:style-name="P34">{</text:p>
            <text:p text:style-name="P34">public:</text:p>
            <text:p text:style-name="P34"><text:s text:c="4"/>C(int a) : x_(a) {}</text:p>
            <text:p text:style-name="P34"><text:s text:c="4"/>static void set() { x_ = a; }</text:p>
            <text:p text:style-name="P34"><text:s text:c="4"/>static C &amp; clear() </text:p>
            <text:p text:style-name="P34"><text:s text:c="4"/>{ </text:p>
            <text:p text:style-name="P34"><text:s text:c="8"/>x_ = 0; </text:p>
            <text:p text:style-name="P34"><text:s text:c="8"/>return (*this);</text:p>
            <text:p text:style-name="P34"><text:s text:c="4"/>} </text:p>
            <text:p text:style-name="P34">private:</text:p>
            <text:p text:style-name="P34"><text:s text:c="4"/>static int x_;</text:p>
            <text:p text:style-name="P34">};</text:p>
          </table:table-cell>
        </table:table-row>
      </table:table>
      <text:p text:style-name="P58"/>
      <text:p text:style-name="P43">Application: Keeping a count of objects which are alive</text:p>
      <text:p text:style-name="P27"/>
      <text:p text:style-name="P27"/>
      <text:p text:style-name="P27">Suppose you want to maintain a count of the number of objects which are “alive”. This is what I mean:</text:p>
      <table:table table:name="Table43" table:style-name="Table43">
        <table:table-column table:style-name="Table43.A"/>
        <table:table-row table:style-name="TableLine2210486097792">
          <table:table-cell table:style-name="Table43.A1" office:value-type="string">
            <text:p text:style-name="P46">int main()</text:p>
            <text:p text:style-name="P46">{</text:p>
            <text:p text:style-name="P46"><text:s text:c="4"/>Car a; <text:s text:c="5"/>// at this point, there's 1 Car obj</text:p>
            <text:p text:style-name="P46"><text:s text:c="4"/>Car b; <text:s text:c="5"/>// at this point, there are 2 Car objs</text:p>
            <text:p text:style-name="P46"/>
            <text:p text:style-name="P46"><text:s text:c="4"/>int x = 42;</text:p>
            <text:p text:style-name="P46"><text:s text:c="4"/>if (x &lt; 42)</text:p>
            <text:p text:style-name="P46"><text:s text:c="4"/>{</text:p>
            <text:p text:style-name="P46"><text:s text:c="8"/>...</text:p>
            <text:p text:style-name="P46"><text:s text:c="4"/>}</text:p>
            <text:p text:style-name="P46"><text:s text:c="4"/>else</text:p>
            <text:p text:style-name="P46"><text:s text:c="4"/>{</text:p>
            <text:p text:style-name="P46"><text:s text:c="8"/>Car a; <text:s/>// at this point, there are 3 Car objs</text:p>
            <text:p text:style-name="P46"><text:s text:c="8"/>Car z; <text:s/>// at this point, there are 4 Car objs</text:p>
            <text:p text:style-name="P46"><text:s text:c="4"/>}</text:p>
            <text:p text:style-name="P46"><text:s text:c="16"/>// at this point, there are 2 Car objs</text:p>
            <text:p text:style-name="P46"><text:s text:c="4"/>Car c; <text:s text:c="5"/>// at this point, there are 3 Car objs</text:p>
            <text:p text:style-name="P46"><text:s text:c="4"/>Car * p = new Car; </text:p>
            <text:p text:style-name="P46"><text:s text:c="16"/>// at this point, there are 4 Car objs</text:p>
            <text:p text:style-name="P46"><text:s text:c="4"/>Car d = c; <text:s/>// at this point, there are 5 Car objs</text:p>
            <text:p text:style-name="P46"><text:s text:c="4"/>delete p; <text:s text:c="2"/>// at this point, there are 4 Car objs</text:p>
            <text:p text:style-name="P46"/>
            <text:p text:style-name="P46"><text:s text:c="4"/>return 0; <text:s text:c="2"/>// at this point, there are 0 Car objs</text:p>
            <text:p text:style-name="P46">}</text:p>
          </table:table-cell>
        </table:table-row>
      </table:table>
      <text:p text:style-name="P28"/>
      <text:p text:style-name="P40">All you need to do is to declare a static member in Car to keep track of objects which are live:</text:p>
      <table:table table:name="Table24" table:style-name="Table24">
        <table:table-column table:style-name="Table24.A"/>
        <table:table-row table:style-name="TableLine2210486082016">
          <table:table-cell table:style-name="Table24.A1" office:value-type="string">
            <text:p text:style-name="P46">class Car</text:p>
            <text:p text:style-name="P46">{</text:p>
            <text:p text:style-name="P46">public:</text:p>
            <text:p text:style-name="P46"/>
            <text:p text:style-name="P46"><text:s text:c="4"/>static int numObjects;</text:p>
            <text:p text:style-name="P46"><text:s text:c="4"/>...</text:p>
            <text:p text:style-name="P46">private:</text:p>
            <text:p text:style-name="P46"><text:s text:c="4"/>...</text:p>
            <text:p text:style-name="P46">};</text:p>
            <text:p text:style-name="P46"/>
            <text:p text:style-name="P46">int C::numObjects(0);</text:p>
          </table:table-cell>
        </table:table-row>
      </table:table>
      <text:p text:style-name="P27"/>
      <text:p text:style-name="P27">Here's what you need to do:</text:p>
      <text:list xml:id="list2050531341" text:style-name="L3">
        <text:list-item>
          <text:p text:style-name="P75"><text:span text:style-name="T30">You want to increment each time an object is created, therefore </text:span><text:span text:style-name="T6">numObjects</text:span><text:span text:style-name="T30"> should increment in each constructor, including the copy constructor. </text:span></text:p>
        </text:list-item>
        <text:list-item>
          <text:p text:style-name="P75"><text:soft-page-break/><text:span text:style-name="T30">You also want to decrement </text:span><text:span text:style-name="T6">numObjects</text:span><text:span text:style-name="T30"> each time an object is destroyed so you want to decrement </text:span><text:span text:style-name="T6">numObjects</text:span><text:span text:style-name="T30"> in the destructor. </text:span></text:p>
        </text:list-item>
      </text:list>
      <text:p text:style-name="P27"/>
      <text:p text:style-name="P27"/>
      <text:p text:style-name="P27"><text:span text:style-name="T25">Exercise.</text:span> Modify the default destructor to decrement <text:span text:style-name="T2">numObjects</text:span><text:span text:style-name="T37">. Also, modify the copy constructor so that you increment </text:span><text:span text:style-name="T2">numObjects</text:span><text:span text:style-name="T37">. Complete the following:</text:span></text:p>
      <table:table table:name="Table25" table:style-name="Table25">
        <table:table-column table:style-name="Table25.A"/>
        <table:table-row table:style-name="TableLine2210486084464">
          <table:table-cell table:style-name="Table25.A1" office:value-type="string">
            <text:p text:style-name="P46">// Int.h</text:p>
            <text:p text:style-name="P46">#ifndef INT_H</text:p>
            <text:p text:style-name="P46">#define INT_H</text:p>
            <text:p text:style-name="P46"/>
            <text:p text:style-name="P46">class Int</text:p>
            <text:p text:style-name="P46">{</text:p>
            <text:p text:style-name="P46">public:</text:p>
            <text:p text:style-name="P46"><text:s text:c="4"/>Int(int a=0)</text:p>
            <text:p text:style-name="P46"><text:s text:c="8"/>: x(a) </text:p>
            <text:p text:style-name="P46"><text:s text:c="4"/>{ </text:p>
            <text:p text:style-name="P46"><text:s text:c="8"/>numObjects++; </text:p>
            <text:p text:style-name="P46"><text:s text:c="4"/>}</text:p>
            <text:p text:style-name="P46">private:</text:p>
            <text:p text:style-name="P46"><text:s text:c="4"/>static int numObjects;</text:p>
            <text:p text:style-name="P46"><text:s text:c="4"/>...</text:p>
            <text:p text:style-name="P46">};</text:p>
            <text:p text:style-name="P46">#endif</text:p>
            <text:p text:style-name="P46"/>
          </table:table-cell>
        </table:table-row>
      </table:table>
      <text:p text:style-name="P27"/>
      <table:table table:name="Table10" table:style-name="Table10">
        <table:table-column table:style-name="Table10.A"/>
        <table:table-row table:style-name="TableLine2210486085280">
          <table:table-cell table:style-name="Table10.A1" office:value-type="string">
            <text:p text:style-name="P46">#include "Int.h"</text:p>
            <text:p text:style-name="P46"/>
            <text:p text:style-name="P46">int Int::numObjects(0);</text:p>
          </table:table-cell>
        </table:table-row>
      </table:table>
      <text:p text:style-name="P27"/>
      <table:table table:name="Table11" table:style-name="Table11">
        <table:table-column table:style-name="Table11.A"/>
        <table:table-row table:style-name="TableLine2210486087728">
          <table:table-cell table:style-name="Table11.A1" office:value-type="string">
            <text:p text:style-name="P46">#include &lt;iostream&gt;</text:p>
            <text:p text:style-name="P46">#include "Int.h"</text:p>
            <text:p text:style-name="P46"/>
            <text:p text:style-name="P46">int main()</text:p>
            <text:p text:style-name="P46">{</text:p>
            <text:p text:style-name="P46"><text:s text:c="4"/>Int a;</text:p>
            <text:p text:style-name="P46"><text:s text:c="4"/>std::cout &lt;&lt; Int::get_numObjects() &lt;&lt; '\n'; // 1</text:p>
            <text:p text:style-name="P46"><text:s text:c="4"/>Int b;</text:p>
            <text:p text:style-name="P46"><text:s text:c="4"/>std::cout &lt;&lt; Int::get_numObjects() &lt;&lt; '\n'; // 2</text:p>
            <text:p text:style-name="P46"><text:s text:c="4"/>Int c = a;</text:p>
            <text:p text:style-name="P46"><text:s text:c="4"/>std::cout &lt;&lt; Int::get_numObjects() &lt;&lt; '\n'; // 3</text:p>
            <text:p text:style-name="P46"/>
            <text:p text:style-name="P46"><text:s text:c="4"/>if (1)</text:p>
            <text:p text:style-name="P46"><text:s text:c="4"/>{</text:p>
            <text:p text:style-name="P46"><text:s text:c="8"/>Int d = a;</text:p>
            <text:p text:style-name="P46"><text:s text:c="8"/>std::cout &lt;&lt; Int::get_numObjects() </text:p>
            <text:p text:style-name="P46"><text:s text:c="18"/>&lt;&lt; '\n'; // 4</text:p>
            <text:p text:style-name="P46"><text:s text:c="4"/>}</text:p>
            <text:p text:style-name="P46"><text:s text:c="4"/>std::cout &lt;&lt; Int::get_numObjects() &lt;&lt; '\n'; // 3</text:p>
            <text:p text:style-name="P46"><text:line-break/> <text:s text:c="3"/>return 0;</text:p>
            <text:p text:style-name="P46"><text:soft-page-break/>}</text:p>
          </table:table-cell>
        </table:table-row>
      </table:table>
      <text:p text:style-name="P27"/>
      <text:p text:style-name="P37"/>
      <text:p text:style-name="P21">Application: Controlling <text:span text:style-name="T43">d</text:span>efault <text:span text:style-name="T43">c</text:span>onstructor using <text:span text:style-name="T43">s</text:span>tatic <text:span text:style-name="T43">o</text:span>bject <text:span text:style-name="T43">m</text:span>ember</text:p>
      <text:p text:style-name="P10"/>
      <text:p text:style-name="P10">Now let me give you a slightly more complicated example where the static member is an object.</text:p>
      <text:p text:style-name="P10"/>
      <text:p text:style-name="P10">If you look at our Date class again, you recall that we use 1970/1/1 as a default date in the default constructor:</text:p>
      <table:table table:name="Table29" table:style-name="Table29">
        <table:table-column table:style-name="Table29.A"/>
        <table:table-row table:style-name="Table29.1">
          <table:table-cell table:style-name="Table29.A1" office:value-type="string">
            <text:p text:style-name="P47">// Date.h</text:p>
            <text:p text:style-name="P47">#ifndef DATE_H</text:p>
            <text:p text:style-name="P47">#define DATE_H</text:p>
            <text:p text:style-name="P47">class Date </text:p>
            <text:p text:style-name="P47">{</text:p>
            <text:p text:style-name="P47">public:</text:p>
            <text:p text:style-name="P47"><text:s text:c="4"/>Date(int=1970, int=1, int=1);</text:p>
            <text:p text:style-name="P47"><text:s text:c="4"/>...</text:p>
            <text:p text:style-name="P47">private:</text:p>
            <text:p text:style-name="P47"><text:s text:c="4"/>int yyyy_, mm_, dd_;</text:p>
            <text:p text:style-name="P47">};</text:p>
            <text:p text:style-name="P47">#endif</text:p>
            <text:p text:style-name="P47"/>
          </table:table-cell>
        </table:table-row>
      </table:table>
      <text:p text:style-name="P10"/>
      <text:p text:style-name="P10">What if depending on the scenario of usage of the Date class, I sometimes want to change the behavior of the default constructor during runtime? In other words, occasionally, I might want to change the default constructor to initialize the Date object something other than 1970/1/1. In other words I want this to happen <text:s/>in my main():</text:p>
      <text:p text:style-name="P10"/>
      <text:p text:style-name="P14"/>
      <table:table table:name="Table32" table:style-name="Table32">
        <table:table-column table:style-name="Table32.A"/>
        <table:table-row table:style-name="Table32.1">
          <table:table-cell table:style-name="Table32.A1" office:value-type="string">
            <text:p text:style-name="P47">#include "Date.h"</text:p>
            <text:p text:style-name="P47"/>
            <text:p text:style-name="P47">int main()</text:p>
            <text:p text:style-name="P47">{</text:p>
            <text:p text:style-name="P47"><text:s text:c="4"/>Date date1; // date1 models 1970/1/1</text:p>
            <text:p text:style-name="P47"><text:s text:c="4"/></text:p>
            <text:p text:style-name="P47"><text:s text:c="4"/>// do something here so that after this point</text:p>
            <text:p text:style-name="P47"><text:s text:c="4"/>// default Date constructor works differently</text:p>
            <text:p text:style-name="P47"/>
            <text:p text:style-name="P47"><text:s text:c="4"/>Date date2; // date2 models 2000/12/25</text:p>
            <text:p text:style-name="P47"/>
            <text:p text:style-name="P47"><text:s text:c="4"/>return 0;<text:line-break/>}</text:p>
          </table:table-cell>
        </table:table-row>
      </table:table>
      <text:p text:style-name="P10"/>
      <text:p text:style-name="P10">How would you do that??? For sure, your program (while it's running) cannot possible change the default values in the constructor!!!</text:p>
      <text:p text:style-name="P10"/>
      <text:p text:style-name="P10">Well … here's I would do it …</text:p>
      <text:p text:style-name="P10"/>
      <text:p text:style-name="P10">Instead of <text:span text:style-name="T36">hardcoding</text:span> 1970/1/1 as default values in the constructor:</text:p>
      <table:table table:name="Table30" table:style-name="Table30">
        <table:table-column table:style-name="Table30.A"/>
        <text:soft-page-break/>
        <table:table-row table:style-name="Table30.1">
          <table:table-cell table:style-name="Table30.A1" office:value-type="string">
            <text:p text:style-name="P47">// Date.h</text:p>
            <text:p text:style-name="P47">#ifndef DATE_H</text:p>
            <text:p text:style-name="P47">#define DATE_H</text:p>
            <text:p text:style-name="P47">class Date </text:p>
            <text:p text:style-name="P47">{</text:p>
            <text:p text:style-name="P47">public:</text:p>
            <text:p text:style-name="P47"><text:s text:c="4"/>Date(int=<text:span text:style-name="T36">1970</text:span>, int=<text:span text:style-name="T36">1</text:span>, int=<text:span text:style-name="T36">1</text:span>);</text:p>
            <text:p text:style-name="P47"><text:s text:c="4"/>...</text:p>
            <text:p text:style-name="P47">private:</text:p>
            <text:p text:style-name="P47"><text:s text:c="4"/>int yyyy_, mm_, dd_;</text:p>
            <text:p text:style-name="P47">};</text:p>
            <text:p text:style-name="P47">#endif</text:p>
            <text:p text:style-name="P47"/>
          </table:table-cell>
        </table:table-row>
      </table:table>
      <text:p text:style-name="P10"/>
      <text:p text:style-name="P10">I store 1970/1/1 as three static integers in the Date class:</text:p>
      <table:table table:name="Table15" table:style-name="Table15">
        <table:table-column table:style-name="Table15.A"/>
        <table:table-row table:style-name="Table15.1">
          <table:table-cell table:style-name="Table15.A1" office:value-type="string">
            <text:p text:style-name="P47">// Date.h</text:p>
            <text:p text:style-name="P47"/>
            <text:p text:style-name="P47">#ifndef DATE_H</text:p>
            <text:p text:style-name="P47">#define DATE_H</text:p>
            <text:p text:style-name="P47">class Date </text:p>
            <text:p text:style-name="P47">{</text:p>
            <text:p text:style-name="P47">public:</text:p>
            <text:p text:style-name="P47"><text:s text:c="4"/>Date(int=1970, int=1, int=1);</text:p>
            <text:p text:style-name="P47"><text:s text:c="4"/>...</text:p>
            <text:p text:style-name="P47">private:</text:p>
            <text:p text:style-name="P47"><text:s text:c="4"/>...</text:p>
            <text:p text:style-name="P47"><text:s text:c="4"/><text:span text:style-name="T36">static int default_yyyy_;</text:span></text:p>
            <text:p text:style-name="P47"><text:s text:c="4"/><text:span text:style-name="T36">static int default_mm_;</text:span></text:p>
            <text:p text:style-name="P47"><text:s text:c="4"/><text:span text:style-name="T36">static int default_dd_;</text:span></text:p>
            <text:p text:style-name="P47">};</text:p>
            <text:p text:style-name="P47">#endif</text:p>
            <text:p text:style-name="P47"/>
          </table:table-cell>
        </table:table-row>
      </table:table>
      <text:p text:style-name="P10"/>
      <text:p text:style-name="P10">And initialize these static members in the cpp file:</text:p>
      <text:p text:style-name="P10"/>
      <table:table table:name="Table36" table:style-name="Table36">
        <table:table-column table:style-name="Table36.A"/>
        <table:table-row table:style-name="Table36.1">
          <table:table-cell table:style-name="Table36.A1" office:value-type="string">
            <text:p text:style-name="P47">// Date.cpp</text:p>
            <text:p text:style-name="P47">...</text:p>
            <text:p text:style-name="P47"/>
            <text:p text:style-name="P51">Date default_yyyy_(1970);</text:p>
            <text:p text:style-name="P51">Date default_mm_(1);</text:p>
            <text:p text:style-name="P51">Date default_dd_(1);</text:p>
            <text:p text:style-name="P50"/>
            <text:p text:style-name="P47">...</text:p>
          </table:table-cell>
        </table:table-row>
      </table:table>
      <text:p text:style-name="P10"/>
      <text:p text:style-name="P10">These three default integer static members can be used by the default constructor. For instance I can set the default values of the parameters in the constructor to 0 to mean “use the static default yyyy, mm, dd”:</text:p>
      <text:p text:style-name="P10"/>
      <text:p text:style-name="P10"/>
      <table:table table:name="Table34" table:style-name="Table34">
        <table:table-column table:style-name="Table34.A"/>
        <text:soft-page-break/>
        <table:table-row table:style-name="Table34.1">
          <table:table-cell table:style-name="Table34.A1" office:value-type="string">
            <text:p text:style-name="P47">// Date.h</text:p>
            <text:p text:style-name="P47"/>
            <text:p text:style-name="P47">#ifndef DATE_H</text:p>
            <text:p text:style-name="P47">#define DATE_H</text:p>
            <text:p text:style-name="P47">class Date </text:p>
            <text:p text:style-name="P47">{</text:p>
            <text:p text:style-name="P47">public:</text:p>
            <text:p text:style-name="P47"><text:s text:c="4"/>Date(int=<text:span text:style-name="T36">0</text:span>, int=<text:span text:style-name="T36">0</text:span>, int=<text:span text:style-name="T36">0</text:span>);</text:p>
            <text:p text:style-name="P47"><text:s text:c="4"/>...</text:p>
            <text:p text:style-name="P47">private:</text:p>
            <text:p text:style-name="P47"><text:s text:c="4"/>...</text:p>
            <text:p text:style-name="P48"><text:s text:c="4"/>static int default_yyyy_;</text:p>
            <text:p text:style-name="P48"><text:s text:c="4"/>static int default_mm_;</text:p>
            <text:p text:style-name="P48"><text:s text:c="4"/>static int default_dd_;</text:p>
            <text:p text:style-name="P47">};</text:p>
            <text:p text:style-name="P47">#endif</text:p>
            <text:p text:style-name="P47"/>
          </table:table-cell>
        </table:table-row>
      </table:table>
      <text:p text:style-name="P10"/>
      <text:p text:style-name="P10">and in the <text:span text:style-name="T2">Date</text:span> implementation file I do this:</text:p>
      <text:p text:style-name="P10"/>
      <table:table table:name="Table35" table:style-name="Table35">
        <table:table-column table:style-name="Table35.A"/>
        <table:table-row table:style-name="TableLine2210486109488">
          <table:table-cell table:style-name="Table35.A1" office:value-type="string">
            <text:p text:style-name="P47">//Date.cpp</text:p>
            <text:p text:style-name="P47">#include "Date.h"</text:p>
            <text:p text:style-name="P47"/>
            <text:p text:style-name="P47">Date::Date(int yyyy, int mm, int dd) </text:p>
            <text:p text:style-name="P47">{</text:p>
            <text:p text:style-name="P47"><text:s text:c="4"/>yyyy_ = (<text:span text:style-name="T42">yyyy</text:span> == 0 ? default_yyyy_ : yyyy);</text:p>
            <text:p text:style-name="P47"><text:s text:c="4"/>mm_ = (<text:span text:style-name="T42">mm</text:span> == 0 ? default_mm_ : mm);</text:p>
            <text:p text:style-name="P47"><text:s text:c="4"/>dd_ = (<text:span text:style-name="T42">dd</text:span> == 0 ? default_dd_ : dd);</text:p>
            <text:p text:style-name="P47">}</text:p>
            <text:p text:style-name="P47"/>
            <text:p text:style-name="P47">...</text:p>
          </table:table-cell>
        </table:table-row>
      </table:table>
      <text:p text:style-name="P10"/>
      <text:p text:style-name="P10">Furthermore I can write static methods to modify these static values. </text:p>
      <text:p text:style-name="P10"/>
      <text:p text:style-name="P10">Whoa ... wait …</text:p>
      <text:p text:style-name="P10"/>
      <text:p text:style-name="P10">The three static integers in fact form a date … why not just bunch them up together into a default static <text:span text:style-name="T2">Date</text:span> object like this:</text:p>
      <text:p text:style-name="P10"/>
      <table:table table:name="Table33" table:style-name="Table33">
        <table:table-column table:style-name="Table33.A"/>
        <text:soft-page-break/>
        <table:table-row table:style-name="Table33.1">
          <table:table-cell table:style-name="Table33.A1" office:value-type="string">
            <text:p text:style-name="P47">// Date.h</text:p>
            <text:p text:style-name="P47"/>
            <text:p text:style-name="P47">#ifndef DATE_H</text:p>
            <text:p text:style-name="P47">#define DATE_H</text:p>
            <text:p text:style-name="P47">class Date </text:p>
            <text:p text:style-name="P47">{</text:p>
            <text:p text:style-name="P47">public:</text:p>
            <text:p text:style-name="P47"><text:s text:c="4"/>Date(int=0, int=0, int=0);</text:p>
            <text:p text:style-name="P47"><text:s text:c="4"/>...</text:p>
            <text:p text:style-name="P47">private:</text:p>
            <text:p text:style-name="P47"><text:s text:c="4"/>...</text:p>
            <text:p text:style-name="P47"><text:s text:c="4"/><text:span text:style-name="T36">static Date default_date_;</text:span></text:p>
            <text:p text:style-name="P47">};</text:p>
            <text:p text:style-name="P47">#endif</text:p>
            <text:p text:style-name="P47"/>
          </table:table-cell>
        </table:table-row>
      </table:table>
      <text:p text:style-name="P10"/>
      <text:p text:style-name="P10">and initialize <text:span text:style-name="T2">default_date_</text:span> in the cpp files like this:</text:p>
      <table:table table:name="Table31" table:style-name="Table31">
        <table:table-column table:style-name="Table31.A"/>
        <table:table-row table:style-name="Table31.1">
          <table:table-cell table:style-name="Table31.A1" office:value-type="string">
            <text:p text:style-name="P47">// Date.cpp</text:p>
            <text:p text:style-name="P47">...</text:p>
            <text:p text:style-name="P47"/>
            <text:p text:style-name="P51">Date default_date_(1970, 1, 1);</text:p>
            <text:p text:style-name="P47"/>
            <text:p text:style-name="P47">...</text:p>
          </table:table-cell>
        </table:table-row>
      </table:table>
      <text:p text:style-name="P10"/>
      <text:p text:style-name="P10">The constructor can now use this static default date like this:</text:p>
      <table:table table:name="Table16" table:style-name="Table16">
        <table:table-column table:style-name="Table16.A"/>
        <table:table-row table:style-name="TableLine2210486100784">
          <table:table-cell table:style-name="Table16.A1" office:value-type="string">
            <text:p text:style-name="P47">//Date.cpp</text:p>
            <text:p text:style-name="P47">#include "Date.h"</text:p>
            <text:p text:style-name="P47"/>
            <text:p text:style-name="P47">Date::Date(int yyyy, int mm, int dd) </text:p>
            <text:p text:style-name="P47">{</text:p>
            <text:p text:style-name="P52"><text:s text:c="4"/>yyyy_ = (yyyy == 0 ? default_date.yyyy_ : yyyy);</text:p>
            <text:p text:style-name="P52"><text:s text:c="4"/>mm_ = (mm == 0 ? default_date.mm_ : mm);</text:p>
            <text:p text:style-name="P52"><text:s text:c="4"/>dd_ = (dd == 0 ? default_date.dd_ : dd);</text:p>
            <text:p text:style-name="P47">}</text:p>
            <text:p text:style-name="P47"/>
            <text:p text:style-name="P47">...</text:p>
          </table:table-cell>
        </table:table-row>
      </table:table>
      <text:p text:style-name="P10"/>
      <text:p text:style-name="P10">And we can change the default date like this:</text:p>
      <table:table table:name="Table38" table:style-name="Table38">
        <table:table-column table:style-name="Table38.A"/>
        <table:table-row table:style-name="Table38.1">
          <table:table-cell table:style-name="Table38.A1" office:value-type="string">
            <text:p text:style-name="P47">// Date.h</text:p>
            <text:p text:style-name="P47"/>
            <text:p text:style-name="P47">#ifndef DATE_H</text:p>
            <text:p text:style-name="P47">#define DATE_H</text:p>
            <text:p text:style-name="P47">class Date </text:p>
            <text:p text:style-name="P47">{</text:p>
            <text:p text:style-name="P47">public:</text:p>
            <text:p text:style-name="P47"><text:s text:c="4"/>Date(int=0, int=0, int=0);</text:p>
            <text:p text:style-name="P47"><text:s text:c="4"/>...</text:p>
            <text:p text:style-name="P47">private:</text:p>
            <text:p text:style-name="P47"><text:s text:c="4"/>...</text:p>
            <text:p text:style-name="P47"><text:s text:c="4"/><text:span text:style-name="T36">static void set_default_date(<text:line-break/></text:span><text:soft-page-break/><text:span text:style-name="T36"> <text:s text:c="18"/>int, int, int);</text:span></text:p>
            <text:p text:style-name="P47">};</text:p>
            <text:p text:style-name="P47">#endif</text:p>
            <text:p text:style-name="P47"/>
          </table:table-cell>
        </table:table-row>
      </table:table>
      <text:p text:style-name="P10"/>
      <table:table table:name="Table37" table:style-name="Table37">
        <table:table-column table:style-name="Table37.A"/>
        <table:table-row table:style-name="TableLine2210486110032">
          <table:table-cell table:style-name="Table37.A1" office:value-type="string">
            <text:p text:style-name="P47">//Date.cpp</text:p>
            <text:p text:style-name="P47">#include "Date.h"</text:p>
            <text:p text:style-name="P47"/>
            <text:p text:style-name="P47">...</text:p>
            <text:p text:style-name="P47"><text:span text:style-name="T25">void</text:span> Date::set_default_date(int a, int b, int c) </text:p>
            <text:p text:style-name="P47">{</text:p>
            <text:p text:style-name="P47"><text:s text:c="4"/>default_date_ = Date(a, b, c); // changing default</text:p>
            <text:p text:style-name="P47"><text:s text:c="35"/>// date</text:p>
            <text:p text:style-name="P47">}</text:p>
            <text:p text:style-name="P47">...</text:p>
          </table:table-cell>
        </table:table-row>
      </table:table>
      <text:p text:style-name="P10"/>
      <text:p text:style-name="P10"/>
      <text:p text:style-name="P8"><text:span text:style-name="T26">Exercise.</text:span><text:span text:style-name="T27"> Modify the above </text:span><text:span text:style-name="T4">Date</text:span><text:span text:style-name="T27"> class so that the constructor uses the </text:span><text:span text:style-name="T4">default_date_</text:span><text:span text:style-name="T27"> during the constructor and it uses an initializer list.</text:span></text:p>
      <text:p text:style-name="P8"/>
      <text:p text:style-name="P8"/>
      <text:p text:style-name="P8"><text:span text:style-name="T26">Exercise.</text:span><text:span text:style-name="T27"> Modify </text:span><text:span text:style-name="T4">Date</text:span><text:span text:style-name="T27"> class by adding an integer </text:span><text:span text:style-name="T4">num_dates_</text:span><text:span text:style-name="T27"> static member that keeps a count of the number of </text:span><text:span text:style-name="T4">Date</text:span><text:span text:style-name="T27"> objects which are still in scope. In other words the value of </text:span><text:span text:style-name="T4">num_dates_</text:span><text:span text:style-name="T27"> will tell us how many </text:span><text:span text:style-name="T4">Date</text:span><text:span text:style-name="T27"> objects are still in memory. </text:span></text:p>
      <text:p text:style-name="P8"/>
      <text:p text:style-name="P8"/>
      <text:p text:style-name="P8"><text:span text:style-name="T26">Exercise.</text:span><text:span text:style-name="T27"> In the </text:span><text:span text:style-name="T4">IntArray</text:span><text:span text:style-name="T27"> class, keep track of the number of bytes used by all objects of this class.</text:span></text:p>
      <text:p text:style-name="P8"/>
      <text:p text:style-name="P8"/>
      <text:p text:style-name="P8"><text:span text:style-name="T26">Exercise.</text:span><text:span text:style-name="T27"> In the </text:span><text:span text:style-name="T5">IntDynArray</text:span><text:span text:style-name="T27"> class, keep track of the number </text:span><text:span text:style-name="T29">of </text:span><text:span text:style-name="T27">bytes used by all objects of this class.</text:span></text:p>
      <text:p text:style-name="P5"/>
      <text:p text:style-name="P5"/>
      <text:p text:style-name="P8"><text:span text:style-name="T26">Exercise.</text:span><text:span text:style-name="T27"> In the </text:span><text:span text:style-name="T4">IntDynArray</text:span><text:span text:style-name="T27"> class, keep track of the maximum of number of bytes used by all objects in the class.</text:span></text:p>
      <text:p text:style-name="P8"/>
      <text:p text:style-name="P8"/>
      <text:p text:style-name="P8"><text:span text:style-name="T26">Exercise.</text:span><text:span text:style-name="T27"> In your </text:span><text:span text:style-name="T4">Date</text:span><text:span text:style-name="T27"> class, keep a static </text:span><text:span text:style-name="T4">Date</text:span><text:span text:style-name="T27"> object </text:span><text:span text:style-name="T4">earliest_date</text:span><text:span text:style-name="T27"> so that the earliest </text:span><text:span text:style-name="T4">Date</text:span><text:span text:style-name="T27"> object instantiated will have the same values as </text:span><text:span text:style-name="T4">earliest_date</text:span><text:span text:style-name="T27">. If the constructor is called with values which model a </text:span><text:span text:style-name="T4">Date</text:span><text:span text:style-name="T27"> before </text:span><text:span text:style-name="T4">earliest_date</text:span><text:span text:style-name="T27">, then the value of </text:span><text:span text:style-name="T4">earliest_date</text:span><text:span text:style-name="T27"> is used instead.</text:span></text:p>
      <text:p text:style-name="P8"/>
      <text:p text:style-name="P8"/>
      <text:p text:style-name="P11"><text:span text:style-name="T21">Exercise.</text:span><text:span text:style-name="T20"> </text:span><text:span text:style-name="T22">You have a class with 200 methods that you are using for a computer game. The class is working well but you want to improve on the performance to get a smoother animation. The game is very complex and it's practically impossible to optimize every single one of the 200 methods. But you still have 1 month before the game is to be shipped and you think you can optimize one function. You want to focus on the most frequently </text:span><text:soft-page-break/><text:span text:style-name="T22">used method. You don't want to read the code and manually count the number of times a method is called. How would you figure out which method is used most?</text:span></text:p>
      <text:p text:style-name="P7"/>
      <text:p text:style-name="P7"/>
      <text:p text:style-name="P30"/>
      <text:p text:style-name="P43">Application: Special <text:span text:style-name="T43">g</text:span>lobal <text:span text:style-name="T43">o</text:span>bjects</text:p>
      <text:p text:style-name="P30"/>
      <text:p text:style-name="P27">In class <text:span text:style-name="T2">vec2d</text:span>, suppose you <text:span text:style-name="T36">frequently</text:span> use a <text:span text:style-name="T2">vec2d</text:span> object with x value of 0 and y value of 0. Because of its values, let's call this concept (or object) the origin. </text:p>
      <text:p text:style-name="P27"/>
      <text:p text:style-name="P27">You can create <text:span text:style-name="T2">origin</text:span> as a public static <text:span text:style-name="T2">vec2d</text:span> object in <text:span text:style-name="T2">vec2d</text:span> class. This allows you do this in <text:span text:style-name="T2">main()</text:span>:</text:p>
      <table:table table:name="Table41" table:style-name="Table41">
        <table:table-column table:style-name="Table41.A"/>
        <table:table-row table:style-name="TableLine2210486107856">
          <table:table-cell table:style-name="Table41.A1" office:value-type="string">
            <text:p text:style-name="P65">#include &lt;iostream&gt;</text:p>
            <text:p text:style-name="P65">#include "vec2d.h"</text:p>
            <text:p text:style-name="P65"/>
            <text:p text:style-name="P65">int main()</text:p>
            <text:p text:style-name="P65">{</text:p>
            <text:p text:style-name="P65"><text:s text:c="4"/>std::cout &lt;&lt; vec2d::origin &lt;&lt; '\n';</text:p>
            <text:p text:style-name="P65"><text:s text:c="4"/>return 0;<text:line-break/>}</text:p>
          </table:table-cell>
        </table:table-row>
      </table:table>
      <text:p text:style-name="P27">which has the same effect as</text:p>
      <table:table table:name="Table42" table:style-name="Table42">
        <table:table-column table:style-name="Table42.A"/>
        <table:table-row table:style-name="TableLine2210486108944">
          <table:table-cell table:style-name="Table42.A1" office:value-type="string">
            <text:p text:style-name="P65">#include &lt;iostream&gt;</text:p>
            <text:p text:style-name="P65">#include "vec2d.h"</text:p>
            <text:p text:style-name="P65"/>
            <text:p text:style-name="P65">int main()</text:p>
            <text:p text:style-name="P65">{</text:p>
            <text:p text:style-name="P65"><text:s text:c="4"/>std::cout &lt;&lt; vec2d(0, 0) &lt;&lt; '\n';</text:p>
            <text:p text:style-name="P65"><text:s text:c="4"/>return 0;<text:line-break/>}</text:p>
          </table:table-cell>
        </table:table-row>
      </table:table>
      <text:p text:style-name="P27">except that the first method is faster since the second method has to create <text:span text:style-name="T2">vec2d(0,0)</text:span> during runtime and if you need <text:span text:style-name="T2">vec2d(0,0)</text:span> again and again and again and again it might be slower (especially if the class in question has a lot more member variables and consumes a lot more memory.)</text:p>
      <text:p text:style-name="P27"/>
      <text:p text:style-name="P27"/>
      <text:p text:style-name="P27"><text:span text:style-name="T25">Exercise.</text:span> Create a public static <text:span text:style-name="T2">vec2d</text:span> object member in your <text:span text:style-name="T2">vec2d</text:span> class so that you can run this:</text:p>
      <table:table table:name="Table4" table:style-name="Table4">
        <table:table-column table:style-name="Table4.A"/>
        <table:table-row table:style-name="TableLine2210486102960">
          <table:table-cell table:style-name="Table4.A1" office:value-type="string">
            <text:p text:style-name="P65">#include &lt;iostream&gt;</text:p>
            <text:p text:style-name="P65">#include "vec2d.h"</text:p>
            <text:p text:style-name="P65"/>
            <text:p text:style-name="P65">int main()</text:p>
            <text:p text:style-name="P65">{</text:p>
            <text:p text:style-name="P65"><text:s text:c="4"/>std::cout &lt;&lt; vec2d::origin &lt;&lt; '\n';</text:p>
            <text:p text:style-name="P65"><text:s text:c="4"/>return 0;<text:line-break/>}</text:p>
          </table:table-cell>
        </table:table-row>
      </table:table>
      <text:p text:style-name="P27">Next, note that the member variables of <text:span text:style-name="T2">vec2d::origin</text:span> do not change their values. Modify <text:span text:style-name="T2">vec2d::origin</text:span> so that it is a <text:span text:style-name="T36">constant</text:span> public static member object of <text:span text:style-name="T2">vec2d</text:span>.</text:p>
      <text:p text:style-name="P15"/>
      <text:p text:style-name="P22">Application: Debug <text:span text:style-name="T43">p</text:span>rinting <text:span text:style-name="T43">f</text:span>lag for a <text:span text:style-name="T43">c</text:span>lass</text:p>
      <text:p text:style-name="P17"/>
      <text:p text:style-name="P16">Sometimes when you first write a class, you might need to print low level information on the objects create<text:span text:style-name="T48">d</text:span> from that class. You can switch between usual printing and low level debug printing for this class by keeping a boolean flag in the class.</text:p>
      <text:p text:style-name="P16"/>
      <text:p text:style-name="P16">Here's out IntDynArr class for handling dynamic array of integer values:</text:p>
      <table:table table:name="Table12" table:style-name="Table12">
        <table:table-column table:style-name="Table12.A"/>
        <table:table-row table:style-name="TableLine2210486101872">
          <table:table-cell table:style-name="Table12.A1" office:value-type="string">
            <text:p text:style-name="P68">// IntDynArr.h</text:p>
            <text:p text:style-name="P68"/>
            <text:p text:style-name="P68">#ifndef INTDYNARRAY_H</text:p>
            <text:p text:style-name="P68">#define INTDYNARRAY_H</text:p>
            <text:p text:style-name="P68"/>
            <text:p text:style-name="P68">class IntDynArr</text:p>
            <text:p text:style-name="P68">{</text:p>
            <text:p text:style-name="P68">public:</text:p>
            <text:p text:style-name="P68"><text:s text:c="4"/>...</text:p>
            <text:p text:style-name="P68"><text:s text:c="4"/>void print() const;</text:p>
            <text:p text:style-name="P68">private:</text:p>
            <text:p text:style-name="P68"><text:s text:c="4"/>int * x_;</text:p>
            <text:p text:style-name="P68"><text:s text:c="4"/>int size_;</text:p>
            <text:p text:style-name="P68"><text:s text:c="4"/>int capacity_;</text:p>
            <text:p text:style-name="P68">};</text:p>
            <text:p text:style-name="P68"/>
            <text:p text:style-name="P68">#endif</text:p>
          </table:table-cell>
        </table:table-row>
      </table:table>
      <text:p text:style-name="P16"/>
      <table:table table:name="Table13" table:style-name="Table13">
        <table:table-column table:style-name="Table13.A"/>
        <table:table-row table:style-name="TableLine2210486113024">
          <table:table-cell table:style-name="Table13.A1" office:value-type="string">
            <text:p text:style-name="P68">// IntDynArr.cpp</text:p>
            <text:p text:style-name="P68"/>
            <text:p text:style-name="P68">#include &lt;iostream&gt;</text:p>
            <text:p text:style-name="P68"/>
            <text:p text:style-name="P68">void IntDynArray::print() const</text:p>
            <text:p text:style-name="P68">{</text:p>
            <text:p text:style-name="P68"><text:s text:c="4"/>std::cout &lt;&lt; '[';</text:p>
            <text:p text:style-name="P68"><text:s text:c="4"/>for (int i = 0; i &lt; size_ - 1; ++i)</text:p>
            <text:p text:style-name="P68"><text:s text:c="4"/>{</text:p>
            <text:p text:style-name="P68"><text:s text:c="8"/>std::cout &lt;&lt; x_[i] &lt;&lt; ", "</text:p>
            <text:p text:style-name="P68"><text:s text:c="4"/>}</text:p>
            <text:p text:style-name="P68"><text:s text:c="4"/>if (size_ - 1 &gt;= 0)</text:p>
            <text:p text:style-name="P68"><text:s text:c="4"/>{</text:p>
            <text:p text:style-name="P68"><text:s text:c="8"/>std::cout &lt;&lt; x_[size_ - 1];</text:p>
            <text:p text:style-name="P68"><text:s text:c="4"/>}</text:p>
            <text:p text:style-name="P68"><text:s text:c="8"/></text:p>
            <text:p text:style-name="P68"><text:s text:c="4"/>std::cout &lt;&lt; ']';</text:p>
            <text:p text:style-name="P68">}</text:p>
          </table:table-cell>
        </table:table-row>
      </table:table>
      <text:p text:style-name="P16"/>
      <text:p text:style-name="P16">If <text:span text:style-name="T2">arr</text:span> is an object of the above class and the array <text:span text:style-name="T2">arr.x_</text:span> points to has values 2, 4, 6 (the size is 3), then <text:span text:style-name="T2">arr.print()</text:span> will print</text:p>
      <table:table table:name="Table14" table:style-name="Table14">
        <table:table-column table:style-name="Table14.A"/>
        <table:table-row table:style-name="TableLine2210486099696">
          <table:table-cell table:style-name="Table14.A1" office:value-type="string">
            <text:p text:style-name="P66">[2, 4, 6]</text:p>
          </table:table-cell>
        </table:table-row>
      </table:table>
      <text:p text:style-name="P16"/>
      <text:p text:style-name="P16">While you're writing (and debugging!) the class, you might want to print <text:span text:style-name="T2">arr.size_</text:span> and <text:span text:style-name="T2">arr.capacity_</text:span> You might want to do this:</text:p>
      <table:table table:name="Table26" table:style-name="Table26">
        <table:table-column table:style-name="Table26.A"/>
        <table:table-row table:style-name="TableLine2210486103504">
          <table:table-cell table:style-name="Table26.A1" office:value-type="string">
            <text:p text:style-name="P68">// IntDynArr.h</text:p>
            <text:p text:style-name="P68"><text:soft-page-break/></text:p>
            <text:p text:style-name="P68">#ifndef INTDYNARRAY_H</text:p>
            <text:p text:style-name="P68">#define INTDYNARRAY_H</text:p>
            <text:p text:style-name="P68"/>
            <text:p text:style-name="P68">class IntDynArr</text:p>
            <text:p text:style-name="P68">{</text:p>
            <text:p text:style-name="P68">public:</text:p>
            <text:p text:style-name="P68"><text:s text:c="4"/>...</text:p>
            <text:p text:style-name="P68"><text:s text:c="4"/>void print() const;</text:p>
            <text:p text:style-name="P68"><text:s text:c="4"/><text:span text:style-name="T36">static void set_debug(bool);</text:span></text:p>
            <text:p text:style-name="P68">private:</text:p>
            <text:p text:style-name="P68"><text:s text:c="4"/><text:span text:style-name="T36">static bool debug;</text:span></text:p>
            <text:p text:style-name="P68"><text:s text:c="4"/>int * x_;</text:p>
            <text:p text:style-name="P68"><text:s text:c="4"/>int size_;</text:p>
            <text:p text:style-name="P68"><text:s text:c="4"/>int capacity_;</text:p>
            <text:p text:style-name="P68">};</text:p>
            <text:p text:style-name="P68"/>
            <text:p text:style-name="P68">#endif</text:p>
          </table:table-cell>
        </table:table-row>
      </table:table>
      <text:p text:style-name="P16"/>
      <table:table table:name="Table27" table:style-name="Table27">
        <table:table-column table:style-name="Table27.A"/>
        <table:table-row table:style-name="TableLine2210486103776">
          <table:table-cell table:style-name="Table27.A1" office:value-type="string">
            <text:p text:style-name="P68">// IntDynArr.cpp</text:p>
            <text:p text:style-name="P68"/>
            <text:p text:style-name="P68">#include &lt;iostream&gt;</text:p>
            <text:p text:style-name="P68"/>
            <text:p text:style-name="P69">bool IntDynArry::debug(false);</text:p>
            <text:p text:style-name="P68"/>
            <text:p text:style-name="P68">void IntDynArray::print() const</text:p>
            <text:p text:style-name="P68">{</text:p>
            <text:p text:style-name="P68"><text:s text:c="4"/>std::cout &lt;&lt; '[';</text:p>
            <text:p text:style-name="P68"><text:s text:c="4"/>for (int i = 0; i &lt; size_ - 1; ++i)</text:p>
            <text:p text:style-name="P68"><text:s text:c="4"/>{</text:p>
            <text:p text:style-name="P68"><text:s text:c="8"/>std::cout &lt;&lt; x_[i] &lt;&lt; ", ";</text:p>
            <text:p text:style-name="P68"><text:s text:c="4"/>}</text:p>
            <text:p text:style-name="P68"><text:s text:c="4"/>if (size_ - 1 &gt;= 0)</text:p>
            <text:p text:style-name="P68"><text:s text:c="4"/>{</text:p>
            <text:p text:style-name="P68"><text:s text:c="8"/>std::cout &lt;&lt; x_[size_ - 1];</text:p>
            <text:p text:style-name="P68"><text:s text:c="4"/>}</text:p>
            <text:p text:style-name="P68"><text:s text:c="8"/></text:p>
            <text:p text:style-name="P68"><text:s text:c="4"/>std::cout &lt;&lt; ']';</text:p>
            <text:p text:style-name="P68"/>
            <text:p text:style-name="P70"><text:span text:style-name="T10"><text:s text:c="4"/></text:span><text:span text:style-name="T41">if (debug)</text:span></text:p>
            <text:p text:style-name="P67"><text:span text:style-name="T10"><text:s text:c="4"/></text:span>{</text:p>
            <text:p text:style-name="P67"><text:span text:style-name="T10"><text:s text:c="8"/></text:span>std::cout &lt;&lt; size_ &lt;&lt; ' ' </text:p>
            <text:p text:style-name="P67"><text:s text:c="15"/>&lt;&lt; capacity_;</text:p>
            <text:p text:style-name="P67"><text:span text:style-name="T10"><text:s text:c="4"/></text:span>}</text:p>
            <text:p text:style-name="P68">}</text:p>
          </table:table-cell>
        </table:table-row>
      </table:table>
      <text:p text:style-name="P16"/>
      <text:p text:style-name="P16">Or you can even print all the value <text:span text:style-name="T2">arr.x_[0]</text:span>, …, <text:span text:style-name="T7">arr.x_[arr.capacity_]</text:span> when <text:span text:style-name="T2">IntDynArry::debug</text:span> is <text:span text:style-name="T2">true</text:span>.</text:p>
      <text:p text:style-name="P16"/>
      <text:p text:style-name="P16"><text:soft-page-break/>Your <text:span text:style-name="T2">main()</text:span> can then turn on/off debug printing:</text:p>
      <table:table table:name="Table63" table:style-name="Table63">
        <table:table-column table:style-name="Table63.A"/>
        <table:table-row table:style-name="TableLine2210486107312">
          <table:table-cell table:style-name="Table63.A1" office:value-type="string">
            <text:p text:style-name="P65">...</text:p>
            <text:p text:style-name="P65">int main()</text:p>
            <text:p text:style-name="P65">{</text:p>
            <text:p text:style-name="P65"><text:s text:c="4"/>IntDynArray::set_debug(true); // turn on debug </text:p>
            <text:p text:style-name="P65"><text:s text:c="34"/>// printing</text:p>
            <text:p text:style-name="P65"/>
            <text:p text:style-name="P65"><text:s text:c="4"/>IntDynArr arr;</text:p>
            <text:p text:style-name="P65"><text:s text:c="4"/>arr.print(); </text:p>
            <text:p text:style-name="P65"/>
            <text:p text:style-name="P65"><text:s text:c="4"/>IntDynArr::set_debug(false); // turn off debug </text:p>
            <text:p text:style-name="P65"><text:s text:c="33"/>// printing</text:p>
            <text:p text:style-name="P65"><text:s text:c="4"/>arr.print();</text:p>
            <text:p text:style-name="P65"><text:s text:c="4"/>return 0;</text:p>
            <text:p text:style-name="P65">}</text:p>
          </table:table-cell>
        </table:table-row>
      </table:table>
      <text:p text:style-name="P16"/>
      <text:p text:style-name="P20">Initialization of <text:span text:style-name="T44">s</text:span>tatic <text:span text:style-name="T44">c</text:span>onstant <text:span text:style-name="T44">i</text:span>nteger <text:span text:style-name="T44">m</text:span>embers (DIY)</text:p>
      <text:p text:style-name="P3"/>
      <text:p text:style-name="P3">You can initialize static, <text:span text:style-name="T36">constant</text:span> integer members (int, char, etc) in class declaration with constant expression. In other words instead of this:</text:p>
      <table:table table:name="Table17" table:style-name="Table17">
        <table:table-column table:style-name="Table17.A"/>
        <table:table-row table:style-name="TableLine2210486119552">
          <table:table-cell table:style-name="Table17.A1" office:value-type="string">
            <text:p text:style-name="P35">// C.h</text:p>
            <text:p text:style-name="P35">class C </text:p>
            <text:p text:style-name="P35">{</text:p>
            <text:p text:style-name="P34">public:</text:p>
            <text:p text:style-name="P34"><text:s text:c="4"/>static const int c;</text:p>
            <text:p text:style-name="P36">};</text:p>
          </table:table-cell>
        </table:table-row>
      </table:table>
      <text:p text:style-name="P3"/>
      <table:table table:name="Table39" table:style-name="Table39">
        <table:table-column table:style-name="Table39.A"/>
        <table:table-row table:style-name="TableLine2210486123632">
          <table:table-cell table:style-name="Table39.A1" office:value-type="string">
            <text:p text:style-name="P35">// C.cpp</text:p>
            <text:p text:style-name="P34">const int C::c(1);</text:p>
          </table:table-cell>
        </table:table-row>
      </table:table>
      <text:p text:style-name="P7"/>
      <text:p text:style-name="P3">You can do this:</text:p>
      <table:table table:name="Table40" table:style-name="Table40">
        <table:table-column table:style-name="Table40.A"/>
        <table:table-row table:style-name="TableLine2210486119008">
          <table:table-cell table:style-name="Table40.A1" office:value-type="string">
            <text:p text:style-name="P35">// C.h</text:p>
            <text:p text:style-name="P35">class C </text:p>
            <text:p text:style-name="P35">{</text:p>
            <text:p text:style-name="P34">public:</text:p>
            <text:p text:style-name="P34"><text:s text:c="4"/>static const int c <text:span text:style-name="T36">= 1</text:span>;</text:p>
            <text:p text:style-name="P36">};</text:p>
          </table:table-cell>
        </table:table-row>
      </table:table>
      <text:p text:style-name="P3"/>
      <text:p text:style-name="P3">This “inline initialization” is valid only for integer constants (which includes character constants):</text:p>
      <table:table table:name="Table18" table:style-name="Table18">
        <table:table-column table:style-name="Table18.A"/>
        <table:table-row table:style-name="TableLine2210486116832">
          <table:table-cell table:style-name="Table18.A1" office:value-type="string">
            <text:p text:style-name="P35">class C </text:p>
            <text:p text:style-name="P35">{</text:p>
            <text:p text:style-name="P34">public:</text:p>
            <text:p text:style-name="P39"><text:s text:c="4"/>static const int c1 = 1; <text:s text:c="5"/>// OK</text:p>
            <text:p text:style-name="P39"><text:s text:c="4"/>static const int c2 = f(5.3); // ERROR</text:p>
            <text:p text:style-name="P39"><text:s text:c="4"/>static int c3 = 33; <text:s text:c="10"/>// ERROR</text:p>
            <text:p text:style-name="P39"><text:s text:c="4"/>const int c4 = 4444; <text:s text:c="9"/>// ERROR</text:p>
            <text:p text:style-name="P39"><text:s text:c="4"/>static const double c5 = 5.5; // ERROR</text:p>
            <text:p text:style-name="P36">};</text:p>
          </table:table-cell>
        </table:table-row>
      </table:table>
      <text:p text:style-name="P4">(For <text:span text:style-name="T2">c</text:span><text:span text:style-name="T8">4</text:span>, a later <text:span text:style-name="T49">C++ </text:span>compiler which is C++11 compliant might allow you to initialize <text:span text:style-name="T2">c</text:span><text:span text:style-name="T8">4</text:span> in<text:span text:style-name="T50">side</text:span> the class definition.)</text:p>
      <text:p text:style-name="P7"/>
      <text:p text:style-name="P3">Here's a valid use of static constant integer member: </text:p>
      <table:table table:name="Table19" table:style-name="Table19">
        <table:table-column table:style-name="Table19.A"/>
        <table:table-row table:style-name="TableLine2210486120640">
          <table:table-cell table:style-name="Table19.A1" office:value-type="string">
            <text:p text:style-name="P47">class GameEngine</text:p>
            <text:p text:style-name="P47">{</text:p>
            <text:p text:style-name="P47">public:</text:p>
            <text:p text:style-name="P47"><text:s text:c="4"/>static const int version = 3;</text:p>
            <text:p text:style-name="P47">...</text:p>
            <text:p text:style-name="P47">};</text:p>
          </table:table-cell>
        </table:table-row>
      </table:table>
      <text:p text:style-name="P9"/>
      <text:p text:style-name="P12"><text:span text:style-name="T27">You can also use </text:span><text:span text:style-name="T4">enum </text:span><text:span text:style-name="T27">to create static </text:span><text:span text:style-name="T28">constant </text:span><text:span text:style-name="T27">integer members:</text:span></text:p>
      <table:table table:name="Table20" table:style-name="Table20">
        <table:table-column table:style-name="Table20.A"/>
        <table:table-row table:style-name="TableLine2210486119824">
          <table:table-cell table:style-name="Table20.A1" office:value-type="string">
            <text:p text:style-name="P52">class C</text:p>
            <text:p text:style-name="P52">{</text:p>
            <text:p text:style-name="P52">public:</text:p>
            <text:p text:style-name="P52"><text:soft-page-break/><text:s text:c="4"/>enum {c1=1, c2=22, c3=333, c4=44, c5=5};</text:p>
            <text:p text:style-name="P52">};</text:p>
            <text:p text:style-name="P52"/>
            <text:p text:style-name="P52">int main()</text:p>
            <text:p text:style-name="P52">{</text:p>
            <text:p text:style-name="P52"><text:s text:c="4"/>std::cout &lt;&lt; C::c1 &lt;&lt; std::endl;</text:p>
            <text:p text:style-name="P52"/>
            <text:p text:style-name="P52"><text:s text:c="4"/>return 0;</text:p>
            <text:p text:style-name="P52">}</text:p>
          </table:table-cell>
        </table:table-row>
      </table:table>
      <text:p text:style-name="P12"/>
      <text:p text:style-name="P12"/>
      <text:p text:style-name="P13"><text:span text:style-name="T25">Exercise. </text:span>Experiment with this class:</text:p>
      <table:table table:name="Table28" table:style-name="Table28">
        <table:table-column table:style-name="Table28.A"/>
        <table:table-row table:style-name="Table28.1">
          <table:table-cell table:style-name="Table28.A1" office:value-type="string">
            <text:p text:style-name="P39">class Employee {</text:p>
            <text:p text:style-name="P39">public:</text:p>
            <text:p text:style-name="P39"><text:s text:c="4"/>enum Type {CEO, MGR, FULL_TIME, PART_TIME}; </text:p>
            <text:p text:style-name="P39"><text:s text:c="4"/>Employee(char[], Type);</text:p>
            <text:p text:style-name="P39">private:</text:p>
            <text:p text:style-name="P39"><text:s text:c="4"/>char name_[<text:span text:style-name="T44">1024</text:span>];</text:p>
            <text:p text:style-name="P39"><text:s text:c="4"/>Type type_;</text:p>
            <text:p text:style-name="P39">};</text:p>
            <text:p text:style-name="P39"><text:tab/></text:p>
            <text:p text:style-name="P39">int main()</text:p>
            <text:p text:style-name="P39">{</text:p>
            <text:p text:style-name="P39"><text:s text:c="4"/>std::cout &lt;&lt; Employee::CEO &lt;&lt; std::endl; </text:p>
            <text:p text:style-name="P39">}</text:p>
          </table:table-cell>
        </table:table-row>
      </table:table>
      <text:p text:style-name="P13"/>
      <text:p text:style-name="P18"/>
      <text:p text:style-name="P19">Summary</text:p>
      <text:p text:style-name="P6"/>
      <text:p text:style-name="P3">Static members are members associated <text:span text:style-name="T44">to</text:span> the class rather than to objects.</text:p>
      <text:p text:style-name="P3"/>
      <text:p text:style-name="P53"><text:span text:style-name="T11">All the objects share the static members. Static methods do not have </text:span><text:span text:style-name="T12">this</text:span><text:span text:style-name="T11"> pointer. To make member or method static, include the keyword </text:span><text:span text:style-name="T12">static</text:span><text:span text:style-name="T11"> before the declaration of member or method in the class declaration.</text:span></text:p>
      <text:p text:style-name="P56"/>
      <text:p text:style-name="P53"><text:span text:style-name="T11">In the definition of static members and methods in the implementation file do not include </text:span><text:span text:style-name="T12">static</text:span><text:span text:style-name="T11"> keyword.</text:span></text:p>
      <text:p text:style-name="P56"/>
      <text:p text:style-name="P3">If a static member <text:span text:style-name="T2">x</text:span> <text:s/>is public in <text:span text:style-name="T2">class C</text:span> , you can <text:s/>access it by <text:span text:style-name="T2">C::x</text:span> <text:s/>or <text:span text:style-name="T2">obj.x</text:span> <text:s/>if <text:span text:style-name="T2">obj</text:span> <text:s/>is a <text:span text:style-name="T2">C</text:span> <text:s/>object.</text:p>
      <text:p text:style-name="P3"/>
      <text:p text:style-name="P53"><text:span text:style-name="T11">If a static method </text:span><text:span text:style-name="T12">m()</text:span><text:span text:style-name="T11"> <text:s/>is public in a </text:span><text:span text:style-name="T12">class C</text:span><text:span text:style-name="T11">, you <text:s/>call it by </text:span><text:span text:style-name="T12">C::m()</text:span><text:span text:style-name="T11"> <text:s/>or </text:span><text:span text:style-name="T12">obj.m()</text:span><text:span text:style-name="T11"> <text:s/>where </text:span><text:span text:style-name="T12">obj</text:span><text:span text:style-name="T11"> is a </text:span><text:span text:style-name="T12">C</text:span><text:span text:style-name="T11"> object.</text:span></text:p>
      <text:p text:style-name="P56"/>
      <text:p text:style-name="P56">Some uses of static members include</text:p>
      <text:list xml:id="list116304451" text:style-name="L4">
        <text:list-item>
          <text:p text:style-name="P71">Object counter</text:p>
        </text:list-item>
        <text:list-item>
          <text:p text:style-name="P71">Default objects of a class <text:span text:style-name="T40">to control default constructor</text:span></text:p>
        </text:list-item>
        <text:list-item>
          <text:p text:style-name="P72">Special global objects within a class </text:p>
        </text:list-item>
      </text:list>
      <text:p text:style-name="P6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ohit Devanagari2" svg:font-family="'Lohit Devanagari'"/>
    <style:font-face style:name="Arial1" svg:font-family="Arial" style:font-family-generic="roman"/>
    <style:font-face style:name="Lohit Devanagari" svg:font-family="'Lohit Devanagari'" style:font-family-generic="roman"/>
    <style:font-face style:name="Arial2" svg:font-family="Arial"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iberation Sans1" svg:font-family="'Liberation Sans'" style:font-family-generic="system" style:font-pitch="variable"/>
    <style:font-face style:name="Lohit Devanagari1" svg:font-family="'Lohit Devanagari'" style:font-family-generic="system" style:font-pitch="variable"/>
    <style:font-face style:name="Tahoma" svg:font-family="Tahoma" style:font-family-generic="system" style:font-pitch="variable"/>
    <style:font-face style:name="WenQuanYi Zen Hei Sharp" svg:font-family="'WenQuanYi Zen Hei Sharp'" style:font-family-generic="system" style:font-pitch="variable"/>
  </office:font-face-decls>
  <office:styles>
    <draw:marker draw:name="Arrowheads_20_1" draw:display-name="Arrowheads 1" svg:viewBox="0 0 20 30" svg:d="M10 0l-10 30h20z"/>
    <draw:stroke-dash draw:name="Dashed_20__28_var_29__20_2" draw:display-name="Dashed (var) 2" draw:style="rect" draw:dots1="1" draw:dots1-length="0.0157in" draw:distance="0.0157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WenQuanYi Zen Hei Sharp"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WenQuanYi Zen Hei Sharp"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in" fo:margin-right="0in" fo:margin-top="0in" fo:margin-bottom="0in" style:contextual-spacing="false" fo:text-align="start" style:justify-single-word="false" fo:orphans="2" fo:widows="2"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loext:opacity="100%" style:text-outline="false" style:text-line-through-style="none" style:text-line-through-type="none" style:font-name="Arial1" fo:font-family="Arial" style:font-family-generic="roman" fo:font-size="18pt" fo:font-style="normal" fo:text-shadow="none" style:text-underline-style="none" fo:font-weight="normal" style:font-name-asian="Tahoma" style:font-family-asian="Tahoma"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Object_20_with_20_arrow" style:display-name="Object with arrow" style:family="paragraph" style:parent-style-name="Standard" style:default-outline-level="">
      <style:paragraph-properties fo:margin-left="0in" fo:margin-right="0in" fo:margin-top="0in" fo:margin-bottom="0in" style:contextual-spacing="false" fo:text-align="start" style:justify-single-word="false"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loext:opacity="100%" style:text-outline="false" style:text-line-through-style="none" style:text-line-through-type="none" style:font-name="Arial1" fo:font-family="Arial" style:font-family-generic="roman" fo:font-size="18pt" fo:font-style="normal" fo:text-shadow="none" style:text-underline-style="none" fo:font-weight="normal" style:font-size-asian="18pt" style:font-style-asian="normal" style:font-weight-asian="normal" style:text-emphasize="none"/>
    </style:style>
    <style:style style:name="Object_20_with_20_shadow" style:display-name="Object with shadow" style:family="paragraph" style:parent-style-name="Standard" style:default-outline-level="">
      <style:paragraph-properties fo:margin-left="0in" fo:margin-right="0in" fo:margin-top="0in" fo:margin-bottom="0in" style:contextual-spacing="false" fo:text-align="start" style:justify-single-word="false"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loext:opacity="100%" style:text-outline="false" style:text-line-through-style="none" style:text-line-through-type="none" style:font-name="Arial1" fo:font-family="Arial" style:font-family-generic="roman" fo:font-size="18pt" fo:font-style="normal" fo:text-shadow="none" style:text-underline-style="none" fo:font-weight="normal" style:font-size-asian="18pt" style:font-style-asian="normal" style:font-weight-asian="normal" style:text-emphasize="none"/>
    </style:style>
    <style:style style:name="Object_20_without_20_fill" style:display-name="Object without fill" style:family="paragraph" style:parent-style-name="Standard" style:default-outline-level="">
      <style:paragraph-properties fo:margin-left="0in" fo:margin-right="0in" fo:margin-top="0in" fo:margin-bottom="0in" style:contextual-spacing="false" fo:text-align="start" style:justify-single-word="false"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loext:opacity="100%" style:text-outline="false" style:text-line-through-style="none" style:text-line-through-type="none" style:font-name="Arial1" fo:font-family="Arial" style:font-family-generic="roman" fo:font-size="18pt" fo:font-style="normal" fo:text-shadow="none" style:text-underline-style="none" fo:font-weight="normal" style:font-size-asian="18pt" style:font-style-asian="normal" style:font-weight-asian="normal" style:text-emphasize="none"/>
    </style:style>
    <style:style style:name="Object_20_with_20_no_20_fill_20_and_20_no_20_line" style:display-name="Object with no fill and no line" style:family="paragraph" style:parent-style-name="Standard" style:default-outline-level="">
      <style:paragraph-properties fo:margin-left="0in" fo:margin-right="0in" fo:margin-top="0in" fo:margin-bottom="0in" style:contextual-spacing="false" fo:text-align="start" style:justify-single-word="false"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loext:opacity="100%" style:text-outline="false" style:text-line-through-style="none" style:text-line-through-type="none" style:font-name="Arial1" fo:font-family="Arial" style:font-family-generic="roman" fo:font-size="18pt" fo:font-style="normal" fo:text-shadow="none" style:text-underline-style="none" fo:font-weight="normal" style:font-size-asian="18pt" style:font-style-asian="normal" style:font-weight-asian="normal" style:text-emphasize="none"/>
    </style:style>
    <style:style style:name="Text_20_body_20_justified" style:display-name="Text body justified" style:family="paragraph" style:parent-style-name="Standard" style:default-outline-level="">
      <style:paragraph-properties fo:margin-left="0in" fo:margin-right="0in" fo:margin-top="0in" fo:margin-bottom="0in" style:contextual-spacing="false" fo:text-align="start" style:justify-single-word="false"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loext:opacity="100%" style:text-outline="false" style:text-line-through-style="none" style:text-line-through-type="none" style:font-name="Arial1" fo:font-family="Arial" style:font-family-generic="roman" fo:font-size="18pt" fo:font-style="normal" fo:text-shadow="none" style:text-underline-style="none" fo:font-weight="normal" style:font-size-asian="18pt" style:font-style-asian="normal" style:font-weight-asian="normal" style:text-emphasize="none"/>
    </style:style>
    <style:style style:name="Title1" style:family="paragraph" style:parent-style-name="Standard" style:default-outline-level="">
      <style:paragraph-properties fo:margin-left="0in" fo:margin-right="0in" fo:margin-top="0in" fo:margin-bottom="0in" style:contextual-spacing="false" fo:text-align="center" style:justify-single-word="false"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loext:opacity="100%" style:text-outline="false" style:text-line-through-style="none" style:text-line-through-type="none" style:font-name="Arial1" fo:font-family="Arial" style:font-family-generic="roman" fo:font-size="18pt" fo:font-style="normal" fo:text-shadow="none" style:text-underline-style="none" fo:font-weight="normal" style:font-size-asian="18pt" style:font-style-asian="normal" style:font-weight-asian="normal" style:text-emphasize="none"/>
    </style:style>
    <style:style style:name="Title2" style:family="paragraph" style:parent-style-name="Standard" style:default-outline-level="">
      <style:paragraph-properties fo:margin-left="0in" fo:margin-right="0.0783in" fo:margin-top="0.0398in" fo:margin-bottom="0.0398in" style:contextual-spacing="false" fo:text-align="center" style:justify-single-word="false"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loext:opacity="100%" style:text-outline="false" style:text-line-through-style="none" style:text-line-through-type="none" style:font-name="Arial1" fo:font-family="Arial" style:font-family-generic="roman" fo:font-size="18pt" fo:font-style="normal" fo:text-shadow="none" style:text-underline-style="none" fo:font-weight="normal" style:font-size-asian="18pt" style:font-style-asian="normal" style:font-weight-asian="normal" style:text-emphasize="none"/>
    </style:style>
    <style:style style:name="Dimension_20_Line" style:display-name="Dimension Line" style:family="paragraph" style:parent-style-name="Standard" style:default-outline-level="">
      <style:paragraph-properties fo:margin-left="0in" fo:margin-right="0in" fo:margin-top="0in" fo:margin-bottom="0in" style:contextual-spacing="false" fo:text-align="start" style:justify-single-word="false" fo:text-indent="0in" style:auto-text-indent="fals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loext:opacity="100%" style:text-outline="false" style:text-line-through-style="none" style:text-line-through-type="none" style:font-name="Arial1" fo:font-family="Arial" style:font-family-generic="roman" fo:font-size="18pt" fo:font-style="normal" fo:text-shadow="none" style:text-underline-style="none" fo:font-weight="normal"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left="0in" fo:margin-right="0in" fo:margin-top="0.0835in" fo:margin-bottom="0in" style:contextual-spacing="false" fo:text-align="start" style:justify-single-word="false" fo:orphans="2" fo:widows="2" fo:text-indent="0in" style:auto-text-indent="false" style:writing-mode="lr-tb">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loext:opacity="100%" style:text-outline="false" style:text-line-through-style="none" style:text-line-through-type="none" style:font-name="Arial1" fo:font-family="Arial" style:font-family-generic="roman" fo:font-size="24pt" fo:font-style="normal" fo:text-shadow="none" style:text-underline-style="none" fo:font-weight="bold" style:font-name-asian="Tahoma" style:font-family-asian="Tahoma" style:font-family-generic-asian="system" style:font-pitch-asian="variable" style:font-size-asian="24pt" style:font-style-asian="normal" style:font-weight-asian="bold"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in" fo:margin-right="0in" fo:margin-top="0.0693in" fo:margin-bottom="0in" style:contextual-spacing="false" fo:text-align="start" style:justify-single-word="false" fo:text-indent="0in" style:auto-text-indent="false">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color="#000000" loext:opacity="100%" style:text-outline="false" style:text-line-through-style="none" style:text-line-through-type="none" style:font-name="Arial1" fo:font-family="Arial" style:font-family-generic="roman" fo:font-size="20pt" fo:font-style="normal" fo:text-shadow="none" style:text-underline-style="none" fo:font-weight="normal" style:font-size-asian="20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0in" fo:margin-right="0in" fo:margin-top="0.0626in" fo:margin-bottom="0in" style:contextual-spacing="false" fo:text-align="start" style:justify-single-word="false" fo:text-indent="0in" style:auto-text-indent="false">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color="#000000" loext:opacity="100%" style:text-outline="false" style:text-line-through-style="none" style:text-line-through-type="none" style:font-name="Arial1" fo:font-family="Arial" style:font-family-generic="roman" fo:font-size="18pt" fo:font-style="normal" fo:text-shadow="none" style:text-underline-style="none" fo:font-weight="normal" style:font-size-asian="18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0in" fo:margin-right="0in" fo:margin-top="0.0626in" fo:margin-bottom="0in" style:contextual-spacing="false" fo:text-align="start" style:justify-single-word="false" fo:text-indent="0in" style:auto-text-indent="false">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color="#000000" loext:opacity="100%" style:text-outline="false" style:text-line-through-style="none" style:text-line-through-type="none" style:font-name="Arial1" fo:font-family="Arial" style:font-family-generic="roman" fo:font-size="18pt" fo:font-style="normal" fo:text-shadow="none" style:text-underline-style="none" fo:font-weight="normal" style:font-size-asian="18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0in" fo:margin-right="0in" fo:margin-top="0.0626in" fo:margin-bottom="0in" style:contextual-spacing="false" fo:text-align="start" style:justify-single-word="false" fo:text-indent="0in" style:auto-text-indent="false">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loext:opacity="100%" style:text-outline="false" style:text-line-through-style="none" style:text-line-through-type="none" style:font-name="Arial1" fo:font-family="Arial" style:font-family-generic="roman" fo:font-size="18pt" fo:font-style="normal" fo:text-shadow="none" style:text-underline-style="none" fo:font-weight="normal" style:font-size-asian="18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0in" fo:margin-right="0in" fo:margin-top="0.0626in" fo:margin-bottom="0in" style:contextual-spacing="false" fo:text-align="start" style:justify-single-word="false" fo:text-indent="0in" style:auto-text-indent="false">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loext:opacity="100%" style:text-outline="false" style:text-line-through-style="none" style:text-line-through-type="none" style:font-name="Arial1" fo:font-family="Arial" style:font-family-generic="roman" fo:font-size="18pt" fo:font-style="normal" fo:text-shadow="none" style:text-underline-style="none" fo:font-weight="normal" style:font-size-asian="18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0in" fo:margin-right="0in" fo:margin-top="0.0626in" fo:margin-bottom="0in" style:contextual-spacing="false" fo:text-align="start" style:justify-single-word="false" fo:text-indent="0in" style:auto-text-indent="false">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loext:opacity="100%" style:text-outline="false" style:text-line-through-style="none" style:text-line-through-type="none" style:font-name="Arial1" fo:font-family="Arial" style:font-family-generic="roman" fo:font-size="18pt" fo:font-style="normal" fo:text-shadow="none" style:text-underline-style="none" fo:font-weight="normal" style:font-size-asian="18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0in" fo:margin-right="0in" fo:margin-top="0.0626in" fo:margin-bottom="0in" style:contextual-spacing="false" fo:text-align="start" style:justify-single-word="false" fo:text-indent="0in" style:auto-text-indent="false">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loext:opacity="100%" style:text-outline="false" style:text-line-through-style="none" style:text-line-through-type="none" style:font-name="Arial1" fo:font-family="Arial" style:font-family-generic="roman" fo:font-size="18pt" fo:font-style="normal" fo:text-shadow="none" style:text-underline-style="none" fo:font-weight="normal" style:font-size-asian="18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0in" fo:margin-right="0in" fo:margin-top="0.0626in" fo:margin-bottom="0in" style:contextual-spacing="false" fo:text-align="start" style:justify-single-word="false" fo:text-indent="0in" style:auto-text-indent="false">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loext:opacity="100%" style:text-outline="false" style:text-line-through-style="none" style:text-line-through-type="none" style:font-name="Arial1" fo:font-family="Arial" style:font-family-generic="roman" fo:font-size="18pt" fo:font-style="normal" fo:text-shadow="none" style:text-underline-style="none" fo:font-weight="normal" style:font-size-asian="18pt" style:font-style-asian="normal" style:font-weight-asian="normal" style:text-emphasize="none"/>
    </style:style>
    <style:style style:name="Default_7e_LT_7e_Titel" style:display-name="Default~LT~Titel" style:family="paragraph" style:default-outline-level="">
      <style:paragraph-properties fo:margin-left="0in" fo:margin-right="0in" fo:margin-top="0in" fo:margin-bottom="0in" style:contextual-spacing="false" fo:text-align="start" style:justify-single-word="false" fo:orphans="2" fo:widows="2"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ffffff" loext:opacity="100%" style:text-outline="false" style:text-line-through-style="none" style:text-line-through-type="none" style:font-name="Arial1" fo:font-family="Arial" style:font-family-generic="roman" fo:font-size="44pt" fo:font-style="normal" fo:text-shadow="none" style:text-underline-style="none" fo:font-weight="normal" style:font-name-asian="Tahoma" style:font-family-asian="Tahoma"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in" fo:margin-right="0in" fo:margin-top="0.0835in" fo:margin-bottom="0in" style:contextual-spacing="false" fo:text-align="center" style:justify-single-word="false" fo:orphans="2" fo:widows="2"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loext:opacity="100%" style:text-outline="false" style:text-line-through-style="none" style:text-line-through-type="none" style:font-name="Arial1" fo:font-family="Arial" style:font-family-generic="roman" fo:font-size="24pt" fo:font-style="normal" fo:text-shadow="none" style:text-underline-style="none" fo:font-weight="bold" style:font-name-asian="Tahoma" style:font-family-asian="Tahoma" style:font-family-generic-asian="system" style:font-pitch-asian="variable" style:font-size-asian="24pt" style:font-style-asian="normal" style:font-weight-asian="bold"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in" fo:margin-right="0in" fo:margin-top="0.0626in" fo:margin-bottom="0in" style:contextual-spacing="false" fo:text-align="start" style:justify-single-word="false" fo:orphans="2" fo:widows="2"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loext:opacity="100%" style:text-outline="false" style:text-line-through-style="none" style:text-line-through-type="none" style:font-name="Arial1" fo:font-family="Arial" style:font-family-generic="roman" fo:font-size="12pt" fo:font-style="normal" fo:text-shadow="none" style:text-underline-style="none" fo:font-weight="normal" style:font-name-asian="Tahoma" style:font-family-asian="Tahoma"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left="0in" fo:margin-right="0in" fo:margin-top="0in" fo:margin-bottom="0in" style:contextual-spacing="false" fo:text-align="start" style:justify-single-word="false" fo:orphans="2" fo:widows="2"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loext:opacity="100%" style:text-line-through-style="none" style:text-line-through-type="none" style:font-name="Arial1" fo:font-family="Arial" style:font-family-generic="roman" fo:font-size="18pt" fo:font-style="normal" fo:text-shadow="none" style:text-underline-style="none" fo:font-weight="normal" style:font-name-asian="Tahoma" style:font-family-asian="Tahoma"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Times New Roman" fo:font-family="'Times New Roman'" style:font-family-generic="roman" style:font-pitch="variable" fo:font-size="12pt"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style:contextual-spacing="false" fo:text-align="start" style:justify-single-word="false" fo:orphans="2" fo:widows="2" fo:text-indent="0in" style:auto-text-indent="false" style:writing-mode="lr-tb"/>
      <style:text-properties fo:color="#000000" loext:opacity="100%" style:font-name="Lohit Devanagari" fo:font-family="'Lohit Devanagari'" style:font-family-generic="roman" fo:font-size="18pt" style:letter-kerning="true" style:font-name-asian="Tahoma" style:font-family-asian="Tahoma"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style:contextual-spacing="false" fo:text-indent="0in" style:auto-text-indent="false"/>
      <style:text-properties fo:color="#000000" loext:opacity="100%" style:font-name="Lohit Devanagari" fo:font-family="'Lohit Devanagari'" style:font-family-generic="roman" fo:font-size="18pt" style:letter-kerning="true" style:font-size-asian="18pt"/>
    </style:style>
    <style:style style:name="gray2" style:family="paragraph" style:parent-style-name="default" style:default-outline-level="">
      <style:paragraph-properties fo:margin-left="0in" fo:margin-right="0in" fo:margin-top="0in" fo:margin-bottom="0in" style:contextual-spacing="false" fo:text-indent="0in" style:auto-text-indent="false"/>
      <style:text-properties fo:color="#000000" loext:opacity="100%" style:font-name="Lohit Devanagari" fo:font-family="'Lohit Devanagari'" style:font-family-generic="roman" fo:font-size="18pt" style:letter-kerning="true" style:font-size-asian="18pt"/>
    </style:style>
    <style:style style:name="gray3" style:family="paragraph" style:parent-style-name="default" style:default-outline-level="">
      <style:paragraph-properties fo:margin-left="0in" fo:margin-right="0in" fo:margin-top="0in" fo:margin-bottom="0in" style:contextual-spacing="false" fo:text-indent="0in" style:auto-text-indent="false"/>
      <style:text-properties fo:color="#000000" loext:opacity="100%" style:font-name="Lohit Devanagari" fo:font-family="'Lohit Devanagari'" style:font-family-generic="roman" fo:font-size="18pt" style:letter-kerning="true" style:font-size-asian="18pt"/>
    </style:style>
    <style:style style:name="bw1" style:family="paragraph" style:parent-style-name="default" style:default-outline-level="">
      <style:paragraph-properties fo:margin-left="0in" fo:margin-right="0in" fo:margin-top="0in" fo:margin-bottom="0in" style:contextual-spacing="false" fo:text-indent="0in" style:auto-text-indent="false"/>
      <style:text-properties fo:color="#000000" loext:opacity="100%" style:font-name="Lohit Devanagari" fo:font-family="'Lohit Devanagari'" style:font-family-generic="roman" fo:font-size="18pt" style:letter-kerning="true" style:font-size-asian="18pt"/>
    </style:style>
    <style:style style:name="bw2" style:family="paragraph" style:parent-style-name="default" style:default-outline-level="">
      <style:paragraph-properties fo:margin-left="0in" fo:margin-right="0in" fo:margin-top="0in" fo:margin-bottom="0in" style:contextual-spacing="false" fo:text-indent="0in" style:auto-text-indent="false"/>
      <style:text-properties fo:color="#000000" loext:opacity="100%" style:font-name="Lohit Devanagari" fo:font-family="'Lohit Devanagari'" style:font-family-generic="roman" fo:font-size="18pt" style:letter-kerning="true" style:font-size-asian="18pt"/>
    </style:style>
    <style:style style:name="bw3" style:family="paragraph" style:parent-style-name="default" style:default-outline-level="">
      <style:paragraph-properties fo:margin-left="0in" fo:margin-right="0in" fo:margin-top="0in" fo:margin-bottom="0in" style:contextual-spacing="false" fo:text-indent="0in" style:auto-text-indent="false"/>
      <style:text-properties fo:color="#000000" loext:opacity="100%" style:font-name="Lohit Devanagari" fo:font-family="'Lohit Devanagari'" style:font-family-generic="roman" fo:font-size="18pt" style:letter-kerning="true" style:font-size-asian="18pt"/>
    </style:style>
    <style:style style:name="orange1" style:family="paragraph" style:parent-style-name="default" style:default-outline-level="">
      <style:paragraph-properties fo:margin-left="0in" fo:margin-right="0in" fo:margin-top="0in" fo:margin-bottom="0in" style:contextual-spacing="false" fo:text-indent="0in" style:auto-text-indent="false"/>
      <style:text-properties fo:color="#000000" loext:opacity="100%" style:font-name="Lohit Devanagari" fo:font-family="'Lohit Devanagari'" style:font-family-generic="roman" fo:font-size="18pt" style:letter-kerning="true" style:font-size-asian="18pt"/>
    </style:style>
    <style:style style:name="orange2" style:family="paragraph" style:parent-style-name="default" style:default-outline-level="">
      <style:paragraph-properties fo:margin-left="0in" fo:margin-right="0in" fo:margin-top="0in" fo:margin-bottom="0in" style:contextual-spacing="false" fo:text-indent="0in" style:auto-text-indent="false"/>
      <style:text-properties fo:color="#000000" loext:opacity="100%" style:font-name="Lohit Devanagari" fo:font-family="'Lohit Devanagari'" style:font-family-generic="roman" fo:font-size="18pt" style:letter-kerning="true" style:font-size-asian="18pt"/>
    </style:style>
    <style:style style:name="orange3" style:family="paragraph" style:parent-style-name="default" style:default-outline-level="">
      <style:paragraph-properties fo:margin-left="0in" fo:margin-right="0in" fo:margin-top="0in" fo:margin-bottom="0in" style:contextual-spacing="false" fo:text-indent="0in" style:auto-text-indent="false"/>
      <style:text-properties fo:color="#000000" loext:opacity="100%" style:font-name="Lohit Devanagari" fo:font-family="'Lohit Devanagari'" style:font-family-generic="roman" fo:font-size="18pt" style:letter-kerning="true" style:font-size-asian="18pt"/>
    </style:style>
    <style:style style:name="turquoise1" style:family="paragraph" style:parent-style-name="default" style:default-outline-level="">
      <style:paragraph-properties fo:margin-left="0in" fo:margin-right="0in" fo:margin-top="0in" fo:margin-bottom="0in" style:contextual-spacing="false" fo:text-indent="0in" style:auto-text-indent="false"/>
      <style:text-properties fo:color="#000000" loext:opacity="100%" style:font-name="Lohit Devanagari" fo:font-family="'Lohit Devanagari'" style:font-family-generic="roman" fo:font-size="18pt" style:letter-kerning="true" style:font-size-asian="18pt"/>
    </style:style>
    <style:style style:name="turquoise2" style:family="paragraph" style:parent-style-name="default" style:default-outline-level="">
      <style:paragraph-properties fo:margin-left="0in" fo:margin-right="0in" fo:margin-top="0in" fo:margin-bottom="0in" style:contextual-spacing="false" fo:text-indent="0in" style:auto-text-indent="false"/>
      <style:text-properties fo:color="#000000" loext:opacity="100%" style:font-name="Lohit Devanagari" fo:font-family="'Lohit Devanagari'" style:font-family-generic="roman" fo:font-size="18pt" style:letter-kerning="true" style:font-size-asian="18pt"/>
    </style:style>
    <style:style style:name="turquoise3" style:family="paragraph" style:parent-style-name="default" style:default-outline-level="">
      <style:paragraph-properties fo:margin-left="0in" fo:margin-right="0in" fo:margin-top="0in" fo:margin-bottom="0in" style:contextual-spacing="false" fo:text-indent="0in" style:auto-text-indent="false"/>
      <style:text-properties fo:color="#000000" loext:opacity="100%" style:font-name="Lohit Devanagari" fo:font-family="'Lohit Devanagari'" style:font-family-generic="roman" fo:font-size="18pt" style:letter-kerning="true" style:font-size-asian="18pt"/>
    </style:style>
    <style:style style:name="blue1" style:family="paragraph" style:parent-style-name="default" style:default-outline-level="">
      <style:paragraph-properties fo:margin-left="0in" fo:margin-right="0in" fo:margin-top="0in" fo:margin-bottom="0in" style:contextual-spacing="false" fo:text-indent="0in" style:auto-text-indent="false"/>
      <style:text-properties fo:color="#000000" loext:opacity="100%" style:font-name="Lohit Devanagari" fo:font-family="'Lohit Devanagari'" style:font-family-generic="roman" fo:font-size="18pt" style:letter-kerning="true" style:font-size-asian="18pt"/>
    </style:style>
    <style:style style:name="blue2" style:family="paragraph" style:parent-style-name="default" style:default-outline-level="">
      <style:paragraph-properties fo:margin-left="0in" fo:margin-right="0in" fo:margin-top="0in" fo:margin-bottom="0in" style:contextual-spacing="false" fo:text-indent="0in" style:auto-text-indent="false"/>
      <style:text-properties fo:color="#000000" loext:opacity="100%" style:font-name="Lohit Devanagari" fo:font-family="'Lohit Devanagari'" style:font-family-generic="roman" fo:font-size="18pt" style:letter-kerning="true" style:font-size-asian="18pt"/>
    </style:style>
    <style:style style:name="blue3" style:family="paragraph" style:parent-style-name="default" style:default-outline-level="">
      <style:paragraph-properties fo:margin-left="0in" fo:margin-right="0in" fo:margin-top="0in" fo:margin-bottom="0in" style:contextual-spacing="false" fo:text-indent="0in" style:auto-text-indent="false"/>
      <style:text-properties fo:color="#000000" loext:opacity="100%" style:font-name="Lohit Devanagari" fo:font-family="'Lohit Devanagari'" style:font-family-generic="roman" fo:font-size="18pt" style:letter-kerning="true" style:font-size-asian="18pt"/>
    </style:style>
    <style:style style:name="sun1" style:family="paragraph" style:parent-style-name="default" style:default-outline-level="">
      <style:paragraph-properties fo:margin-left="0in" fo:margin-right="0in" fo:margin-top="0in" fo:margin-bottom="0in" style:contextual-spacing="false" fo:text-indent="0in" style:auto-text-indent="false"/>
      <style:text-properties fo:color="#000000" loext:opacity="100%" style:font-name="Lohit Devanagari" fo:font-family="'Lohit Devanagari'" style:font-family-generic="roman" fo:font-size="18pt" style:letter-kerning="true" style:font-size-asian="18pt"/>
    </style:style>
    <style:style style:name="sun2" style:family="paragraph" style:parent-style-name="default" style:default-outline-level="">
      <style:paragraph-properties fo:margin-left="0in" fo:margin-right="0in" fo:margin-top="0in" fo:margin-bottom="0in" style:contextual-spacing="false" fo:text-indent="0in" style:auto-text-indent="false"/>
      <style:text-properties fo:color="#000000" loext:opacity="100%" style:font-name="Lohit Devanagari" fo:font-family="'Lohit Devanagari'" style:font-family-generic="roman" fo:font-size="18pt" style:letter-kerning="true" style:font-size-asian="18pt"/>
    </style:style>
    <style:style style:name="sun3" style:family="paragraph" style:parent-style-name="default" style:default-outline-level="">
      <style:paragraph-properties fo:margin-left="0in" fo:margin-right="0in" fo:margin-top="0in" fo:margin-bottom="0in" style:contextual-spacing="false" fo:text-indent="0in" style:auto-text-indent="false"/>
      <style:text-properties fo:color="#000000" loext:opacity="100%" style:font-name="Lohit Devanagari" fo:font-family="'Lohit Devanagari'" style:font-family-generic="roman" fo:font-size="18pt" style:letter-kerning="true" style:font-size-asian="18pt"/>
    </style:style>
    <style:style style:name="earth1" style:family="paragraph" style:parent-style-name="default" style:default-outline-level="">
      <style:paragraph-properties fo:margin-left="0in" fo:margin-right="0in" fo:margin-top="0in" fo:margin-bottom="0in" style:contextual-spacing="false" fo:text-indent="0in" style:auto-text-indent="false"/>
      <style:text-properties fo:color="#000000" loext:opacity="100%" style:font-name="Lohit Devanagari" fo:font-family="'Lohit Devanagari'" style:font-family-generic="roman" fo:font-size="18pt" style:letter-kerning="true" style:font-size-asian="18pt"/>
    </style:style>
    <style:style style:name="earth2" style:family="paragraph" style:parent-style-name="default" style:default-outline-level="">
      <style:paragraph-properties fo:margin-left="0in" fo:margin-right="0in" fo:margin-top="0in" fo:margin-bottom="0in" style:contextual-spacing="false" fo:text-indent="0in" style:auto-text-indent="false"/>
      <style:text-properties fo:color="#000000" loext:opacity="100%" style:font-name="Lohit Devanagari" fo:font-family="'Lohit Devanagari'" style:font-family-generic="roman" fo:font-size="18pt" style:letter-kerning="true" style:font-size-asian="18pt"/>
    </style:style>
    <style:style style:name="earth3" style:family="paragraph" style:parent-style-name="default" style:default-outline-level="">
      <style:paragraph-properties fo:margin-left="0in" fo:margin-right="0in" fo:margin-top="0in" fo:margin-bottom="0in" style:contextual-spacing="false" fo:text-indent="0in" style:auto-text-indent="false"/>
      <style:text-properties fo:color="#000000" loext:opacity="100%" style:font-name="Lohit Devanagari" fo:font-family="'Lohit Devanagari'" style:font-family-generic="roman" fo:font-size="18pt" style:letter-kerning="true" style:font-size-asian="18pt"/>
    </style:style>
    <style:style style:name="green1" style:family="paragraph" style:parent-style-name="default" style:default-outline-level="">
      <style:paragraph-properties fo:margin-left="0in" fo:margin-right="0in" fo:margin-top="0in" fo:margin-bottom="0in" style:contextual-spacing="false" fo:text-indent="0in" style:auto-text-indent="false"/>
      <style:text-properties fo:color="#000000" loext:opacity="100%" style:font-name="Lohit Devanagari" fo:font-family="'Lohit Devanagari'" style:font-family-generic="roman" fo:font-size="18pt" style:letter-kerning="true" style:font-size-asian="18pt"/>
    </style:style>
    <style:style style:name="green2" style:family="paragraph" style:parent-style-name="default" style:default-outline-level="">
      <style:paragraph-properties fo:margin-left="0in" fo:margin-right="0in" fo:margin-top="0in" fo:margin-bottom="0in" style:contextual-spacing="false" fo:text-indent="0in" style:auto-text-indent="false"/>
      <style:text-properties fo:color="#000000" loext:opacity="100%" style:font-name="Lohit Devanagari" fo:font-family="'Lohit Devanagari'" style:font-family-generic="roman" fo:font-size="18pt" style:letter-kerning="true" style:font-size-asian="18pt"/>
    </style:style>
    <style:style style:name="green3" style:family="paragraph" style:parent-style-name="default" style:default-outline-level="">
      <style:paragraph-properties fo:margin-left="0in" fo:margin-right="0in" fo:margin-top="0in" fo:margin-bottom="0in" style:contextual-spacing="false" fo:text-indent="0in" style:auto-text-indent="false"/>
      <style:text-properties fo:color="#000000" loext:opacity="100%" style:font-name="Lohit Devanagari" fo:font-family="'Lohit Devanagari'" style:font-family-generic="roman" fo:font-size="18pt" style:letter-kerning="true" style:font-size-asian="18pt"/>
    </style:style>
    <style:style style:name="seetang1" style:family="paragraph" style:parent-style-name="default" style:default-outline-level="">
      <style:paragraph-properties fo:margin-left="0in" fo:margin-right="0in" fo:margin-top="0in" fo:margin-bottom="0in" style:contextual-spacing="false" fo:text-indent="0in" style:auto-text-indent="false"/>
      <style:text-properties fo:color="#000000" loext:opacity="100%" style:font-name="Lohit Devanagari" fo:font-family="'Lohit Devanagari'" style:font-family-generic="roman" fo:font-size="18pt" style:letter-kerning="true" style:font-size-asian="18pt"/>
    </style:style>
    <style:style style:name="seetang2" style:family="paragraph" style:parent-style-name="default" style:default-outline-level="">
      <style:paragraph-properties fo:margin-left="0in" fo:margin-right="0in" fo:margin-top="0in" fo:margin-bottom="0in" style:contextual-spacing="false" fo:text-indent="0in" style:auto-text-indent="false"/>
      <style:text-properties fo:color="#000000" loext:opacity="100%" style:font-name="Lohit Devanagari" fo:font-family="'Lohit Devanagari'" style:font-family-generic="roman" fo:font-size="18pt" style:letter-kerning="true" style:font-size-asian="18pt"/>
    </style:style>
    <style:style style:name="seetang3" style:family="paragraph" style:parent-style-name="default" style:default-outline-level="">
      <style:paragraph-properties fo:margin-left="0in" fo:margin-right="0in" fo:margin-top="0in" fo:margin-bottom="0in" style:contextual-spacing="false" fo:text-indent="0in" style:auto-text-indent="false"/>
      <style:text-properties fo:color="#000000" loext:opacity="100%" style:font-name="Lohit Devanagari" fo:font-family="'Lohit Devanagari'" style:font-family-generic="roman" fo:font-size="18pt" style:letter-kerning="true" style:font-size-asian="18pt"/>
    </style:style>
    <style:style style:name="lightblue1" style:family="paragraph" style:parent-style-name="default" style:default-outline-level="">
      <style:paragraph-properties fo:margin-left="0in" fo:margin-right="0in" fo:margin-top="0in" fo:margin-bottom="0in" style:contextual-spacing="false" fo:text-indent="0in" style:auto-text-indent="false"/>
      <style:text-properties fo:color="#000000" loext:opacity="100%" style:font-name="Lohit Devanagari" fo:font-family="'Lohit Devanagari'" style:font-family-generic="roman" fo:font-size="18pt" style:letter-kerning="true" style:font-size-asian="18pt"/>
    </style:style>
    <style:style style:name="lightblue2" style:family="paragraph" style:parent-style-name="default" style:default-outline-level="">
      <style:paragraph-properties fo:margin-left="0in" fo:margin-right="0in" fo:margin-top="0in" fo:margin-bottom="0in" style:contextual-spacing="false" fo:text-indent="0in" style:auto-text-indent="false"/>
      <style:text-properties fo:color="#000000" loext:opacity="100%" style:font-name="Lohit Devanagari" fo:font-family="'Lohit Devanagari'" style:font-family-generic="roman" fo:font-size="18pt" style:letter-kerning="true" style:font-size-asian="18pt"/>
    </style:style>
    <style:style style:name="lightblue3" style:family="paragraph" style:parent-style-name="default" style:default-outline-level="">
      <style:paragraph-properties fo:margin-left="0in" fo:margin-right="0in" fo:margin-top="0in" fo:margin-bottom="0in" style:contextual-spacing="false" fo:text-indent="0in" style:auto-text-indent="false"/>
      <style:text-properties fo:color="#000000" loext:opacity="100%" style:font-name="Lohit Devanagari" fo:font-family="'Lohit Devanagari'" style:font-family-generic="roman" fo:font-size="18pt" style:letter-kerning="true" style:font-size-asian="18pt"/>
    </style:style>
    <style:style style:name="yellow1" style:family="paragraph" style:parent-style-name="default" style:default-outline-level="">
      <style:paragraph-properties fo:margin-left="0in" fo:margin-right="0in" fo:margin-top="0in" fo:margin-bottom="0in" style:contextual-spacing="false" fo:text-indent="0in" style:auto-text-indent="false"/>
      <style:text-properties fo:color="#000000" loext:opacity="100%" style:font-name="Lohit Devanagari" fo:font-family="'Lohit Devanagari'" style:font-family-generic="roman" fo:font-size="18pt" style:letter-kerning="true" style:font-size-asian="18pt"/>
    </style:style>
    <style:style style:name="yellow2" style:family="paragraph" style:parent-style-name="default" style:default-outline-level="">
      <style:paragraph-properties fo:margin-left="0in" fo:margin-right="0in" fo:margin-top="0in" fo:margin-bottom="0in" style:contextual-spacing="false" fo:text-indent="0in" style:auto-text-indent="false"/>
      <style:text-properties fo:color="#000000" loext:opacity="100%" style:font-name="Lohit Devanagari" fo:font-family="'Lohit Devanagari'" style:font-family-generic="roman" fo:font-size="18pt" style:letter-kerning="true" style:font-size-asian="18pt"/>
    </style:style>
    <style:style style:name="yellow3" style:family="paragraph" style:parent-style-name="default" style:default-outline-level="">
      <style:paragraph-properties fo:margin-left="0in" fo:margin-right="0in" fo:margin-top="0in" fo:margin-bottom="0in" style:contextual-spacing="false" fo:text-indent="0in" style:auto-text-indent="false"/>
      <style:text-properties fo:color="#000000" loext:opacity="100%" style:font-name="Lohit Devanagari" fo:font-family="'Lohit Devanagari'" style:font-family-generic="roman" fo:font-size="18pt" style:letter-kerning="true" style:font-size-asian="18pt"/>
    </style:style>
    <style:style style:name="Background_20_objects" style:display-name="Background objects" style:family="paragraph" style:default-outline-level="">
      <style:paragraph-properties fo:margin-left="0in" fo:margin-right="0in" fo:margin-top="0in" fo:margin-bottom="0in" style:contextual-spacing="false" fo:text-align="start" style:justify-single-word="false" fo:orphans="2" fo:widows="2"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loext:opacity="100%" style:text-line-through-style="none" style:text-line-through-type="none" style:font-name="Arial1" fo:font-family="Arial" style:font-family-generic="roman" fo:font-size="18pt" fo:font-style="normal" fo:text-shadow="none" style:text-underline-style="none" fo:font-weight="normal" style:font-name-asian="Tahoma" style:font-family-asian="Tahoma"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center" style:justify-single-word="false" fo:orphans="2" fo:widows="2" style:writing-mode="lr-tb"/>
      <style:text-properties style:font-name="Times New Roman" fo:font-family="'Times New Roman'" style:font-family-generic="roman" style:font-pitch="variable" fo:font-size="12pt"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in" fo:margin-right="0in" fo:margin-top="0.0626in" fo:margin-bottom="0in" style:contextual-spacing="false" fo:text-align="start" style:justify-single-word="false" fo:orphans="2" fo:widows="2"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loext:opacity="100%" style:text-outline="false" style:text-line-through-style="none" style:text-line-through-type="none" style:font-name="Arial1" fo:font-family="Arial" style:font-family-generic="roman" fo:font-size="12pt" fo:font-style="normal" fo:text-shadow="none" style:text-underline-style="none" fo:font-weight="normal" style:font-name-asian="Tahoma" style:font-family-asian="Tahoma"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left="0in" fo:margin-right="0in" fo:margin-top="0.0835in" fo:margin-bottom="0in" style:contextual-spacing="false" fo:text-align="start" style:justify-single-word="false" fo:orphans="2" fo:widows="2" fo:text-indent="0in" style:auto-text-indent="false" style:writing-mode="lr-tb">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loext:opacity="100%" style:text-outline="false" style:text-line-through-style="none" style:text-line-through-type="none" style:font-name="Arial1" fo:font-family="Arial" style:font-family-generic="roman" fo:font-size="24pt" fo:font-style="normal" fo:text-shadow="none" style:text-underline-style="none" fo:font-weight="bold" style:font-name-asian="Tahoma" style:font-family-asian="Tahoma" style:font-family-generic-asian="system" style:font-pitch-asian="variable" style:font-size-asian="24pt" style:font-style-asian="normal" style:font-weight-asian="bold"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left="0in" fo:margin-right="0in" fo:margin-top="0.0693in" fo:margin-bottom="0in" style:contextual-spacing="false" fo:text-align="start" style:justify-single-word="false" fo:text-indent="0in" style:auto-text-indent="false">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color="#000000" loext:opacity="100%" style:text-outline="false" style:text-line-through-style="none" style:text-line-through-type="none" style:font-name="Arial1" fo:font-family="Arial" style:font-family-generic="roman" fo:font-size="20pt" fo:font-style="normal" fo:text-shadow="none" style:text-underline-style="none" fo:font-weight="normal" style:font-size-asian="20pt" style:font-style-asian="normal" style:font-weight-asian="normal" style:text-emphasize="none"/>
    </style:style>
    <style:style style:name="Outline_20_3" style:display-name="Outline 3" style:family="paragraph" style:parent-style-name="Outline_20_2" style:default-outline-level="">
      <style:paragraph-properties fo:margin-left="0in" fo:margin-right="0in" fo:margin-top="0.0626in" fo:margin-bottom="0in" style:contextual-spacing="false" fo:text-align="start" style:justify-single-word="false" fo:text-indent="0in" style:auto-text-indent="false">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color="#000000" loext:opacity="100%" style:text-outline="false" style:text-line-through-style="none" style:text-line-through-type="none" style:font-name="Arial1" fo:font-family="Arial" style:font-family-generic="roman" fo:font-size="18pt" fo:font-style="normal" fo:text-shadow="none" style:text-underline-style="none" fo:font-weight="normal" style:font-size-asian="18pt" style:font-style-asian="normal" style:font-weight-asian="normal" style:text-emphasize="none"/>
    </style:style>
    <style:style style:name="Outline_20_4" style:display-name="Outline 4" style:family="paragraph" style:parent-style-name="Outline_20_3" style:default-outline-level="">
      <style:paragraph-properties fo:margin-left="0in" fo:margin-right="0in" fo:margin-top="0.0626in" fo:margin-bottom="0in" style:contextual-spacing="false" fo:text-align="start" style:justify-single-word="false" fo:text-indent="0in" style:auto-text-indent="false">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color="#000000" loext:opacity="100%" style:text-outline="false" style:text-line-through-style="none" style:text-line-through-type="none" style:font-name="Arial1" fo:font-family="Arial" style:font-family-generic="roman" fo:font-size="18pt" fo:font-style="normal" fo:text-shadow="none" style:text-underline-style="none" fo:font-weight="normal" style:font-size-asian="18pt" style:font-style-asian="normal" style:font-weight-asian="normal" style:text-emphasize="none"/>
    </style:style>
    <style:style style:name="Outline_20_5" style:display-name="Outline 5" style:family="paragraph" style:parent-style-name="Outline_20_4" style:default-outline-level="">
      <style:paragraph-properties fo:margin-left="0in" fo:margin-right="0in" fo:margin-top="0.0626in" fo:margin-bottom="0in" style:contextual-spacing="false" fo:text-align="start" style:justify-single-word="false" fo:text-indent="0in" style:auto-text-indent="false">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loext:opacity="100%" style:text-outline="false" style:text-line-through-style="none" style:text-line-through-type="none" style:font-name="Arial1" fo:font-family="Arial" style:font-family-generic="roman" fo:font-size="18pt" fo:font-style="normal" fo:text-shadow="none" style:text-underline-style="none" fo:font-weight="normal" style:font-size-asian="18pt" style:font-style-asian="normal" style:font-weight-asian="normal" style:text-emphasize="none"/>
    </style:style>
    <style:style style:name="Outline_20_6" style:display-name="Outline 6" style:family="paragraph" style:parent-style-name="Outline_20_5" style:default-outline-level="">
      <style:paragraph-properties fo:margin-left="0in" fo:margin-right="0in" fo:margin-top="0.0626in" fo:margin-bottom="0in" style:contextual-spacing="false" fo:text-align="start" style:justify-single-word="false" fo:text-indent="0in" style:auto-text-indent="false">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loext:opacity="100%" style:text-outline="false" style:text-line-through-style="none" style:text-line-through-type="none" style:font-name="Arial1" fo:font-family="Arial" style:font-family-generic="roman" fo:font-size="18pt" fo:font-style="normal" fo:text-shadow="none" style:text-underline-style="none" fo:font-weight="normal" style:font-size-asian="18pt" style:font-style-asian="normal" style:font-weight-asian="normal" style:text-emphasize="none"/>
    </style:style>
    <style:style style:name="Outline_20_7" style:display-name="Outline 7" style:family="paragraph" style:parent-style-name="Outline_20_6" style:default-outline-level="">
      <style:paragraph-properties fo:margin-left="0in" fo:margin-right="0in" fo:margin-top="0.0626in" fo:margin-bottom="0in" style:contextual-spacing="false" fo:text-align="start" style:justify-single-word="false" fo:text-indent="0in" style:auto-text-indent="false">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loext:opacity="100%" style:text-outline="false" style:text-line-through-style="none" style:text-line-through-type="none" style:font-name="Arial1" fo:font-family="Arial" style:font-family-generic="roman" fo:font-size="18pt" fo:font-style="normal" fo:text-shadow="none" style:text-underline-style="none" fo:font-weight="normal" style:font-size-asian="18pt" style:font-style-asian="normal" style:font-weight-asian="normal" style:text-emphasize="none"/>
    </style:style>
    <style:style style:name="Outline_20_8" style:display-name="Outline 8" style:family="paragraph" style:parent-style-name="Outline_20_7" style:default-outline-level="">
      <style:paragraph-properties fo:margin-left="0in" fo:margin-right="0in" fo:margin-top="0.0626in" fo:margin-bottom="0in" style:contextual-spacing="false" fo:text-align="start" style:justify-single-word="false" fo:text-indent="0in" style:auto-text-indent="false">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loext:opacity="100%" style:text-outline="false" style:text-line-through-style="none" style:text-line-through-type="none" style:font-name="Arial1" fo:font-family="Arial" style:font-family-generic="roman" fo:font-size="18pt" fo:font-style="normal" fo:text-shadow="none" style:text-underline-style="none" fo:font-weight="normal" style:font-size-asian="18pt" style:font-style-asian="normal" style:font-weight-asian="normal" style:text-emphasize="none"/>
    </style:style>
    <style:style style:name="Outline_20_9" style:display-name="Outline 9" style:family="paragraph" style:parent-style-name="Outline_20_8" style:default-outline-level="">
      <style:paragraph-properties fo:margin-left="0in" fo:margin-right="0in" fo:margin-top="0.0626in" fo:margin-bottom="0in" style:contextual-spacing="false" fo:text-align="start" style:justify-single-word="false" fo:text-indent="0in" style:auto-text-indent="false">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loext:opacity="100%" style:text-outline="false" style:text-line-through-style="none" style:text-line-through-type="none" style:font-name="Arial1" fo:font-family="Arial" style:font-family-generic="roman" fo:font-size="18pt" fo:font-style="normal" fo:text-shadow="none" style:text-underline-style="none" fo:font-weight="normal" style:font-size-asian="18pt" style:font-style-asian="normal" style:font-weight-asian="normal" style:text-emphasize="none"/>
    </style:style>
    <style:style style:name="Title1_7e_LT_7e_Gliederung_20_1" style:display-name="Title1~LT~Gliederung 1" style:family="paragraph" style:default-outline-level="">
      <style:paragraph-properties fo:margin-left="0in" fo:margin-right="0in" fo:margin-top="0.0835in" fo:margin-bottom="0in" style:contextual-spacing="false" fo:text-align="start" style:justify-single-word="false" fo:orphans="2" fo:widows="2" fo:text-indent="0in" style:auto-text-indent="false" style:writing-mode="lr-tb">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loext:opacity="100%" style:text-outline="false" style:text-line-through-style="none" style:text-line-through-type="none" style:font-name="Arial1" fo:font-family="Arial" style:font-family-generic="roman" fo:font-size="24pt" fo:font-style="normal" fo:text-shadow="none" style:text-underline-style="none" fo:font-weight="bold" style:letter-kerning="true" style:font-name-asian="Tahoma" style:font-family-asian="Tahoma" style:font-family-generic-asian="system" style:font-pitch-asian="variable" style:font-size-asian="24pt" style:font-style-asian="normal" style:font-weight-asian="bold" style:font-name-complex="Liberation Sans1" style:font-family-complex="'Liberation Sans'" style:font-family-generic-complex="system" style:font-pitch-complex="variable" style:font-size-complex="12pt" style:text-emphasize="none"/>
    </style:style>
    <style:style style:name="Title1_7e_LT_7e_Gliederung_20_2" style:display-name="Title1~LT~Gliederung 2" style:family="paragraph" style:parent-style-name="Title1_7e_LT_7e_Gliederung_20_1" style:default-outline-level="">
      <style:paragraph-properties fo:margin-left="0in" fo:margin-right="0in" fo:margin-top="0.0693in" fo:margin-bottom="0in" style:contextual-spacing="false" fo:text-align="start" style:justify-single-word="false" fo:text-indent="0in" style:auto-text-indent="false">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color="#000000" loext:opacity="100%" style:text-outline="false" style:text-line-through-style="none" style:text-line-through-type="none" style:font-name="Arial1" fo:font-family="Arial"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3" style:display-name="Title1~LT~Gliederung 3" style:family="paragraph" style:parent-style-name="Title1_7e_LT_7e_Gliederung_20_2" style:default-outline-level="">
      <style:paragraph-properties fo:margin-left="0in" fo:margin-right="0in" fo:margin-top="0.0626in" fo:margin-bottom="0in" style:contextual-spacing="false" fo:text-align="start" style:justify-single-word="false" fo:text-indent="0in" style:auto-text-indent="false">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color="#000000" loext:opacity="100%" style:text-outline="false" style:text-line-through-style="none" style:text-line-through-type="none" style:font-name="Arial1" fo:font-family="Arial"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1_7e_LT_7e_Gliederung_20_4" style:display-name="Title1~LT~Gliederung 4" style:family="paragraph" style:parent-style-name="Title1_7e_LT_7e_Gliederung_20_3" style:default-outline-level="">
      <style:paragraph-properties fo:margin-left="0in" fo:margin-right="0in" fo:margin-top="0.0626in" fo:margin-bottom="0in" style:contextual-spacing="false" fo:text-align="start" style:justify-single-word="false" fo:text-indent="0in" style:auto-text-indent="false">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color="#000000" loext:opacity="100%" style:text-outline="false" style:text-line-through-style="none" style:text-line-through-type="none" style:font-name="Arial1" fo:font-family="Arial"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1_7e_LT_7e_Gliederung_20_5" style:display-name="Title1~LT~Gliederung 5" style:family="paragraph" style:parent-style-name="Title1_7e_LT_7e_Gliederung_20_4" style:default-outline-level="">
      <style:paragraph-properties fo:margin-left="0in" fo:margin-right="0in" fo:margin-top="0.0626in" fo:margin-bottom="0in" style:contextual-spacing="false" fo:text-align="start" style:justify-single-word="false" fo:text-indent="0in" style:auto-text-indent="false">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loext:opacity="100%" style:text-outline="false" style:text-line-through-style="none" style:text-line-through-type="none" style:font-name="Arial1" fo:font-family="Arial"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1_7e_LT_7e_Gliederung_20_6" style:display-name="Title1~LT~Gliederung 6" style:family="paragraph" style:parent-style-name="Title1_7e_LT_7e_Gliederung_20_5" style:default-outline-level="">
      <style:paragraph-properties fo:margin-left="0in" fo:margin-right="0in" fo:margin-top="0.0626in" fo:margin-bottom="0in" style:contextual-spacing="false" fo:text-align="start" style:justify-single-word="false" fo:text-indent="0in" style:auto-text-indent="false">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loext:opacity="100%" style:text-outline="false" style:text-line-through-style="none" style:text-line-through-type="none" style:font-name="Arial1" fo:font-family="Arial"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1_7e_LT_7e_Gliederung_20_7" style:display-name="Title1~LT~Gliederung 7" style:family="paragraph" style:parent-style-name="Title1_7e_LT_7e_Gliederung_20_6" style:default-outline-level="">
      <style:paragraph-properties fo:margin-left="0in" fo:margin-right="0in" fo:margin-top="0.0626in" fo:margin-bottom="0in" style:contextual-spacing="false" fo:text-align="start" style:justify-single-word="false" fo:text-indent="0in" style:auto-text-indent="false">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loext:opacity="100%" style:text-outline="false" style:text-line-through-style="none" style:text-line-through-type="none" style:font-name="Arial1" fo:font-family="Arial"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1_7e_LT_7e_Gliederung_20_8" style:display-name="Title1~LT~Gliederung 8" style:family="paragraph" style:parent-style-name="Title1_7e_LT_7e_Gliederung_20_7" style:default-outline-level="">
      <style:paragraph-properties fo:margin-left="0in" fo:margin-right="0in" fo:margin-top="0.0626in" fo:margin-bottom="0in" style:contextual-spacing="false" fo:text-align="start" style:justify-single-word="false" fo:text-indent="0in" style:auto-text-indent="false">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loext:opacity="100%" style:text-outline="false" style:text-line-through-style="none" style:text-line-through-type="none" style:font-name="Arial1" fo:font-family="Arial"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1_7e_LT_7e_Gliederung_20_9" style:display-name="Title1~LT~Gliederung 9" style:family="paragraph" style:parent-style-name="Title1_7e_LT_7e_Gliederung_20_8" style:default-outline-level="">
      <style:paragraph-properties fo:margin-left="0in" fo:margin-right="0in" fo:margin-top="0.0626in" fo:margin-bottom="0in" style:contextual-spacing="false" fo:text-align="start" style:justify-single-word="false" fo:text-indent="0in" style:auto-text-indent="false">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00" loext:opacity="100%" style:text-outline="false" style:text-line-through-style="none" style:text-line-through-type="none" style:font-name="Arial1" fo:font-family="Arial"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1_7e_LT_7e_Titel" style:display-name="Title1~LT~Titel" style:family="paragraph" style:default-outline-level="">
      <style:paragraph-properties fo:margin-left="0in" fo:margin-right="0in" fo:margin-top="0in" fo:margin-bottom="0in" style:contextual-spacing="false" fo:text-align="start" style:justify-single-word="false" fo:orphans="2" fo:widows="2"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ffffff" loext:opacity="100%" style:text-outline="false" style:text-line-through-style="none" style:text-line-through-type="none" style:font-name="Arial1" fo:font-family="Arial" style:font-family-generic="roman"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Untertitel" style:display-name="Title1~LT~Untertitel" style:family="paragraph" style:default-outline-level="">
      <style:paragraph-properties fo:margin-left="0in" fo:margin-right="0in" fo:margin-top="0.0835in" fo:margin-bottom="0in" style:contextual-spacing="false" fo:text-align="center" style:justify-single-word="false" fo:orphans="2" fo:widows="2"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loext:opacity="100%" style:text-outline="false" style:text-line-through-style="none" style:text-line-through-type="none" style:font-name="Arial1" fo:font-family="Arial" style:font-family-generic="roman" fo:font-size="24pt" fo:font-style="normal" fo:text-shadow="none" style:text-underline-style="none" fo:font-weight="bold" style:letter-kerning="true" style:font-name-asian="Tahoma" style:font-family-asian="Tahoma" style:font-family-generic-asian="system" style:font-pitch-asian="variable" style:font-size-asian="24pt" style:font-style-asian="normal" style:font-weight-asian="bold" style:font-name-complex="Liberation Sans1" style:font-family-complex="'Liberation Sans'" style:font-family-generic-complex="system" style:font-pitch-complex="variable" style:font-size-complex="12pt" style:text-emphasize="none"/>
    </style:style>
    <style:style style:name="Title1_7e_LT_7e_Notizen" style:display-name="Title1~LT~Notizen" style:family="paragraph" style:default-outline-level="">
      <style:paragraph-properties fo:margin-left="0in" fo:margin-right="0in" fo:margin-top="0.0626in" fo:margin-bottom="0in" style:contextual-spacing="false" fo:text-align="start" style:justify-single-word="false" fo:orphans="2" fo:widows="2" fo:text-indent="0in" style:auto-text-indent="fals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loext:opacity="100%" style:text-outline="false" style:text-line-through-style="none" style:text-line-through-type="none" style:font-name="Arial1" fo:font-family="Arial" style:font-family-generic="roman"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Hintergrundobjekte" style:display-name="Title1~LT~Hintergrundobjekte"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letter-kerning="true"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Hintergrund" style:display-name="Title1~LT~Hintergrund" style:family="paragraph" style:default-outline-level="">
      <style:paragraph-properties fo:text-align="center" style:justify-single-word="false" fo:orphans="2" fo:widows="2" style:writing-mode="lr-tb"/>
      <style:text-properties style:font-name="Times New Roman" fo:font-family="'Times New Roman'" style:font-family-generic="roman" style:font-pitch="variable" fo:font-size="12pt"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2" style:display-name="Heading 2" style:family="paragraph" style:parent-style-name="Heading" style:class="text"/>
    <style:style style:name="Heading_20_3" style:display-name="Heading 3" style:family="paragraph" style:parent-style-name="Heading" style:class="text"/>
    <style:style style:name="Footer"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Arial2" fo:font-size="10pt" style:font-size-asian="10pt" style:font-size-complex="10pt"/>
    </style:style>
    <style:style style:name="MP2" style:family="paragraph" style:parent-style-name="Footer">
      <style:paragraph-properties fo:margin-left="0in" fo:margin-right="0in" fo:text-align="center" style:justify-single-word="false" fo:text-indent="0in" style:auto-text-indent="false"/>
      <style:text-properties fo:font-size="10pt" style:font-size-asian="10pt" style:font-size-complex="10pt"/>
    </style:style>
    <style:style style:name="MT1" style:family="text">
      <style:text-properties officeooo:rsid="0018c56e"/>
    </style:style>
    <style:page-layout style:name="Mpm1">
      <style:page-layout-properties fo:page-width="8.5in" fo:page-height="11in" style:num-format="1" style:print-orientation="portrait" fo:margin-top="0.7874in" fo:margin-bottom="0.7874in" fo:margin-left="0.7874in" fo:margin-right="3.082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C++ (Y. Liow) <text:s text:c="66"/>64. Static <text:span text:style-name="MT1">members</text:span></text:p>
      </style:header>
      <style:footer>
        <text:p text:style-name="MP2"><text:page-number text:select-page="current">28</text:page-number><text:s/>of <text:page-count>28</text:page-count></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5-02-02T11:33:25.159419949</meta:creation-date>
    <dc:date>2024-03-30T20:04:26.009000000</dc:date>
    <meta:editing-duration>P1DT6H9M51S</meta:editing-duration>
    <meta:editing-cycles>103</meta:editing-cycles>
    <meta:generator>LibreOffice/7.1.2.2$Windows_X86_64 LibreOffice_project/8a45595d069ef5570103caea1b71cc9d82b2aae4</meta:generator>
    <meta:document-statistic meta:table-count="63" meta:image-count="0" meta:object-count="0" meta:page-count="28" meta:paragraph-count="751" meta:word-count="4101" meta:character-count="23609" meta:non-whitespace-character-count="18511"/>
  </office:meta>
</office:document-meta>
</file>